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7709in"/>
    </style:style>
    <style:style style:name="co3" style:family="table-column">
      <style:table-column-properties fo:break-before="auto" style:column-width="0.998in"/>
    </style:style>
    <style:style style:name="co4" style:family="table-column">
      <style:table-column-properties fo:break-before="auto" style:column-width="0.8638in"/>
    </style:style>
    <style:style style:name="co5" style:family="table-column">
      <style:table-column-properties fo:break-before="auto" style:column-width="1.1327in"/>
    </style:style>
    <style:style style:name="co6" style:family="table-column">
      <style:table-column-properties fo:break-before="auto" style:column-width="1.1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Generation</text:p>
          </table:table-cell>
          <table:table-cell office:value-type="string">
            <text:p>Fitness</text:p>
          </table:table-cell>
          <table:table-cell office:value-type="string">
            <text:p>No Turn</text:p>
          </table:table-cell>
          <table:table-cell office:value-type="string">
            <text:p>Turn</text:p>
          </table:table-cell>
          <table:table-cell office:value-type="string">
            <text:p>Memory</text:p>
          </table:table-cell>
          <table:table-cell office:value-type="string">
            <text:p>Defense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.21">
            <text:p>18.2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.4921">
            <text:p>19.4921</text:p>
            <draw:frame table:end-cell-address="Sheet1.M55" table:end-x="0.6457in" table:end-y="0.0425in" draw:z-index="0" draw:style-name="gr1" draw:text-style-name="P1" svg:width="10.1602in" svg:height="8.7594in" svg:x="0.7272in" svg:y="0.022in">
              <draw:object draw:notify-on-update-of-ranges="Sheet1.B1:Sheet1.B1 Sheet1.B2:Sheet1.B201 Sheet1.A2:Sheet1.A201 Sheet1.C1:Sheet1.C1 Sheet1.C2:Sheet1.C201 Sheet1.A2:Sheet1.A201 Sheet1.D1:Sheet1.D1 Sheet1.D2:Sheet1.D201 Sheet1.A2:Sheet1.A201 Sheet1.E1:Sheet1.E1 Sheet1.E2:Sheet1.E201 Sheet1.A2:Sheet1.A201 Sheet1.F1:Sheet1.F1 Sheet1.F2:Sheet1.F201 Sheet1.A2:Sheet1.A2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0.04">
            <text:p>0.04</text:p>
          </table:table-cell>
          <table:table-cell office:value-type="float" office:value="0.52">
            <text:p>0.52</text:p>
          </table:table-cell>
          <table:table-cell office:value-type="float" office:value="0.06">
            <text:p>0.06</text:p>
          </table:table-cell>
          <table:table-cell office:value-type="float" office:value="0.72">
            <text:p>0.72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.944921">
            <text:p>17.944921</text:p>
          </table:table-cell>
          <table:table-cell office:value-type="float" office:value="0.0004">
            <text:p>0.0004</text:p>
          </table:table-cell>
          <table:table-cell office:value-type="float" office:value="32.0852">
            <text:p>32.0852</text:p>
          </table:table-cell>
          <table:table-cell office:value-type="float" office:value="0.00059999997">
            <text:p>0.0006</text:p>
          </table:table-cell>
          <table:table-cell office:value-type="float" office:value="0.0172">
            <text:p>0.0172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.09945">
            <text:p>18.09945</text:p>
          </table:table-cell>
          <table:table-cell office:value-type="float" office:value="0.000004">
            <text:p>0.000004</text:p>
          </table:table-cell>
          <table:table-cell office:value-type="float" office:value="31.890852">
            <text:p>31.890852</text:p>
          </table:table-cell>
          <table:table-cell office:value-type="float" office:value="0.19000599">
            <text:p>0.19000599</text:p>
          </table:table-cell>
          <table:table-cell office:value-type="float" office:value="0.000172">
            <text:p>0.000172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.630997">
            <text:p>21.630997</text:p>
          </table:table-cell>
          <table:table-cell office:value-type="float" office:value="0.00000004">
            <text:p>0.00000004</text:p>
          </table:table-cell>
          <table:table-cell office:value-type="float" office:value="32.31891">
            <text:p>32.31891</text:p>
          </table:table-cell>
          <table:table-cell office:value-type="float" office:value="2.2419">
            <text:p>2.2419</text:p>
          </table:table-cell>
          <table:table-cell office:value-type="float" office:value="0.00000172">
            <text:p>0.00000172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.19631">
            <text:p>17.19631</text:p>
          </table:table-cell>
          <table:table-cell office:value-type="float" office:value="0.02">
            <text:p>0.02</text:p>
          </table:table-cell>
          <table:table-cell office:value-type="float" office:value="32.32319">
            <text:p>32.32319</text:p>
          </table:table-cell>
          <table:table-cell office:value-type="float" office:value="1.3124189">
            <text:p>1.3124189</text:p>
          </table:table-cell>
          <table:table-cell office:value-type="float" office:value="0.0000000172">
            <text:p>1.72E-008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981962">
            <text:p>16.981962</text:p>
          </table:table-cell>
          <table:table-cell office:value-type="float" office:value="0.0002">
            <text:p>0.0002</text:p>
          </table:table-cell>
          <table:table-cell office:value-type="float" office:value="32.973232">
            <text:p>32.973232</text:p>
          </table:table-cell>
          <table:table-cell office:value-type="float" office:value="1.2931242">
            <text:p>1.2931242</text:p>
          </table:table-cell>
          <table:table-cell office:value-type="float" office:value="0.08">
            <text:p>0.08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.149818">
            <text:p>18.149818</text:p>
          </table:table-cell>
          <table:table-cell office:value-type="float" office:value="0.000002">
            <text:p>0.000002</text:p>
          </table:table-cell>
          <table:table-cell office:value-type="float" office:value="33.60973">
            <text:p>33.60973</text:p>
          </table:table-cell>
          <table:table-cell office:value-type="float" office:value="0.012931242">
            <text:p>0.012931242</text:p>
          </table:table-cell>
          <table:table-cell office:value-type="float" office:value="0.0008">
            <text:p>0.0008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.011497">
            <text:p>20.011497</text:p>
          </table:table-cell>
          <table:table-cell office:value-type="float" office:value="1.16">
            <text:p>1.16</text:p>
          </table:table-cell>
          <table:table-cell office:value-type="float" office:value="32.0961">
            <text:p>32.0961</text:p>
          </table:table-cell>
          <table:table-cell office:value-type="float" office:value="0.00012931242">
            <text:p>0.0001293124</text:p>
          </table:table-cell>
          <table:table-cell office:value-type="float" office:value="0.440008">
            <text:p>0.440008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.540115">
            <text:p>18.540115</text:p>
          </table:table-cell>
          <table:table-cell office:value-type="float" office:value="0.8916">
            <text:p>0.8916</text:p>
          </table:table-cell>
          <table:table-cell office:value-type="float" office:value="32.080963">
            <text:p>32.080963</text:p>
          </table:table-cell>
          <table:table-cell office:value-type="float" office:value="0.0000012931242">
            <text:p>1.2931242E-006</text:p>
          </table:table-cell>
          <table:table-cell office:value-type="float" office:value="1.0544001">
            <text:p>1.0544001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.485401">
            <text:p>19.485401</text:p>
          </table:table-cell>
          <table:table-cell office:value-type="float" office:value="1.288916">
            <text:p>1.288916</text:p>
          </table:table-cell>
          <table:table-cell office:value-type="float" office:value="32.33081">
            <text:p>32.33081</text:p>
          </table:table-cell>
          <table:table-cell office:value-type="float" office:value="0.98">
            <text:p>0.98</text:p>
          </table:table-cell>
          <table:table-cell office:value-type="float" office:value="0.190544">
            <text:p>0.190544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.534853">
            <text:p>19.534853</text:p>
          </table:table-cell>
          <table:table-cell office:value-type="float" office:value="0.022889161">
            <text:p>0.022889161</text:p>
          </table:table-cell>
          <table:table-cell office:value-type="float" office:value="32.67331">
            <text:p>32.67331</text:p>
          </table:table-cell>
          <table:table-cell office:value-type="float" office:value="0.6198">
            <text:p>0.6198</text:p>
          </table:table-cell>
          <table:table-cell office:value-type="float" office:value="0.66190547">
            <text:p>0.66190547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.625349">
            <text:p>18.625349</text:p>
          </table:table-cell>
          <table:table-cell office:value-type="float" office:value="0.02022889">
            <text:p>0.02022889</text:p>
          </table:table-cell>
          <table:table-cell office:value-type="float" office:value="32.026733">
            <text:p>32.026733</text:p>
          </table:table-cell>
          <table:table-cell office:value-type="float" office:value="0.0061979997">
            <text:p>0.0061979997</text:p>
          </table:table-cell>
          <table:table-cell office:value-type="float" office:value="0.006619055">
            <text:p>0.006619055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.076254">
            <text:p>18.076254</text:p>
          </table:table-cell>
          <table:table-cell office:value-type="float" office:value="0.3402023">
            <text:p>0.3402023</text:p>
          </table:table-cell>
          <table:table-cell office:value-type="float" office:value="32.320267">
            <text:p>32.320267</text:p>
          </table:table-cell>
          <table:table-cell office:value-type="float" office:value="2.270062">
            <text:p>2.270062</text:p>
          </table:table-cell>
          <table:table-cell office:value-type="float" office:value="0.00006619055">
            <text:p>6.619055E-005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.740763">
            <text:p>18.740763</text:p>
          </table:table-cell>
          <table:table-cell office:value-type="float" office:value="0.363402">
            <text:p>0.363402</text:p>
          </table:table-cell>
          <table:table-cell office:value-type="float" office:value="31.683203">
            <text:p>31.683203</text:p>
          </table:table-cell>
          <table:table-cell office:value-type="float" office:value="1.3227006">
            <text:p>1.3227006</text:p>
          </table:table-cell>
          <table:table-cell office:value-type="float" office:value="0.16000067">
            <text:p>0.16000067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8.137407">
            <text:p>18.137407</text:p>
          </table:table-cell>
          <table:table-cell office:value-type="float" office:value="1.293634">
            <text:p>1.293634</text:p>
          </table:table-cell>
          <table:table-cell office:value-type="float" office:value="33.276833">
            <text:p>33.276833</text:p>
          </table:table-cell>
          <table:table-cell office:value-type="float" office:value="1.3332269">
            <text:p>1.3332269</text:p>
          </table:table-cell>
          <table:table-cell office:value-type="float" office:value="0.011600006">
            <text:p>0.011600006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.451374">
            <text:p>20.451374</text:p>
          </table:table-cell>
          <table:table-cell office:value-type="float" office:value="1.3129364">
            <text:p>1.3129364</text:p>
          </table:table-cell>
          <table:table-cell office:value-type="float" office:value="32.11277">
            <text:p>32.11277</text:p>
          </table:table-cell>
          <table:table-cell office:value-type="float" office:value="0.49333227">
            <text:p>0.49333227</text:p>
          </table:table-cell>
          <table:table-cell office:value-type="float" office:value="0.00011600006">
            <text:p>0.0001160001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.064514">
            <text:p>16.064514</text:p>
          </table:table-cell>
          <table:table-cell office:value-type="float" office:value="1.4731294">
            <text:p>1.4731294</text:p>
          </table:table-cell>
          <table:table-cell office:value-type="float" office:value="32.48113">
            <text:p>32.48113</text:p>
          </table:table-cell>
          <table:table-cell office:value-type="float" office:value="0.3649333">
            <text:p>0.3649333</text:p>
          </table:table-cell>
          <table:table-cell office:value-type="float" office:value="0.24000116">
            <text:p>0.24000116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.290644">
            <text:p>19.290644</text:p>
          </table:table-cell>
          <table:table-cell office:value-type="float" office:value="0.054731295">
            <text:p>0.054731295</text:p>
          </table:table-cell>
          <table:table-cell office:value-type="float" office:value="32.36481">
            <text:p>32.36481</text:p>
          </table:table-cell>
          <table:table-cell office:value-type="float" office:value="0.043649334">
            <text:p>0.043649334</text:p>
          </table:table-cell>
          <table:table-cell office:value-type="float" office:value="0.11240002">
            <text:p>0.11240002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8.542906">
            <text:p>18.542906</text:p>
          </table:table-cell>
          <table:table-cell office:value-type="float" office:value="1.6205473">
            <text:p>1.6205473</text:p>
          </table:table-cell>
          <table:table-cell office:value-type="float" office:value="32.40365">
            <text:p>32.40365</text:p>
          </table:table-cell>
          <table:table-cell office:value-type="float" office:value="0.9204365">
            <text:p>0.9204365</text:p>
          </table:table-cell>
          <table:table-cell office:value-type="float" office:value="0.081124">
            <text:p>0.081124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.525429">
            <text:p>26.525429</text:p>
          </table:table-cell>
          <table:table-cell office:value-type="float" office:value="0.026205473">
            <text:p>0.026205473</text:p>
          </table:table-cell>
          <table:table-cell office:value-type="float" office:value="32.41404">
            <text:p>32.41404</text:p>
          </table:table-cell>
          <table:table-cell office:value-type="float" office:value="15.849204">
            <text:p>15.849204</text:p>
          </table:table-cell>
          <table:table-cell office:value-type="float" office:value="1.0208112">
            <text:p>1.0208112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.815254">
            <text:p>29.815254</text:p>
          </table:table-cell>
          <table:table-cell office:value-type="float" office:value="0.64026207">
            <text:p>0.64026207</text:p>
          </table:table-cell>
          <table:table-cell office:value-type="float" office:value="32.324142">
            <text:p>32.324142</text:p>
          </table:table-cell>
          <table:table-cell office:value-type="float" office:value="15.998492">
            <text:p>15.998492</text:p>
          </table:table-cell>
          <table:table-cell office:value-type="float" office:value="0.87020814">
            <text:p>0.87020814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8.388151">
            <text:p>28.388151</text:p>
          </table:table-cell>
          <table:table-cell office:value-type="float" office:value="0.17640263">
            <text:p>0.17640263</text:p>
          </table:table-cell>
          <table:table-cell office:value-type="float" office:value="32.42324">
            <text:p>32.42324</text:p>
          </table:table-cell>
          <table:table-cell office:value-type="float" office:value="18.439985">
            <text:p>18.439985</text:p>
          </table:table-cell>
          <table:table-cell office:value-type="float" office:value="0.3287021">
            <text:p>0.3287021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.903881">
            <text:p>20.903881</text:p>
          </table:table-cell>
          <table:table-cell office:value-type="float" office:value="0.41176403">
            <text:p>0.41176403</text:p>
          </table:table-cell>
          <table:table-cell office:value-type="float" office:value="33.484234">
            <text:p>33.484234</text:p>
          </table:table-cell>
          <table:table-cell office:value-type="float" office:value="16.9044">
            <text:p>16.9044</text:p>
          </table:table-cell>
          <table:table-cell office:value-type="float" office:value="0.04328702">
            <text:p>0.04328702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4.279037">
            <text:p>24.279037</text:p>
          </table:table-cell>
          <table:table-cell office:value-type="float" office:value="0.32411763">
            <text:p>0.32411763</text:p>
          </table:table-cell>
          <table:table-cell office:value-type="float" office:value="32.034843">
            <text:p>32.034843</text:p>
          </table:table-cell>
          <table:table-cell office:value-type="float" office:value="16.169044">
            <text:p>16.169044</text:p>
          </table:table-cell>
          <table:table-cell office:value-type="float" office:value="0.08043287">
            <text:p>0.08043287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.38279">
            <text:p>26.38279</text:p>
          </table:table-cell>
          <table:table-cell office:value-type="float" office:value="0.4332412">
            <text:p>0.4332412</text:p>
          </table:table-cell>
          <table:table-cell office:value-type="float" office:value="34.12035">
            <text:p>34.12035</text:p>
          </table:table-cell>
          <table:table-cell office:value-type="float" office:value="16.36169">
            <text:p>16.36169</text:p>
          </table:table-cell>
          <table:table-cell office:value-type="float" office:value="0.04080433">
            <text:p>0.04080433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9.173828">
            <text:p>29.173828</text:p>
          </table:table-cell>
          <table:table-cell office:value-type="float" office:value="1.1243324">
            <text:p>1.1243324</text:p>
          </table:table-cell>
          <table:table-cell office:value-type="float" office:value="34.391205">
            <text:p>34.391205</text:p>
          </table:table-cell>
          <table:table-cell office:value-type="float" office:value="16.273617">
            <text:p>16.273617</text:p>
          </table:table-cell>
          <table:table-cell office:value-type="float" office:value="0.800408">
            <text:p>0.800408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.191738">
            <text:p>26.191738</text:p>
          </table:table-cell>
          <table:table-cell office:value-type="float" office:value="0.11124332">
            <text:p>0.11124332</text:p>
          </table:table-cell>
          <table:table-cell office:value-type="float" office:value="33.98391">
            <text:p>33.98391</text:p>
          </table:table-cell>
          <table:table-cell office:value-type="float" office:value="15.842737">
            <text:p>15.842737</text:p>
          </table:table-cell>
          <table:table-cell office:value-type="float" office:value="0.13800408">
            <text:p>0.13800408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.561918">
            <text:p>20.561918</text:p>
          </table:table-cell>
          <table:table-cell office:value-type="float" office:value="0.16111244">
            <text:p>0.16111244</text:p>
          </table:table-cell>
          <table:table-cell office:value-type="float" office:value="34.27984">
            <text:p>34.27984</text:p>
          </table:table-cell>
          <table:table-cell office:value-type="float" office:value="16.278427">
            <text:p>16.278427</text:p>
          </table:table-cell>
          <table:table-cell office:value-type="float" office:value="0.53138006">
            <text:p>0.53138006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8.76562">
            <text:p>28.76562</text:p>
          </table:table-cell>
          <table:table-cell office:value-type="float" office:value="0.6416111">
            <text:p>0.6416111</text:p>
          </table:table-cell>
          <table:table-cell office:value-type="float" office:value="35.6228">
            <text:p>35.6228</text:p>
          </table:table-cell>
          <table:table-cell office:value-type="float" office:value="16.002785">
            <text:p>16.002785</text:p>
          </table:table-cell>
          <table:table-cell office:value-type="float" office:value="0.6453138">
            <text:p>0.6453138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.917656">
            <text:p>32.917656</text:p>
          </table:table-cell>
          <table:table-cell office:value-type="float" office:value="0.7564161">
            <text:p>0.7564161</text:p>
          </table:table-cell>
          <table:table-cell office:value-type="float" office:value="34.116226">
            <text:p>34.116226</text:p>
          </table:table-cell>
          <table:table-cell office:value-type="float" office:value="16.800028">
            <text:p>16.800028</text:p>
          </table:table-cell>
          <table:table-cell office:value-type="float" office:value="0.026453137">
            <text:p>0.026453137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.539177">
            <text:p>24.539177</text:p>
          </table:table-cell>
          <table:table-cell office:value-type="float" office:value="1.397564">
            <text:p>1.397564</text:p>
          </table:table-cell>
          <table:table-cell office:value-type="float" office:value="35.031162">
            <text:p>35.031162</text:p>
          </table:table-cell>
          <table:table-cell office:value-type="float" office:value="16.008001">
            <text:p>16.008001</text:p>
          </table:table-cell>
          <table:table-cell office:value-type="float" office:value="0.010264532">
            <text:p>0.010264532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5.815392">
            <text:p>25.815392</text:p>
          </table:table-cell>
          <table:table-cell office:value-type="float" office:value="0.17397565">
            <text:p>0.17397565</text:p>
          </table:table-cell>
          <table:table-cell office:value-type="float" office:value="34.17031">
            <text:p>34.17031</text:p>
          </table:table-cell>
          <table:table-cell office:value-type="float" office:value="16.16008">
            <text:p>16.16008</text:p>
          </table:table-cell>
          <table:table-cell office:value-type="float" office:value="0.00010264532">
            <text:p>0.0001026453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4.078154">
            <text:p>24.078154</text:p>
          </table:table-cell>
          <table:table-cell office:value-type="float" office:value="0.56173974">
            <text:p>0.56173974</text:p>
          </table:table-cell>
          <table:table-cell office:value-type="float" office:value="34.341705">
            <text:p>34.341705</text:p>
          </table:table-cell>
          <table:table-cell office:value-type="float" office:value="16.161602">
            <text:p>16.161602</text:p>
          </table:table-cell>
          <table:table-cell office:value-type="float" office:value="0.7400011">
            <text:p>0.7400011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8.340782">
            <text:p>28.340782</text:p>
          </table:table-cell>
          <table:table-cell office:value-type="float" office:value="0.6856174">
            <text:p>0.6856174</text:p>
          </table:table-cell>
          <table:table-cell office:value-type="float" office:value="34.323418">
            <text:p>34.323418</text:p>
          </table:table-cell>
          <table:table-cell office:value-type="float" office:value="16.201616">
            <text:p>16.201616</text:p>
          </table:table-cell>
          <table:table-cell office:value-type="float" office:value="0.4674">
            <text:p>0.4674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5.923409">
            <text:p>25.923409</text:p>
          </table:table-cell>
          <table:table-cell office:value-type="float" office:value="0.80685616">
            <text:p>0.80685616</text:p>
          </table:table-cell>
          <table:table-cell office:value-type="float" office:value="34.353233">
            <text:p>34.353233</text:p>
          </table:table-cell>
          <table:table-cell office:value-type="float" office:value="16.672016">
            <text:p>16.672016</text:p>
          </table:table-cell>
          <table:table-cell office:value-type="float" office:value="0.014674">
            <text:p>0.014674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3.409233">
            <text:p>23.409233</text:p>
          </table:table-cell>
          <table:table-cell office:value-type="float" office:value="0.04806856">
            <text:p>0.04806856</text:p>
          </table:table-cell>
          <table:table-cell office:value-type="float" office:value="35.703533">
            <text:p>35.703533</text:p>
          </table:table-cell>
          <table:table-cell office:value-type="float" office:value="16.18672">
            <text:p>16.18672</text:p>
          </table:table-cell>
          <table:table-cell office:value-type="float" office:value="0.16014673">
            <text:p>0.16014673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3.874092">
            <text:p>23.874092</text:p>
          </table:table-cell>
          <table:table-cell office:value-type="float" office:value="1.3704807">
            <text:p>1.3704807</text:p>
          </table:table-cell>
          <table:table-cell office:value-type="float" office:value="34.457035">
            <text:p>34.457035</text:p>
          </table:table-cell>
          <table:table-cell office:value-type="float" office:value="17.141869">
            <text:p>17.141869</text:p>
          </table:table-cell>
          <table:table-cell office:value-type="float" office:value="0.17160147">
            <text:p>0.17160147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8.658741">
            <text:p>28.658741</text:p>
          </table:table-cell>
          <table:table-cell office:value-type="float" office:value="0.7137048">
            <text:p>0.7137048</text:p>
          </table:table-cell>
          <table:table-cell office:value-type="float" office:value="34.97457">
            <text:p>34.97457</text:p>
          </table:table-cell>
          <table:table-cell office:value-type="float" office:value="17.611418">
            <text:p>17.611418</text:p>
          </table:table-cell>
          <table:table-cell office:value-type="float" office:value="1.061716">
            <text:p>1.061716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3.456587">
            <text:p>23.456587</text:p>
          </table:table-cell>
          <table:table-cell office:value-type="float" office:value="0.34713703">
            <text:p>0.34713703</text:p>
          </table:table-cell>
          <table:table-cell office:value-type="float" office:value="34.919746">
            <text:p>34.919746</text:p>
          </table:table-cell>
          <table:table-cell office:value-type="float" office:value="15.856114">
            <text:p>15.856114</text:p>
          </table:table-cell>
          <table:table-cell office:value-type="float" office:value="0.03061716">
            <text:p>0.03061716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9.304565">
            <text:p>29.304565</text:p>
          </table:table-cell>
          <table:table-cell office:value-type="float" office:value="0.0034713703">
            <text:p>0.0034713703</text:p>
          </table:table-cell>
          <table:table-cell office:value-type="float" office:value="34.969196">
            <text:p>34.969196</text:p>
          </table:table-cell>
          <table:table-cell office:value-type="float" office:value="16.478561">
            <text:p>16.478561</text:p>
          </table:table-cell>
          <table:table-cell office:value-type="float" office:value="0.0003061716">
            <text:p>0.0003061716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7.713047">
            <text:p>27.713047</text:p>
          </table:table-cell>
          <table:table-cell office:value-type="float" office:value="0.7200347">
            <text:p>0.7200347</text:p>
          </table:table-cell>
          <table:table-cell office:value-type="float" office:value="35.299694">
            <text:p>35.299694</text:p>
          </table:table-cell>
          <table:table-cell office:value-type="float" office:value="16.934786">
            <text:p>16.934786</text:p>
          </table:table-cell>
          <table:table-cell office:value-type="float" office:value="0.97000307">
            <text:p>0.97000307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5.627129">
            <text:p>25.627129</text:p>
          </table:table-cell>
          <table:table-cell office:value-type="float" office:value="0.64720035">
            <text:p>0.64720035</text:p>
          </table:table-cell>
          <table:table-cell office:value-type="float" office:value="35.773">
            <text:p>35.773</text:p>
          </table:table-cell>
          <table:table-cell office:value-type="float" office:value="18.129349">
            <text:p>18.129349</text:p>
          </table:table-cell>
          <table:table-cell office:value-type="float" office:value="0.009700031">
            <text:p>0.009700031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4.466272">
            <text:p>24.466272</text:p>
          </table:table-cell>
          <table:table-cell office:value-type="float" office:value="0.64647204">
            <text:p>0.64647204</text:p>
          </table:table-cell>
          <table:table-cell office:value-type="float" office:value="35.08773">
            <text:p>35.08773</text:p>
          </table:table-cell>
          <table:table-cell office:value-type="float" office:value="18.761293">
            <text:p>18.761293</text:p>
          </table:table-cell>
          <table:table-cell office:value-type="float" office:value="0.410097">
            <text:p>0.410097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4.404663">
            <text:p>24.404663</text:p>
          </table:table-cell>
          <table:table-cell office:value-type="float" office:value="1.3064647">
            <text:p>1.3064647</text:p>
          </table:table-cell>
          <table:table-cell office:value-type="float" office:value="35.500877">
            <text:p>35.500877</text:p>
          </table:table-cell>
          <table:table-cell office:value-type="float" office:value="16.867613">
            <text:p>16.867613</text:p>
          </table:table-cell>
          <table:table-cell office:value-type="float" office:value="0.00410097">
            <text:p>0.00410097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4.734047">
            <text:p>24.734047</text:p>
          </table:table-cell>
          <table:table-cell office:value-type="float" office:value="2.6530645">
            <text:p>2.6530645</text:p>
          </table:table-cell>
          <table:table-cell office:value-type="float" office:value="34.09501">
            <text:p>34.09501</text:p>
          </table:table-cell>
          <table:table-cell office:value-type="float" office:value="16.588676">
            <text:p>16.588676</text:p>
          </table:table-cell>
          <table:table-cell office:value-type="float" office:value="0.20004101">
            <text:p>0.20004101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9.57734">
            <text:p>29.57734</text:p>
          </table:table-cell>
          <table:table-cell office:value-type="float" office:value="1.3065306">
            <text:p>1.3065306</text:p>
          </table:table-cell>
          <table:table-cell office:value-type="float" office:value="34.32095">
            <text:p>34.32095</text:p>
          </table:table-cell>
          <table:table-cell office:value-type="float" office:value="17.245886">
            <text:p>17.245886</text:p>
          </table:table-cell>
          <table:table-cell office:value-type="float" office:value="0.02200041">
            <text:p>0.02200041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9.865774">
            <text:p>29.865774</text:p>
          </table:table-cell>
          <table:table-cell office:value-type="float" office:value="0.69306535">
            <text:p>0.69306535</text:p>
          </table:table-cell>
          <table:table-cell office:value-type="float" office:value="34.643208">
            <text:p>34.643208</text:p>
          </table:table-cell>
          <table:table-cell office:value-type="float" office:value="16.332458">
            <text:p>16.332458</text:p>
          </table:table-cell>
          <table:table-cell office:value-type="float" office:value="0.36022">
            <text:p>0.36022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4.868658">
            <text:p>24.868658</text:p>
          </table:table-cell>
          <table:table-cell office:value-type="float" office:value="1.2969307">
            <text:p>1.2969307</text:p>
          </table:table-cell>
          <table:table-cell office:value-type="float" office:value="34.64643">
            <text:p>34.64643</text:p>
          </table:table-cell>
          <table:table-cell office:value-type="float" office:value="16.163324">
            <text:p>16.163324</text:p>
          </table:table-cell>
          <table:table-cell office:value-type="float" office:value="0.7636022">
            <text:p>0.7636022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7.778687">
            <text:p>27.778687</text:p>
          </table:table-cell>
          <table:table-cell office:value-type="float" office:value="1.2929693">
            <text:p>1.2929693</text:p>
          </table:table-cell>
          <table:table-cell office:value-type="float" office:value="34.326466">
            <text:p>34.326466</text:p>
          </table:table-cell>
          <table:table-cell office:value-type="float" office:value="16.011633">
            <text:p>16.011633</text:p>
          </table:table-cell>
          <table:table-cell office:value-type="float" office:value="0.027636023">
            <text:p>0.027636023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.237787">
            <text:p>30.237787</text:p>
          </table:table-cell>
          <table:table-cell office:value-type="float" office:value="1.0129297">
            <text:p>1.0129297</text:p>
          </table:table-cell>
          <table:table-cell office:value-type="float" office:value="34.023266">
            <text:p>34.023266</text:p>
          </table:table-cell>
          <table:table-cell office:value-type="float" office:value="17.200115">
            <text:p>17.200115</text:p>
          </table:table-cell>
          <table:table-cell office:value-type="float" office:value="0.66027635">
            <text:p>0.66027635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6.442377">
            <text:p>26.442377</text:p>
          </table:table-cell>
          <table:table-cell office:value-type="float" office:value="0.81012934">
            <text:p>0.81012934</text:p>
          </table:table-cell>
          <table:table-cell office:value-type="float" office:value="34.500233">
            <text:p>34.500233</text:p>
          </table:table-cell>
          <table:table-cell office:value-type="float" office:value="16.022001">
            <text:p>16.022001</text:p>
          </table:table-cell>
          <table:table-cell office:value-type="float" office:value="0.6466028">
            <text:p>0.6466028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1.014423">
            <text:p>11.014423</text:p>
          </table:table-cell>
          <table:table-cell office:value-type="float" office:value="64.0981">
            <text:p>64.0981</text:p>
          </table:table-cell>
          <table:table-cell office:value-type="float" office:value="35.325">
            <text:p>35.325</text:p>
          </table:table-cell>
          <table:table-cell office:value-type="float" office:value="16.09022">
            <text:p>16.09022</text:p>
          </table:table-cell>
          <table:table-cell office:value-type="float" office:value="0.11646602">
            <text:p>0.11646602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.310144">
            <text:p>13.310144</text:p>
          </table:table-cell>
          <table:table-cell office:value-type="float" office:value="63.52098">
            <text:p>63.52098</text:p>
          </table:table-cell>
          <table:table-cell office:value-type="float" office:value="34.34325">
            <text:p>34.34325</text:p>
          </table:table-cell>
          <table:table-cell office:value-type="float" office:value="17.600903">
            <text:p>17.600903</text:p>
          </table:table-cell>
          <table:table-cell office:value-type="float" office:value="0.36116466">
            <text:p>0.36116466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.263102">
            <text:p>10.263102</text:p>
          </table:table-cell>
          <table:table-cell office:value-type="float" office:value="64.71521">
            <text:p>64.71521</text:p>
          </table:table-cell>
          <table:table-cell office:value-type="float" office:value="33.74343">
            <text:p>33.74343</text:p>
          </table:table-cell>
          <table:table-cell office:value-type="float" office:value="18.256008">
            <text:p>18.256008</text:p>
          </table:table-cell>
          <table:table-cell office:value-type="float" office:value="0.16361164">
            <text:p>0.16361164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2.30263">
            <text:p>12.30263</text:p>
          </table:table-cell>
          <table:table-cell office:value-type="float" office:value="65.44715">
            <text:p>65.44715</text:p>
          </table:table-cell>
          <table:table-cell office:value-type="float" office:value="33.757435">
            <text:p>33.757435</text:p>
          </table:table-cell>
          <table:table-cell office:value-type="float" office:value="16.18256">
            <text:p>16.18256</text:p>
          </table:table-cell>
          <table:table-cell office:value-type="float" office:value="0.121636115">
            <text:p>0.121636115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.303026">
            <text:p>20.303026</text:p>
          </table:table-cell>
          <table:table-cell office:value-type="float" office:value="66.25447">
            <text:p>66.25447</text:p>
          </table:table-cell>
          <table:table-cell office:value-type="float" office:value="35.57757">
            <text:p>35.57757</text:p>
          </table:table-cell>
          <table:table-cell office:value-type="float" office:value="18.121826">
            <text:p>18.121826</text:p>
          </table:table-cell>
          <table:table-cell office:value-type="float" office:value="0.0012163612">
            <text:p>0.0012163612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4.45303">
            <text:p>14.45303</text:p>
          </table:table-cell>
          <table:table-cell office:value-type="float" office:value="66.272545">
            <text:p>66.272545</text:p>
          </table:table-cell>
          <table:table-cell office:value-type="float" office:value="34.475777">
            <text:p>34.475777</text:p>
          </table:table-cell>
          <table:table-cell office:value-type="float" office:value="16.521217">
            <text:p>16.521217</text:p>
          </table:table-cell>
          <table:table-cell office:value-type="float" office:value="0.020012164">
            <text:p>0.020012164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4.58453">
            <text:p>14.58453</text:p>
          </table:table-cell>
          <table:table-cell office:value-type="float" office:value="64.722725">
            <text:p>64.722725</text:p>
          </table:table-cell>
          <table:table-cell office:value-type="float" office:value="34.384758">
            <text:p>34.384758</text:p>
          </table:table-cell>
          <table:table-cell office:value-type="float" office:value="16.225212">
            <text:p>16.225212</text:p>
          </table:table-cell>
          <table:table-cell office:value-type="float" office:value="0.020200122">
            <text:p>0.020200122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.815845">
            <text:p>16.815845</text:p>
          </table:table-cell>
          <table:table-cell office:value-type="float" office:value="64.66723">
            <text:p>64.66723</text:p>
          </table:table-cell>
          <table:table-cell office:value-type="float" office:value="34.02385">
            <text:p>34.02385</text:p>
          </table:table-cell>
          <table:table-cell office:value-type="float" office:value="15.922253">
            <text:p>15.922253</text:p>
          </table:table-cell>
          <table:table-cell office:value-type="float" office:value="0.120202">
            <text:p>0.120202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4.778159">
            <text:p>14.778159</text:p>
          </table:table-cell>
          <table:table-cell office:value-type="float" office:value="65.31667">
            <text:p>65.31667</text:p>
          </table:table-cell>
          <table:table-cell office:value-type="float" office:value="34.98024">
            <text:p>34.98024</text:p>
          </table:table-cell>
          <table:table-cell office:value-type="float" office:value="15.999223">
            <text:p>15.999223</text:p>
          </table:table-cell>
          <table:table-cell office:value-type="float" office:value="0.00120202">
            <text:p>0.00120202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9.267782">
            <text:p>9.267782</text:p>
          </table:table-cell>
          <table:table-cell office:value-type="float" office:value="64.573166">
            <text:p>64.573166</text:p>
          </table:table-cell>
          <table:table-cell office:value-type="float" office:value="36.8698">
            <text:p>36.8698</text:p>
          </table:table-cell>
          <table:table-cell office:value-type="float" office:value="16.969994">
            <text:p>16.969994</text:p>
          </table:table-cell>
          <table:table-cell office:value-type="float" office:value="0.010012019">
            <text:p>0.010012019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7.72268">
            <text:p>17.72268</text:p>
          </table:table-cell>
          <table:table-cell office:value-type="float" office:value="64.995735">
            <text:p>64.995735</text:p>
          </table:table-cell>
          <table:table-cell office:value-type="float" office:value="35.418697">
            <text:p>35.418697</text:p>
          </table:table-cell>
          <table:table-cell office:value-type="float" office:value="16.1697">
            <text:p>16.1697</text:p>
          </table:table-cell>
          <table:table-cell office:value-type="float" office:value="0.000100120196">
            <text:p>0.0001001202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.347226">
            <text:p>10.347226</text:p>
          </table:table-cell>
          <table:table-cell office:value-type="float" office:value="64.649956">
            <text:p>64.649956</text:p>
          </table:table-cell>
          <table:table-cell office:value-type="float" office:value="34.334187">
            <text:p>34.334187</text:p>
          </table:table-cell>
          <table:table-cell office:value-type="float" office:value="15.541697">
            <text:p>15.541697</text:p>
          </table:table-cell>
          <table:table-cell office:value-type="float" office:value="1.7700009">
            <text:p>1.7700009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.173472">
            <text:p>8.173472</text:p>
          </table:table-cell>
          <table:table-cell office:value-type="float" office:value="64.0065">
            <text:p>64.0065</text:p>
          </table:table-cell>
          <table:table-cell office:value-type="float" office:value="34.193344">
            <text:p>34.193344</text:p>
          </table:table-cell>
          <table:table-cell office:value-type="float" office:value="15.995418">
            <text:p>15.995418</text:p>
          </table:table-cell>
          <table:table-cell office:value-type="float" office:value="0.067700006">
            <text:p>0.067700006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6.181734">
            <text:p>16.181734</text:p>
          </table:table-cell>
          <table:table-cell office:value-type="float" office:value="63.520065">
            <text:p>63.520065</text:p>
          </table:table-cell>
          <table:table-cell office:value-type="float" office:value="34.341934">
            <text:p>34.341934</text:p>
          </table:table-cell>
          <table:table-cell office:value-type="float" office:value="16.019953">
            <text:p>16.019953</text:p>
          </table:table-cell>
          <table:table-cell office:value-type="float" office:value="0.670677">
            <text:p>0.670677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3.021817">
            <text:p>13.021817</text:p>
          </table:table-cell>
          <table:table-cell office:value-type="float" office:value="64.0152">
            <text:p>64.0152</text:p>
          </table:table-cell>
          <table:table-cell office:value-type="float" office:value="34.323418">
            <text:p>34.323418</text:p>
          </table:table-cell>
          <table:table-cell office:value-type="float" office:value="16.1602">
            <text:p>16.1602</text:p>
          </table:table-cell>
          <table:table-cell office:value-type="float" office:value="0.01670677">
            <text:p>0.01670677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5.650219">
            <text:p>15.650219</text:p>
          </table:table-cell>
          <table:table-cell office:value-type="float" office:value="63.520153">
            <text:p>63.520153</text:p>
          </table:table-cell>
          <table:table-cell office:value-type="float" office:value="34.343235">
            <text:p>34.343235</text:p>
          </table:table-cell>
          <table:table-cell office:value-type="float" office:value="16.181602">
            <text:p>16.181602</text:p>
          </table:table-cell>
          <table:table-cell office:value-type="float" office:value="0.0001670677">
            <text:p>0.0001670677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.686502">
            <text:p>7.686502</text:p>
          </table:table-cell>
          <table:table-cell office:value-type="float" office:value="63.9952">
            <text:p>63.9952</text:p>
          </table:table-cell>
          <table:table-cell office:value-type="float" office:value="34.343433">
            <text:p>34.343433</text:p>
          </table:table-cell>
          <table:table-cell office:value-type="float" office:value="16.161816">
            <text:p>16.161816</text:p>
          </table:table-cell>
          <table:table-cell office:value-type="float" office:value="0.000001670677">
            <text:p>1.670677E-006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3.766865">
            <text:p>13.766865</text:p>
          </table:table-cell>
          <table:table-cell office:value-type="float" office:value="65.91995">
            <text:p>65.91995</text:p>
          </table:table-cell>
          <table:table-cell office:value-type="float" office:value="34.363434">
            <text:p>34.363434</text:p>
          </table:table-cell>
          <table:table-cell office:value-type="float" office:value="17.651619">
            <text:p>17.651619</text:p>
          </table:table-cell>
          <table:table-cell office:value-type="float" office:value="1.28">
            <text:p>1.28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.777668">
            <text:p>10.777668</text:p>
          </table:table-cell>
          <table:table-cell office:value-type="float" office:value="64.0792">
            <text:p>64.0792</text:p>
          </table:table-cell>
          <table:table-cell office:value-type="float" office:value="34.713634">
            <text:p>34.713634</text:p>
          </table:table-cell>
          <table:table-cell office:value-type="float" office:value="17.156517">
            <text:p>17.156517</text:p>
          </table:table-cell>
          <table:table-cell office:value-type="float" office:value="0.0128">
            <text:p>0.0128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.197777">
            <text:p>9.197777</text:p>
          </table:table-cell>
          <table:table-cell office:value-type="float" office:value="64.02079">
            <text:p>64.02079</text:p>
          </table:table-cell>
          <table:table-cell office:value-type="float" office:value="34.327137">
            <text:p>34.327137</text:p>
          </table:table-cell>
          <table:table-cell office:value-type="float" office:value="17.801565">
            <text:p>17.801565</text:p>
          </table:table-cell>
          <table:table-cell office:value-type="float" office:value="0.99012804">
            <text:p>0.99012804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5.311977">
            <text:p>15.311977</text:p>
          </table:table-cell>
          <table:table-cell office:value-type="float" office:value="64.640205">
            <text:p>64.640205</text:p>
          </table:table-cell>
          <table:table-cell office:value-type="float" office:value="34.163273">
            <text:p>34.163273</text:p>
          </table:table-cell>
          <table:table-cell office:value-type="float" office:value="18.448015">
            <text:p>18.448015</text:p>
          </table:table-cell>
          <table:table-cell office:value-type="float" office:value="0.0099012805">
            <text:p>0.0099012805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9.83312">
            <text:p>19.83312</text:p>
          </table:table-cell>
          <table:table-cell office:value-type="float" office:value="63.3764">
            <text:p>63.3764</text:p>
          </table:table-cell>
          <table:table-cell office:value-type="float" office:value="34.321632">
            <text:p>34.321632</text:p>
          </table:table-cell>
          <table:table-cell office:value-type="float" office:value="17.26448">
            <text:p>17.26448</text:p>
          </table:table-cell>
          <table:table-cell office:value-type="float" office:value="0.660099">
            <text:p>0.660099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3.118331">
            <text:p>13.118331</text:p>
          </table:table-cell>
          <table:table-cell office:value-type="float" office:value="64.67377">
            <text:p>64.67377</text:p>
          </table:table-cell>
          <table:table-cell office:value-type="float" office:value="34.50322">
            <text:p>34.50322</text:p>
          </table:table-cell>
          <table:table-cell office:value-type="float" office:value="17.162643">
            <text:p>17.162643</text:p>
          </table:table-cell>
          <table:table-cell office:value-type="float" office:value="0.0066009904">
            <text:p>0.0066009904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.251184">
            <text:p>15.251184</text:p>
          </table:table-cell>
          <table:table-cell office:value-type="float" office:value="65.36674">
            <text:p>65.36674</text:p>
          </table:table-cell>
          <table:table-cell office:value-type="float" office:value="34.48503">
            <text:p>34.48503</text:p>
          </table:table-cell>
          <table:table-cell office:value-type="float" office:value="19.251625">
            <text:p>19.251625</text:p>
          </table:table-cell>
          <table:table-cell office:value-type="float" office:value="0.040066008">
            <text:p>0.040066008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.222511">
            <text:p>20.222511</text:p>
          </table:table-cell>
          <table:table-cell office:value-type="float" office:value="65.123665">
            <text:p>65.123665</text:p>
          </table:table-cell>
          <table:table-cell office:value-type="float" office:value="33.70485">
            <text:p>33.70485</text:p>
          </table:table-cell>
          <table:table-cell office:value-type="float" office:value="17.822515">
            <text:p>17.822515</text:p>
          </table:table-cell>
          <table:table-cell office:value-type="float" office:value="0.08040066">
            <text:p>0.08040066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1.302225">
            <text:p>11.302225</text:p>
          </table:table-cell>
          <table:table-cell office:value-type="float" office:value="64.81123">
            <text:p>64.81123</text:p>
          </table:table-cell>
          <table:table-cell office:value-type="float" office:value="34.98705">
            <text:p>34.98705</text:p>
          </table:table-cell>
          <table:table-cell office:value-type="float" office:value="17.488226">
            <text:p>17.488226</text:p>
          </table:table-cell>
          <table:table-cell office:value-type="float" office:value="0.080804005">
            <text:p>0.080804005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5.263022">
            <text:p>15.263022</text:p>
          </table:table-cell>
          <table:table-cell office:value-type="float" office:value="63.048115">
            <text:p>63.048115</text:p>
          </table:table-cell>
          <table:table-cell office:value-type="float" office:value="35.97987">
            <text:p>35.97987</text:p>
          </table:table-cell>
          <table:table-cell office:value-type="float" office:value="17.854883">
            <text:p>17.854883</text:p>
          </table:table-cell>
          <table:table-cell office:value-type="float" office:value="0.48080802">
            <text:p>0.48080802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3.38263">
            <text:p>13.38263</text:p>
          </table:table-cell>
          <table:table-cell office:value-type="float" office:value="96.36048">
            <text:p>96.36048</text:p>
          </table:table-cell>
          <table:table-cell office:value-type="float" office:value="36.0698">
            <text:p>36.0698</text:p>
          </table:table-cell>
          <table:table-cell office:value-type="float" office:value="17.738548">
            <text:p>17.738548</text:p>
          </table:table-cell>
          <table:table-cell office:value-type="float" office:value="0.08480808">
            <text:p>0.08480808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.133826">
            <text:p>9.133826</text:p>
          </table:table-cell>
          <table:table-cell office:value-type="float" office:value="97.06361">
            <text:p>97.06361</text:p>
          </table:table-cell>
          <table:table-cell office:value-type="float" office:value="35.4007">
            <text:p>35.4007</text:p>
          </table:table-cell>
          <table:table-cell office:value-type="float" office:value="17.177385">
            <text:p>17.177385</text:p>
          </table:table-cell>
          <table:table-cell office:value-type="float" office:value="0.0008480808">
            <text:p>0.0008480808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.581338">
            <text:p>10.581338</text:p>
          </table:table-cell>
          <table:table-cell office:value-type="float" office:value="96.73064">
            <text:p>96.73064</text:p>
          </table:table-cell>
          <table:table-cell office:value-type="float" office:value="35.414005">
            <text:p>35.414005</text:p>
          </table:table-cell>
          <table:table-cell office:value-type="float" office:value="19.091774">
            <text:p>19.091774</text:p>
          </table:table-cell>
          <table:table-cell office:value-type="float" office:value="0.9700085">
            <text:p>0.9700085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.895814">
            <text:p>8.895814</text:p>
          </table:table-cell>
          <table:table-cell office:value-type="float" office:value="96.3273">
            <text:p>96.3273</text:p>
          </table:table-cell>
          <table:table-cell office:value-type="float" office:value="36.60414">
            <text:p>36.60414</text:p>
          </table:table-cell>
          <table:table-cell office:value-type="float" office:value="18.450918">
            <text:p>18.450918</text:p>
          </table:table-cell>
          <table:table-cell office:value-type="float" office:value="1.0497001">
            <text:p>1.0497001</text:p>
          </table:table-cell>
          <table:table-cell table:number-columns-repeated="1018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9.908958">
            <text:p>29.908958</text:p>
          </table:table-cell>
          <table:table-cell office:value-type="float" office:value="98.403275">
            <text:p>98.403275</text:p>
          </table:table-cell>
          <table:table-cell office:value-type="float" office:value="98.34604">
            <text:p>98.34604</text:p>
          </table:table-cell>
          <table:table-cell office:value-type="float" office:value="24.96451">
            <text:p>24.96451</text:p>
          </table:table-cell>
          <table:table-cell office:value-type="float" office:value="0.730497">
            <text:p>0.730497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3.48909">
            <text:p>53.48909</text:p>
          </table:table-cell>
          <table:table-cell office:value-type="float" office:value="33.004032">
            <text:p>33.004032</text:p>
          </table:table-cell>
          <table:table-cell office:value-type="float" office:value="99.79346">
            <text:p>99.79346</text:p>
          </table:table-cell>
          <table:table-cell office:value-type="float" office:value="24.929644">
            <text:p>24.929644</text:p>
          </table:table-cell>
          <table:table-cell office:value-type="float" office:value="0.647305">
            <text:p>0.647305</text:p>
          </table:table-cell>
          <table:table-cell table:number-columns-repeated="1018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5.374893">
            <text:p>55.374893</text:p>
          </table:table-cell>
          <table:table-cell office:value-type="float" office:value="32.34004">
            <text:p>32.34004</text:p>
          </table:table-cell>
          <table:table-cell office:value-type="float" office:value="99.94793">
            <text:p>99.94793</text:p>
          </table:table-cell>
          <table:table-cell office:value-type="float" office:value="25.229298">
            <text:p>25.229298</text:p>
          </table:table-cell>
          <table:table-cell office:value-type="float" office:value="0.08647305">
            <text:p>0.08647305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7.16375">
            <text:p>47.16375</text:p>
          </table:table-cell>
          <table:table-cell office:value-type="float" office:value="32.0434">
            <text:p>32.0434</text:p>
          </table:table-cell>
          <table:table-cell office:value-type="float" office:value="101.27948">
            <text:p>101.27948</text:p>
          </table:table-cell>
          <table:table-cell office:value-type="float" office:value="25.092293">
            <text:p>25.092293</text:p>
          </table:table-cell>
          <table:table-cell office:value-type="float" office:value="8.600864">
            <text:p>8.600864</text:p>
          </table:table-cell>
          <table:table-cell table:number-columns-repeated="1018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3.171642">
            <text:p>43.171642</text:p>
          </table:table-cell>
          <table:table-cell office:value-type="float" office:value="32.480434">
            <text:p>32.480434</text:p>
          </table:table-cell>
          <table:table-cell office:value-type="float" office:value="101.28279">
            <text:p>101.28279</text:p>
          </table:table-cell>
          <table:table-cell office:value-type="float" office:value="25.790922">
            <text:p>25.790922</text:p>
          </table:table-cell>
          <table:table-cell office:value-type="float" office:value="8.056008">
            <text:p>8.056008</text:p>
          </table:table-cell>
          <table:table-cell table:number-columns-repeated="1018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4.64172">
            <text:p>54.64172</text:p>
          </table:table-cell>
          <table:table-cell office:value-type="float" office:value="33.764805">
            <text:p>33.764805</text:p>
          </table:table-cell>
          <table:table-cell office:value-type="float" office:value="100.11283">
            <text:p>100.11283</text:p>
          </table:table-cell>
          <table:table-cell office:value-type="float" office:value="25.80791">
            <text:p>25.80791</text:p>
          </table:table-cell>
          <table:table-cell office:value-type="float" office:value="8.05056">
            <text:p>8.05056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0.406418">
            <text:p>50.406418</text:p>
          </table:table-cell>
          <table:table-cell office:value-type="float" office:value="32.097645">
            <text:p>32.097645</text:p>
          </table:table-cell>
          <table:table-cell office:value-type="float" office:value="99.711136">
            <text:p>99.711136</text:p>
          </table:table-cell>
          <table:table-cell office:value-type="float" office:value="25.73808">
            <text:p>25.73808</text:p>
          </table:table-cell>
          <table:table-cell office:value-type="float" office:value="8.100506">
            <text:p>8.100506</text:p>
          </table:table-cell>
          <table:table-cell table:number-columns-repeated="1018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1.794064">
            <text:p>61.794064</text:p>
          </table:table-cell>
          <table:table-cell office:value-type="float" office:value="0.5209764">
            <text:p>0.5209764</text:p>
          </table:table-cell>
          <table:table-cell office:value-type="float" office:value="100.95711">
            <text:p>100.95711</text:p>
          </table:table-cell>
          <table:table-cell office:value-type="float" office:value="25.04738">
            <text:p>25.04738</text:p>
          </table:table-cell>
          <table:table-cell office:value-type="float" office:value="8.011005">
            <text:p>8.011005</text:p>
          </table:table-cell>
          <table:table-cell table:number-columns-repeated="1018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8.64794">
            <text:p>68.64794</text:p>
          </table:table-cell>
          <table:table-cell office:value-type="float" office:value="0.6452097">
            <text:p>0.6452097</text:p>
          </table:table-cell>
          <table:table-cell office:value-type="float" office:value="100.13957">
            <text:p>100.13957</text:p>
          </table:table-cell>
          <table:table-cell office:value-type="float" office:value="25.210474">
            <text:p>25.210474</text:p>
          </table:table-cell>
          <table:table-cell office:value-type="float" office:value="9.04011">
            <text:p>9.04011</text:p>
          </table:table-cell>
          <table:table-cell table:number-columns-repeated="1018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0.90648">
            <text:p>60.90648</text:p>
          </table:table-cell>
          <table:table-cell office:value-type="float" office:value="0.006452097">
            <text:p>0.006452097</text:p>
          </table:table-cell>
          <table:table-cell office:value-type="float" office:value="114.5914">
            <text:p>114.5914</text:p>
          </table:table-cell>
          <table:table-cell office:value-type="float" office:value="25.122105">
            <text:p>25.122105</text:p>
          </table:table-cell>
          <table:table-cell office:value-type="float" office:value="8.250401">
            <text:p>8.250401</text:p>
          </table:table-cell>
          <table:table-cell table:number-columns-repeated="1018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53.379063">
            <text:p>53.379063</text:p>
          </table:table-cell>
          <table:table-cell office:value-type="float" office:value="0.00006452097">
            <text:p>0.000064521</text:p>
          </table:table-cell>
          <table:table-cell office:value-type="float" office:value="114.18592">
            <text:p>114.18592</text:p>
          </table:table-cell>
          <table:table-cell office:value-type="float" office:value="25.06122">
            <text:p>25.06122</text:p>
          </table:table-cell>
          <table:table-cell office:value-type="float" office:value="8.082503">
            <text:p>8.082503</text:p>
          </table:table-cell>
          <table:table-cell table:number-columns-repeated="1018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2.28379">
            <text:p>82.28379</text:p>
          </table:table-cell>
          <table:table-cell office:value-type="float" office:value="3.0400007">
            <text:p>3.0400007</text:p>
          </table:table-cell>
          <table:table-cell office:value-type="float" office:value="117.89185">
            <text:p>117.89185</text:p>
          </table:table-cell>
          <table:table-cell office:value-type="float" office:value="24.980614">
            <text:p>24.980614</text:p>
          </table:table-cell>
          <table:table-cell office:value-type="float" office:value="8.820826">
            <text:p>8.820826</text:p>
          </table:table-cell>
          <table:table-cell table:number-columns-repeated="1018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55.992836">
            <text:p>55.992836</text:p>
          </table:table-cell>
          <table:table-cell office:value-type="float" office:value="0.7104">
            <text:p>0.7104</text:p>
          </table:table-cell>
          <table:table-cell office:value-type="float" office:value="115.558914">
            <text:p>115.558914</text:p>
          </table:table-cell>
          <table:table-cell office:value-type="float" office:value="26.439804">
            <text:p>26.439804</text:p>
          </table:table-cell>
          <table:table-cell office:value-type="float" office:value="10.048208">
            <text:p>10.048208</text:p>
          </table:table-cell>
          <table:table-cell table:number-columns-repeated="1018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1.389927">
            <text:p>61.389927</text:p>
          </table:table-cell>
          <table:table-cell office:value-type="float" office:value="0.08710399">
            <text:p>0.08710399</text:p>
          </table:table-cell>
          <table:table-cell office:value-type="float" office:value="116.17558">
            <text:p>116.17558</text:p>
          </table:table-cell>
          <table:table-cell office:value-type="float" office:value="25.5744">
            <text:p>25.5744</text:p>
          </table:table-cell>
          <table:table-cell office:value-type="float" office:value="10.060482">
            <text:p>10.060482</text:p>
          </table:table-cell>
          <table:table-cell table:number-columns-repeated="1018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5.9039">
            <text:p>85.9039</text:p>
          </table:table-cell>
          <table:table-cell office:value-type="float" office:value="0.0008710399">
            <text:p>0.0008710399</text:p>
          </table:table-cell>
          <table:table-cell office:value-type="float" office:value="115.99176">
            <text:p>115.99176</text:p>
          </table:table-cell>
          <table:table-cell office:value-type="float" office:value="24.875744">
            <text:p>24.875744</text:p>
          </table:table-cell>
          <table:table-cell office:value-type="float" office:value="10.340606">
            <text:p>10.340606</text:p>
          </table:table-cell>
          <table:table-cell table:number-columns-repeated="1018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3.779037">
            <text:p>53.779037</text:p>
          </table:table-cell>
          <table:table-cell office:value-type="float" office:value="0.120008714">
            <text:p>0.120008714</text:p>
          </table:table-cell>
          <table:table-cell office:value-type="float" office:value="115.81992">
            <text:p>115.81992</text:p>
          </table:table-cell>
          <table:table-cell office:value-type="float" office:value="25.408758">
            <text:p>25.408758</text:p>
          </table:table-cell>
          <table:table-cell office:value-type="float" office:value="10.023406">
            <text:p>10.023406</text:p>
          </table:table-cell>
          <table:table-cell table:number-columns-repeated="1018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3.41779">
            <text:p>73.41779</text:p>
          </table:table-cell>
          <table:table-cell office:value-type="float" office:value="1.3212001">
            <text:p>1.3212001</text:p>
          </table:table-cell>
          <table:table-cell office:value-type="float" office:value="115.7582">
            <text:p>115.7582</text:p>
          </table:table-cell>
          <table:table-cell office:value-type="float" office:value="25.094088">
            <text:p>25.094088</text:p>
          </table:table-cell>
          <table:table-cell office:value-type="float" office:value="10.240234">
            <text:p>10.240234</text:p>
          </table:table-cell>
          <table:table-cell table:number-columns-repeated="1018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5.02418">
            <text:p>105.02418</text:p>
          </table:table-cell>
          <table:table-cell office:value-type="float" office:value="1.623212">
            <text:p>1.623212</text:p>
          </table:table-cell>
          <table:table-cell office:value-type="float" office:value="115.47758">
            <text:p>115.47758</text:p>
          </table:table-cell>
          <table:table-cell office:value-type="float" office:value="25.080942">
            <text:p>25.080942</text:p>
          </table:table-cell>
          <table:table-cell office:value-type="float" office:value="10.082402">
            <text:p>10.082402</text:p>
          </table:table-cell>
          <table:table-cell table:number-columns-repeated="1018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64.28024">
            <text:p>64.28024</text:p>
          </table:table-cell>
          <table:table-cell office:value-type="float" office:value="0.096232116">
            <text:p>0.096232116</text:p>
          </table:table-cell>
          <table:table-cell office:value-type="float" office:value="115.51478">
            <text:p>115.51478</text:p>
          </table:table-cell>
          <table:table-cell office:value-type="float" office:value="25.05081">
            <text:p>25.05081</text:p>
          </table:table-cell>
          <table:table-cell office:value-type="float" office:value="10.640824">
            <text:p>10.640824</text:p>
          </table:table-cell>
          <table:table-cell table:number-columns-repeated="1018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6.912804">
            <text:p>56.912804</text:p>
          </table:table-cell>
          <table:table-cell office:value-type="float" office:value="0.7209623">
            <text:p>0.7209623</text:p>
          </table:table-cell>
          <table:table-cell office:value-type="float" office:value="115.81515">
            <text:p>115.81515</text:p>
          </table:table-cell>
          <table:table-cell office:value-type="float" office:value="25.730507">
            <text:p>25.730507</text:p>
          </table:table-cell>
          <table:table-cell office:value-type="float" office:value="10.026408">
            <text:p>10.026408</text:p>
          </table:table-cell>
          <table:table-cell table:number-columns-repeated="1018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58.70913">
            <text:p>58.70913</text:p>
          </table:table-cell>
          <table:table-cell office:value-type="float" office:value="0.08720963">
            <text:p>0.08720963</text:p>
          </table:table-cell>
          <table:table-cell office:value-type="float" office:value="116.81815">
            <text:p>116.81815</text:p>
          </table:table-cell>
          <table:table-cell office:value-type="float" office:value="24.937305">
            <text:p>24.937305</text:p>
          </table:table-cell>
          <table:table-cell office:value-type="float" office:value="10.270264">
            <text:p>10.270264</text:p>
          </table:table-cell>
          <table:table-cell table:number-columns-repeated="1018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61.95709">
            <text:p>61.95709</text:p>
          </table:table-cell>
          <table:table-cell office:value-type="float" office:value="0.020872097">
            <text:p>0.020872097</text:p>
          </table:table-cell>
          <table:table-cell office:value-type="float" office:value="116.20818">
            <text:p>116.20818</text:p>
          </table:table-cell>
          <table:table-cell office:value-type="float" office:value="25.169373">
            <text:p>25.169373</text:p>
          </table:table-cell>
          <table:table-cell office:value-type="float" office:value="10.542703">
            <text:p>10.542703</text:p>
          </table:table-cell>
          <table:table-cell table:number-columns-repeated="1018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74.30957">
            <text:p>74.30957</text:p>
          </table:table-cell>
          <table:table-cell office:value-type="float" office:value="0.00020872097">
            <text:p>0.000208721</text:p>
          </table:table-cell>
          <table:table-cell office:value-type="float" office:value="115.47208">
            <text:p>115.47208</text:p>
          </table:table-cell>
          <table:table-cell office:value-type="float" office:value="26.881695">
            <text:p>26.881695</text:p>
          </table:table-cell>
          <table:table-cell office:value-type="float" office:value="10.245427">
            <text:p>10.245427</text:p>
          </table:table-cell>
          <table:table-cell table:number-columns-repeated="1018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1.153095">
            <text:p>61.153095</text:p>
          </table:table-cell>
          <table:table-cell office:value-type="float" office:value="1.3300022">
            <text:p>1.3300022</text:p>
          </table:table-cell>
          <table:table-cell office:value-type="float" office:value="117.36472">
            <text:p>117.36472</text:p>
          </table:table-cell>
          <table:table-cell office:value-type="float" office:value="26.168818">
            <text:p>26.168818</text:p>
          </table:table-cell>
          <table:table-cell office:value-type="float" office:value="9.942454">
            <text:p>9.942454</text:p>
          </table:table-cell>
          <table:table-cell table:number-columns-repeated="1018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56.911533">
            <text:p>56.911533</text:p>
          </table:table-cell>
          <table:table-cell office:value-type="float" office:value="1.6133">
            <text:p>1.6133</text:p>
          </table:table-cell>
          <table:table-cell office:value-type="float" office:value="115.76365">
            <text:p>115.76365</text:p>
          </table:table-cell>
          <table:table-cell office:value-type="float" office:value="26.30169">
            <text:p>26.30169</text:p>
          </table:table-cell>
          <table:table-cell office:value-type="float" office:value="9.919424">
            <text:p>9.919424</text:p>
          </table:table-cell>
          <table:table-cell table:number-columns-repeated="1018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82.12912">
            <text:p>82.12912</text:p>
          </table:table-cell>
          <table:table-cell office:value-type="float" office:value="0.216133">
            <text:p>0.216133</text:p>
          </table:table-cell>
          <table:table-cell office:value-type="float" office:value="116.287636">
            <text:p>116.287636</text:p>
          </table:table-cell>
          <table:table-cell office:value-type="float" office:value="24.843018">
            <text:p>24.843018</text:p>
          </table:table-cell>
          <table:table-cell office:value-type="float" office:value="10.239194">
            <text:p>10.239194</text:p>
          </table:table-cell>
          <table:table-cell table:number-columns-repeated="1018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60.421288">
            <text:p>60.421288</text:p>
          </table:table-cell>
          <table:table-cell office:value-type="float" office:value="0.00216133">
            <text:p>0.00216133</text:p>
          </table:table-cell>
          <table:table-cell office:value-type="float" office:value="115.64287">
            <text:p>115.64287</text:p>
          </table:table-cell>
          <table:table-cell office:value-type="float" office:value="25.17843">
            <text:p>25.17843</text:p>
          </table:table-cell>
          <table:table-cell office:value-type="float" office:value="10.462393">
            <text:p>10.462393</text:p>
          </table:table-cell>
          <table:table-cell table:number-columns-repeated="1018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0.60422">
            <text:p>70.60422</text:p>
          </table:table-cell>
          <table:table-cell office:value-type="float" office:value="0.48002163">
            <text:p>0.48002163</text:p>
          </table:table-cell>
          <table:table-cell office:value-type="float" office:value="115.91643">
            <text:p>115.91643</text:p>
          </table:table-cell>
          <table:table-cell office:value-type="float" office:value="26.191784">
            <text:p>26.191784</text:p>
          </table:table-cell>
          <table:table-cell office:value-type="float" office:value="10.664624">
            <text:p>10.664624</text:p>
          </table:table-cell>
          <table:table-cell table:number-columns-repeated="1018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9.45605">
            <text:p>79.45605</text:p>
          </table:table-cell>
          <table:table-cell office:value-type="float" office:value="0.32480022">
            <text:p>0.32480022</text:p>
          </table:table-cell>
          <table:table-cell office:value-type="float" office:value="115.19916">
            <text:p>115.19916</text:p>
          </table:table-cell>
          <table:table-cell office:value-type="float" office:value="25.18192">
            <text:p>25.18192</text:p>
          </table:table-cell>
          <table:table-cell office:value-type="float" office:value="11.1866455">
            <text:p>11.1866455</text:p>
          </table:table-cell>
          <table:table-cell table:number-columns-repeated="1018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81.06456">
            <text:p>81.06456</text:p>
          </table:table-cell>
          <table:table-cell office:value-type="float" office:value="1.603248">
            <text:p>1.603248</text:p>
          </table:table-cell>
          <table:table-cell office:value-type="float" office:value="117.17199">
            <text:p>117.17199</text:p>
          </table:table-cell>
          <table:table-cell office:value-type="float" office:value="26.531818">
            <text:p>26.531818</text:p>
          </table:table-cell>
          <table:table-cell office:value-type="float" office:value="9.991866">
            <text:p>9.991866</text:p>
          </table:table-cell>
          <table:table-cell table:number-columns-repeated="1018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2.49065">
            <text:p>72.49065</text:p>
          </table:table-cell>
          <table:table-cell office:value-type="float" office:value="0.36603248">
            <text:p>0.36603248</text:p>
          </table:table-cell>
          <table:table-cell office:value-type="float" office:value="115.59172">
            <text:p>115.59172</text:p>
          </table:table-cell>
          <table:table-cell office:value-type="float" office:value="25.185318">
            <text:p>25.185318</text:p>
          </table:table-cell>
          <table:table-cell office:value-type="float" office:value="9.9399185">
            <text:p>9.9399185</text:p>
          </table:table-cell>
          <table:table-cell table:number-columns-repeated="1018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87.1149">
            <text:p>87.1149</text:p>
          </table:table-cell>
          <table:table-cell office:value-type="float" office:value="0.043660328">
            <text:p>0.043660328</text:p>
          </table:table-cell>
          <table:table-cell office:value-type="float" office:value="115.32592">
            <text:p>115.32592</text:p>
          </table:table-cell>
          <table:table-cell office:value-type="float" office:value="25.251854">
            <text:p>25.251854</text:p>
          </table:table-cell>
          <table:table-cell office:value-type="float" office:value="10.039399">
            <text:p>10.039399</text:p>
          </table:table-cell>
          <table:table-cell table:number-columns-repeated="1018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4.481148">
            <text:p>54.481148</text:p>
          </table:table-cell>
          <table:table-cell office:value-type="float" office:value="1.3204366">
            <text:p>1.3204366</text:p>
          </table:table-cell>
          <table:table-cell office:value-type="float" office:value="115.18326">
            <text:p>115.18326</text:p>
          </table:table-cell>
          <table:table-cell office:value-type="float" office:value="25.09252">
            <text:p>25.09252</text:p>
          </table:table-cell>
          <table:table-cell office:value-type="float" office:value="10.700395">
            <text:p>10.700395</text:p>
          </table:table-cell>
          <table:table-cell table:number-columns-repeated="1018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63.524815">
            <text:p>63.524815</text:p>
          </table:table-cell>
          <table:table-cell office:value-type="float" office:value="0.033204366">
            <text:p>0.033204366</text:p>
          </table:table-cell>
          <table:table-cell office:value-type="float" office:value="115.35184">
            <text:p>115.35184</text:p>
          </table:table-cell>
          <table:table-cell office:value-type="float" office:value="26.830925">
            <text:p>26.830925</text:p>
          </table:table-cell>
          <table:table-cell office:value-type="float" office:value="10.107004">
            <text:p>10.107004</text:p>
          </table:table-cell>
          <table:table-cell table:number-columns-repeated="1018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88.45525">
            <text:p>88.45525</text:p>
          </table:table-cell>
          <table:table-cell office:value-type="float" office:value="0.020332044">
            <text:p>0.020332044</text:p>
          </table:table-cell>
          <table:table-cell office:value-type="float" office:value="113.90352">
            <text:p>113.90352</text:p>
          </table:table-cell>
          <table:table-cell office:value-type="float" office:value="24.94831">
            <text:p>24.94831</text:p>
          </table:table-cell>
          <table:table-cell office:value-type="float" office:value="10.0610695">
            <text:p>10.0610695</text:p>
          </table:table-cell>
          <table:table-cell table:number-columns-repeated="1018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7.04455">
            <text:p>77.04455</text:p>
          </table:table-cell>
          <table:table-cell office:value-type="float" office:value="0.48020333">
            <text:p>0.48020333</text:p>
          </table:table-cell>
          <table:table-cell office:value-type="float" office:value="116.25903">
            <text:p>116.25903</text:p>
          </table:table-cell>
          <table:table-cell office:value-type="float" office:value="27.069483">
            <text:p>27.069483</text:p>
          </table:table-cell>
          <table:table-cell office:value-type="float" office:value="10.48061">
            <text:p>10.48061</text:p>
          </table:table-cell>
          <table:table-cell table:number-columns-repeated="1018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84.59045">
            <text:p>84.59045</text:p>
          </table:table-cell>
          <table:table-cell office:value-type="float" office:value="0.054802038">
            <text:p>0.054802038</text:p>
          </table:table-cell>
          <table:table-cell office:value-type="float" office:value="117.31259">
            <text:p>117.31259</text:p>
          </table:table-cell>
          <table:table-cell office:value-type="float" office:value="25.270693">
            <text:p>25.270693</text:p>
          </table:table-cell>
          <table:table-cell office:value-type="float" office:value="10.414806">
            <text:p>10.414806</text:p>
          </table:table-cell>
          <table:table-cell table:number-columns-repeated="101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4.0259">
            <text:p>84.0259</text:p>
          </table:table-cell>
          <table:table-cell office:value-type="float" office:value="0.00054802035">
            <text:p>0.0005480204</text:p>
          </table:table-cell>
          <table:table-cell office:value-type="float" office:value="116.97312">
            <text:p>116.97312</text:p>
          </table:table-cell>
          <table:table-cell office:value-type="float" office:value="24.852707">
            <text:p>24.852707</text:p>
          </table:table-cell>
          <table:table-cell office:value-type="float" office:value="9.874148">
            <text:p>9.874148</text:p>
          </table:table-cell>
          <table:table-cell table:number-columns-repeated="101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80.31026">
            <text:p>80.31026</text:p>
          </table:table-cell>
          <table:table-cell office:value-type="float" office:value="0.080005474">
            <text:p>0.080005474</text:p>
          </table:table-cell>
          <table:table-cell office:value-type="float" office:value="100.529724">
            <text:p>100.529724</text:p>
          </table:table-cell>
          <table:table-cell office:value-type="float" office:value="25.228527">
            <text:p>25.228527</text:p>
          </table:table-cell>
          <table:table-cell office:value-type="float" office:value="11.398742">
            <text:p>11.398742</text:p>
          </table:table-cell>
          <table:table-cell table:number-columns-repeated="1018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6.213104">
            <text:p>56.213104</text:p>
          </table:table-cell>
          <table:table-cell office:value-type="float" office:value="0.030800056">
            <text:p>0.030800056</text:p>
          </table:table-cell>
          <table:table-cell office:value-type="float" office:value="227.9753">
            <text:p>227.9753</text:p>
          </table:table-cell>
          <table:table-cell office:value-type="float" office:value="25.392284">
            <text:p>25.392284</text:p>
          </table:table-cell>
          <table:table-cell office:value-type="float" office:value="10.023988">
            <text:p>10.023988</text:p>
          </table:table-cell>
          <table:table-cell table:number-columns-repeated="1018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53.49213">
            <text:p>53.49213</text:p>
          </table:table-cell>
          <table:table-cell office:value-type="float" office:value="0.00030800057">
            <text:p>0.0003080006</text:p>
          </table:table-cell>
          <table:table-cell office:value-type="float" office:value="226.39977">
            <text:p>226.39977</text:p>
          </table:table-cell>
          <table:table-cell office:value-type="float" office:value="25.083923">
            <text:p>25.083923</text:p>
          </table:table-cell>
          <table:table-cell office:value-type="float" office:value="10.400239">
            <text:p>10.400239</text:p>
          </table:table-cell>
          <table:table-cell table:number-columns-repeated="1018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9.36492">
            <text:p>49.36492</text:p>
          </table:table-cell>
          <table:table-cell office:value-type="float" office:value="0.08000308">
            <text:p>0.08000308</text:p>
          </table:table-cell>
          <table:table-cell office:value-type="float" office:value="228.464">
            <text:p>228.464</text:p>
          </table:table-cell>
          <table:table-cell office:value-type="float" office:value="25.320839">
            <text:p>25.320839</text:p>
          </table:table-cell>
          <table:table-cell office:value-type="float" office:value="10.0840025">
            <text:p>10.0840025</text:p>
          </table:table-cell>
          <table:table-cell table:number-columns-repeated="1018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0.833652">
            <text:p>50.833652</text:p>
          </table:table-cell>
          <table:table-cell office:value-type="float" office:value="0.6408">
            <text:p>0.6408</text:p>
          </table:table-cell>
          <table:table-cell office:value-type="float" office:value="228.78465">
            <text:p>228.78465</text:p>
          </table:table-cell>
          <table:table-cell office:value-type="float" office:value="24.953209">
            <text:p>24.953209</text:p>
          </table:table-cell>
          <table:table-cell office:value-type="float" office:value="10.24084">
            <text:p>10.24084</text:p>
          </table:table-cell>
          <table:table-cell table:number-columns-repeated="1018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8.508335">
            <text:p>38.508335</text:p>
          </table:table-cell>
          <table:table-cell office:value-type="float" office:value="1.4464079">
            <text:p>1.4464079</text:p>
          </table:table-cell>
          <table:table-cell office:value-type="float" office:value="228.30785">
            <text:p>228.30785</text:p>
          </table:table-cell>
          <table:table-cell office:value-type="float" office:value="25.24953">
            <text:p>25.24953</text:p>
          </table:table-cell>
          <table:table-cell office:value-type="float" office:value="10.502408">
            <text:p>10.502408</text:p>
          </table:table-cell>
          <table:table-cell table:number-columns-repeated="1018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9.655083">
            <text:p>49.655083</text:p>
          </table:table-cell>
          <table:table-cell office:value-type="float" office:value="0.33446407">
            <text:p>0.33446407</text:p>
          </table:table-cell>
          <table:table-cell office:value-type="float" office:value="228.46309">
            <text:p>228.46309</text:p>
          </table:table-cell>
          <table:table-cell office:value-type="float" office:value="25.732494">
            <text:p>25.732494</text:p>
          </table:table-cell>
          <table:table-cell office:value-type="float" office:value="10.095024">
            <text:p>10.095024</text:p>
          </table:table-cell>
          <table:table-cell table:number-columns-repeated="1018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9.616554">
            <text:p>49.616554</text:p>
          </table:table-cell>
          <table:table-cell office:value-type="float" office:value="0.36334464">
            <text:p>0.36334464</text:p>
          </table:table-cell>
          <table:table-cell office:value-type="float" office:value="226.71463">
            <text:p>226.71463</text:p>
          </table:table-cell>
          <table:table-cell office:value-type="float" office:value="26.497324">
            <text:p>26.497324</text:p>
          </table:table-cell>
          <table:table-cell office:value-type="float" office:value="10.06095">
            <text:p>10.06095</text:p>
          </table:table-cell>
          <table:table-cell table:number-columns-repeated="1018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78.88617">
            <text:p>78.88617</text:p>
          </table:table-cell>
          <table:table-cell office:value-type="float" office:value="0.48363343">
            <text:p>0.48363343</text:p>
          </table:table-cell>
          <table:table-cell office:value-type="float" office:value="227.65715">
            <text:p>227.65715</text:p>
          </table:table-cell>
          <table:table-cell office:value-type="float" office:value="24.934973">
            <text:p>24.934973</text:p>
          </table:table-cell>
          <table:table-cell office:value-type="float" office:value="10.620609">
            <text:p>10.620609</text:p>
          </table:table-cell>
          <table:table-cell table:number-columns-repeated="1018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8.588863">
            <text:p>48.588863</text:p>
          </table:table-cell>
          <table:table-cell office:value-type="float" office:value="0.0048363344">
            <text:p>0.0048363344</text:p>
          </table:table-cell>
          <table:table-cell office:value-type="float" office:value="227.74657">
            <text:p>227.74657</text:p>
          </table:table-cell>
          <table:table-cell office:value-type="float" office:value="25.04935">
            <text:p>25.04935</text:p>
          </table:table-cell>
          <table:table-cell office:value-type="float" office:value="10.046206">
            <text:p>10.046206</text:p>
          </table:table-cell>
          <table:table-cell table:number-columns-repeated="1018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2.045887">
            <text:p>42.045887</text:p>
          </table:table-cell>
          <table:table-cell office:value-type="float" office:value="0.010048363">
            <text:p>0.010048363</text:p>
          </table:table-cell>
          <table:table-cell office:value-type="float" office:value="228.79745">
            <text:p>228.79745</text:p>
          </table:table-cell>
          <table:table-cell office:value-type="float" office:value="25.160494">
            <text:p>25.160494</text:p>
          </table:table-cell>
          <table:table-cell office:value-type="float" office:value="10.0404625">
            <text:p>10.0404625</text:p>
          </table:table-cell>
          <table:table-cell table:number-columns-repeated="1018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2.31046">
            <text:p>42.31046</text:p>
          </table:table-cell>
          <table:table-cell office:value-type="float" office:value="0.9901005">
            <text:p>0.9901005</text:p>
          </table:table-cell>
          <table:table-cell office:value-type="float" office:value="229.23798">
            <text:p>229.23798</text:p>
          </table:table-cell>
          <table:table-cell office:value-type="float" office:value="24.681606">
            <text:p>24.681606</text:p>
          </table:table-cell>
          <table:table-cell office:value-type="float" office:value="10.660405">
            <text:p>10.660405</text:p>
          </table:table-cell>
          <table:table-cell table:number-columns-repeated="1018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6.613106">
            <text:p>56.613106</text:p>
          </table:table-cell>
          <table:table-cell office:value-type="float" office:value="3.0899012">
            <text:p>3.0899012</text:p>
          </table:table-cell>
          <table:table-cell office:value-type="float" office:value="227.35239">
            <text:p>227.35239</text:p>
          </table:table-cell>
          <table:table-cell office:value-type="float" office:value="26.366816">
            <text:p>26.366816</text:p>
          </table:table-cell>
          <table:table-cell office:value-type="float" office:value="10.086604">
            <text:p>10.086604</text:p>
          </table:table-cell>
          <table:table-cell table:number-columns-repeated="1018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55.70613">
            <text:p>55.70613</text:p>
          </table:table-cell>
          <table:table-cell office:value-type="float" office:value="2.300899">
            <text:p>2.300899</text:p>
          </table:table-cell>
          <table:table-cell office:value-type="float" office:value="228.03351">
            <text:p>228.03351</text:p>
          </table:table-cell>
          <table:table-cell office:value-type="float" office:value="25.903667">
            <text:p>25.903667</text:p>
          </table:table-cell>
          <table:table-cell office:value-type="float" office:value="10.020866">
            <text:p>10.020866</text:p>
          </table:table-cell>
          <table:table-cell table:number-columns-repeated="1018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2.78706">
            <text:p>52.78706</text:p>
          </table:table-cell>
          <table:table-cell office:value-type="float" office:value="1.0230091">
            <text:p>1.0230091</text:p>
          </table:table-cell>
          <table:table-cell office:value-type="float" office:value="226.87033">
            <text:p>226.87033</text:p>
          </table:table-cell>
          <table:table-cell office:value-type="float" office:value="25.799038">
            <text:p>25.799038</text:p>
          </table:table-cell>
          <table:table-cell office:value-type="float" office:value="10.420209">
            <text:p>10.420209</text:p>
          </table:table-cell>
          <table:table-cell table:number-columns-repeated="1018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8.37787">
            <text:p>68.37787</text:p>
          </table:table-cell>
          <table:table-cell office:value-type="float" office:value="3.26023">
            <text:p>3.26023</text:p>
          </table:table-cell>
          <table:table-cell office:value-type="float" office:value="228.92871">
            <text:p>228.92871</text:p>
          </table:table-cell>
          <table:table-cell office:value-type="float" office:value="25.00799">
            <text:p>25.00799</text:p>
          </table:table-cell>
          <table:table-cell office:value-type="float" office:value="10.104202">
            <text:p>10.104202</text:p>
          </table:table-cell>
          <table:table-cell table:number-columns-repeated="1018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56.82378">
            <text:p>56.82378</text:p>
          </table:table-cell>
          <table:table-cell office:value-type="float" office:value="1.2626023">
            <text:p>1.2626023</text:p>
          </table:table-cell>
          <table:table-cell office:value-type="float" office:value="227.67929">
            <text:p>227.67929</text:p>
          </table:table-cell>
          <table:table-cell office:value-type="float" office:value="25.23008">
            <text:p>25.23008</text:p>
          </table:table-cell>
          <table:table-cell office:value-type="float" office:value="10.701042">
            <text:p>10.701042</text:p>
          </table:table-cell>
          <table:table-cell table:number-columns-repeated="1018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7.388237">
            <text:p>57.388237</text:p>
          </table:table-cell>
          <table:table-cell office:value-type="float" office:value="1.082626">
            <text:p>1.082626</text:p>
          </table:table-cell>
          <table:table-cell office:value-type="float" office:value="228.3168">
            <text:p>228.3168</text:p>
          </table:table-cell>
          <table:table-cell office:value-type="float" office:value="25.112299">
            <text:p>25.112299</text:p>
          </table:table-cell>
          <table:table-cell office:value-type="float" office:value="10.91701">
            <text:p>10.91701</text:p>
          </table:table-cell>
          <table:table-cell table:number-columns-repeated="1018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4.893883">
            <text:p>44.893883</text:p>
          </table:table-cell>
          <table:table-cell office:value-type="float" office:value="1.5308262">
            <text:p>1.5308262</text:p>
          </table:table-cell>
          <table:table-cell office:value-type="float" office:value="227.69316">
            <text:p>227.69316</text:p>
          </table:table-cell>
          <table:table-cell office:value-type="float" office:value="26.851124">
            <text:p>26.851124</text:p>
          </table:table-cell>
          <table:table-cell office:value-type="float" office:value="10.02917">
            <text:p>10.02917</text:p>
          </table:table-cell>
          <table:table-cell table:number-columns-repeated="1018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9.04894">
            <text:p>59.04894</text:p>
          </table:table-cell>
          <table:table-cell office:value-type="float" office:value="1.1353083">
            <text:p>1.1353083</text:p>
          </table:table-cell>
          <table:table-cell office:value-type="float" office:value="228.90694">
            <text:p>228.90694</text:p>
          </table:table-cell>
          <table:table-cell office:value-type="float" office:value="25.048512">
            <text:p>25.048512</text:p>
          </table:table-cell>
          <table:table-cell office:value-type="float" office:value="10.1102915">
            <text:p>10.1102915</text:p>
          </table:table-cell>
          <table:table-cell table:number-columns-repeated="1018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47.34049">
            <text:p>47.34049</text:p>
          </table:table-cell>
          <table:table-cell office:value-type="float" office:value="1.011353">
            <text:p>1.011353</text:p>
          </table:table-cell>
          <table:table-cell office:value-type="float" office:value="229.00906">
            <text:p>229.00906</text:p>
          </table:table-cell>
          <table:table-cell office:value-type="float" office:value="25.560486">
            <text:p>25.560486</text:p>
          </table:table-cell>
          <table:table-cell office:value-type="float" office:value="10.541103">
            <text:p>10.541103</text:p>
          </table:table-cell>
          <table:table-cell table:number-columns-repeated="1018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5.613403">
            <text:p>45.613403</text:p>
          </table:table-cell>
          <table:table-cell office:value-type="float" office:value="1.7201135">
            <text:p>1.7201135</text:p>
          </table:table-cell>
          <table:table-cell office:value-type="float" office:value="229.25008">
            <text:p>229.25008</text:p>
          </table:table-cell>
          <table:table-cell office:value-type="float" office:value="26.215605">
            <text:p>26.215605</text:p>
          </table:table-cell>
          <table:table-cell office:value-type="float" office:value="10.565412">
            <text:p>10.565412</text:p>
          </table:table-cell>
          <table:table-cell table:number-columns-repeated="1018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57.366135">
            <text:p>57.366135</text:p>
          </table:table-cell>
          <table:table-cell office:value-type="float" office:value="1.1572012">
            <text:p>1.1572012</text:p>
          </table:table-cell>
          <table:table-cell office:value-type="float" office:value="224.7425">
            <text:p>224.7425</text:p>
          </table:table-cell>
          <table:table-cell office:value-type="float" office:value="25.302156">
            <text:p>25.302156</text:p>
          </table:table-cell>
          <table:table-cell office:value-type="float" office:value="10.665654">
            <text:p>10.665654</text:p>
          </table:table-cell>
          <table:table-cell table:number-columns-repeated="1018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3.98366">
            <text:p>63.98366</text:p>
          </table:table-cell>
          <table:table-cell office:value-type="float" office:value="2.341572">
            <text:p>2.341572</text:p>
          </table:table-cell>
          <table:table-cell office:value-type="float" office:value="228.00742">
            <text:p>228.00742</text:p>
          </table:table-cell>
          <table:table-cell office:value-type="float" office:value="25.263023">
            <text:p>25.263023</text:p>
          </table:table-cell>
          <table:table-cell office:value-type="float" office:value="10.106656">
            <text:p>10.106656</text:p>
          </table:table-cell>
          <table:table-cell table:number-columns-repeated="1018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8.679836">
            <text:p>38.679836</text:p>
          </table:table-cell>
          <table:table-cell office:value-type="float" office:value="1.5034157">
            <text:p>1.5034157</text:p>
          </table:table-cell>
          <table:table-cell office:value-type="float" office:value="226.80008">
            <text:p>226.80008</text:p>
          </table:table-cell>
          <table:table-cell office:value-type="float" office:value="26.462631">
            <text:p>26.462631</text:p>
          </table:table-cell>
          <table:table-cell office:value-type="float" office:value="10.081067">
            <text:p>10.081067</text:p>
          </table:table-cell>
          <table:table-cell table:number-columns-repeated="1018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1.416798">
            <text:p>41.416798</text:p>
          </table:table-cell>
          <table:table-cell office:value-type="float" office:value="3.2550342">
            <text:p>3.2550342</text:p>
          </table:table-cell>
          <table:table-cell office:value-type="float" office:value="229.388">
            <text:p>229.388</text:p>
          </table:table-cell>
          <table:table-cell office:value-type="float" office:value="26.444626">
            <text:p>26.444626</text:p>
          </table:table-cell>
          <table:table-cell office:value-type="float" office:value="9.94081">
            <text:p>9.94081</text:p>
          </table:table-cell>
          <table:table-cell table:number-columns-repeated="1018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8.13417">
            <text:p>48.13417</text:p>
          </table:table-cell>
          <table:table-cell office:value-type="float" office:value="2.0125504">
            <text:p>2.0125504</text:p>
          </table:table-cell>
          <table:table-cell office:value-type="float" office:value="229.26387">
            <text:p>229.26387</text:p>
          </table:table-cell>
          <table:table-cell office:value-type="float" office:value="25.104446">
            <text:p>25.104446</text:p>
          </table:table-cell>
          <table:table-cell office:value-type="float" office:value="9.919408">
            <text:p>9.919408</text:p>
          </table:table-cell>
          <table:table-cell table:number-columns-repeated="1018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48.67134">
            <text:p>48.67134</text:p>
          </table:table-cell>
          <table:table-cell office:value-type="float" office:value="1.0101255">
            <text:p>1.0101255</text:p>
          </table:table-cell>
          <table:table-cell office:value-type="float" office:value="228.63263">
            <text:p>228.63263</text:p>
          </table:table-cell>
          <table:table-cell office:value-type="float" office:value="25.751045">
            <text:p>25.751045</text:p>
          </table:table-cell>
          <table:table-cell office:value-type="float" office:value="10.539194">
            <text:p>10.539194</text:p>
          </table:table-cell>
          <table:table-cell table:number-columns-repeated="1018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41.776714">
            <text:p>41.776714</text:p>
          </table:table-cell>
          <table:table-cell office:value-type="float" office:value="1.1701013">
            <text:p>1.1701013</text:p>
          </table:table-cell>
          <table:table-cell office:value-type="float" office:value="227.02632">
            <text:p>227.02632</text:p>
          </table:table-cell>
          <table:table-cell office:value-type="float" office:value="24.95751">
            <text:p>24.95751</text:p>
          </table:table-cell>
          <table:table-cell office:value-type="float" office:value="10.045392">
            <text:p>10.045392</text:p>
          </table:table-cell>
          <table:table-cell table:number-columns-repeated="1018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3.81777">
            <text:p>63.81777</text:p>
          </table:table-cell>
          <table:table-cell office:value-type="float" office:value="1.001701">
            <text:p>1.001701</text:p>
          </table:table-cell>
          <table:table-cell office:value-type="float" office:value="227.66028">
            <text:p>227.66028</text:p>
          </table:table-cell>
          <table:table-cell office:value-type="float" office:value="26.369576">
            <text:p>26.369576</text:p>
          </table:table-cell>
          <table:table-cell office:value-type="float" office:value="11.360455">
            <text:p>11.360455</text:p>
          </table:table-cell>
          <table:table-cell table:number-columns-repeated="1018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1.018177">
            <text:p>41.018177</text:p>
          </table:table-cell>
          <table:table-cell office:value-type="float" office:value="2.930017">
            <text:p>2.930017</text:p>
          </table:table-cell>
          <table:table-cell office:value-type="float" office:value="228.0166">
            <text:p>228.0166</text:p>
          </table:table-cell>
          <table:table-cell office:value-type="float" office:value="25.093697">
            <text:p>25.093697</text:p>
          </table:table-cell>
          <table:table-cell office:value-type="float" office:value="10.093605">
            <text:p>10.093605</text:p>
          </table:table-cell>
          <table:table-cell table:number-columns-repeated="1018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52.58018">
            <text:p>52.58018</text:p>
          </table:table-cell>
          <table:table-cell office:value-type="float" office:value="3.6393003">
            <text:p>3.6393003</text:p>
          </table:table-cell>
          <table:table-cell office:value-type="float" office:value="228.60016">
            <text:p>228.60016</text:p>
          </table:table-cell>
          <table:table-cell office:value-type="float" office:value="25.410938">
            <text:p>25.410938</text:p>
          </table:table-cell>
          <table:table-cell office:value-type="float" office:value="10.660936">
            <text:p>10.660936</text:p>
          </table:table-cell>
          <table:table-cell table:number-columns-repeated="1018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49.7858">
            <text:p>49.7858</text:p>
          </table:table-cell>
          <table:table-cell office:value-type="float" office:value="1.486393">
            <text:p>1.486393</text:p>
          </table:table-cell>
          <table:table-cell office:value-type="float" office:value="245.256">
            <text:p>245.256</text:p>
          </table:table-cell>
          <table:table-cell office:value-type="float" office:value="25.21411">
            <text:p>25.21411</text:p>
          </table:table-cell>
          <table:table-cell office:value-type="float" office:value="10.066609">
            <text:p>10.066609</text:p>
          </table:table-cell>
          <table:table-cell table:number-columns-repeated="1018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56.197857">
            <text:p>56.197857</text:p>
          </table:table-cell>
          <table:table-cell office:value-type="float" office:value="9.014864">
            <text:p>9.014864</text:p>
          </table:table-cell>
          <table:table-cell office:value-type="float" office:value="244.83257">
            <text:p>244.83257</text:p>
          </table:table-cell>
          <table:table-cell office:value-type="float" office:value="24.95214">
            <text:p>24.95214</text:p>
          </table:table-cell>
          <table:table-cell office:value-type="float" office:value="10.140666">
            <text:p>10.140666</text:p>
          </table:table-cell>
          <table:table-cell table:number-columns-repeated="1018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4.611977">
            <text:p>44.611977</text:p>
          </table:table-cell>
          <table:table-cell office:value-type="float" office:value="9.200149">
            <text:p>9.200149</text:p>
          </table:table-cell>
          <table:table-cell office:value-type="float" office:value="243.27832">
            <text:p>243.27832</text:p>
          </table:table-cell>
          <table:table-cell office:value-type="float" office:value="25.81952">
            <text:p>25.81952</text:p>
          </table:table-cell>
          <table:table-cell office:value-type="float" office:value="10.191407">
            <text:p>10.191407</text:p>
          </table:table-cell>
          <table:table-cell table:number-columns-repeated="1018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0.536118">
            <text:p>50.536118</text:p>
          </table:table-cell>
          <table:table-cell office:value-type="float" office:value="9.052001">
            <text:p>9.052001</text:p>
          </table:table-cell>
          <table:table-cell office:value-type="float" office:value="243.32277">
            <text:p>243.32277</text:p>
          </table:table-cell>
          <table:table-cell office:value-type="float" office:value="25.018196">
            <text:p>25.018196</text:p>
          </table:table-cell>
          <table:table-cell office:value-type="float" office:value="10.641914">
            <text:p>10.641914</text:p>
          </table:table-cell>
          <table:table-cell table:number-columns-repeated="1018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50.97536">
            <text:p>50.97536</text:p>
          </table:table-cell>
          <table:table-cell office:value-type="float" office:value="9.01052">
            <text:p>9.01052</text:p>
          </table:table-cell>
          <table:table-cell office:value-type="float" office:value="245.38322">
            <text:p>245.38322</text:p>
          </table:table-cell>
          <table:table-cell office:value-type="float" office:value="25.02018">
            <text:p>25.02018</text:p>
          </table:table-cell>
          <table:table-cell office:value-type="float" office:value="11.546418">
            <text:p>11.546418</text:p>
          </table:table-cell>
          <table:table-cell table:number-columns-repeated="1018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2.589756">
            <text:p>52.589756</text:p>
          </table:table-cell>
          <table:table-cell office:value-type="float" office:value="8.930105">
            <text:p>8.930105</text:p>
          </table:table-cell>
          <table:table-cell office:value-type="float" office:value="244.16383">
            <text:p>244.16383</text:p>
          </table:table-cell>
          <table:table-cell office:value-type="float" office:value="26.5002">
            <text:p>26.5002</text:p>
          </table:table-cell>
          <table:table-cell office:value-type="float" office:value="10.435464">
            <text:p>10.435464</text:p>
          </table:table-cell>
          <table:table-cell table:number-columns-repeated="1018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46.2059">
            <text:p>46.2059</text:p>
          </table:table-cell>
          <table:table-cell office:value-type="float" office:value="9.4393015">
            <text:p>9.4393015</text:p>
          </table:table-cell>
          <table:table-cell office:value-type="float" office:value="239.76164">
            <text:p>239.76164</text:p>
          </table:table-cell>
          <table:table-cell office:value-type="float" office:value="25.845003">
            <text:p>25.845003</text:p>
          </table:table-cell>
          <table:table-cell office:value-type="float" office:value="10.414354">
            <text:p>10.414354</text:p>
          </table:table-cell>
          <table:table-cell table:number-columns-repeated="1018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0.41206">
            <text:p>50.41206</text:p>
          </table:table-cell>
          <table:table-cell office:value-type="float" office:value="11.414393">
            <text:p>11.414393</text:p>
          </table:table-cell>
          <table:table-cell office:value-type="float" office:value="242.74762">
            <text:p>242.74762</text:p>
          </table:table-cell>
          <table:table-cell office:value-type="float" office:value="25.09845">
            <text:p>25.09845</text:p>
          </table:table-cell>
          <table:table-cell office:value-type="float" office:value="10.134144">
            <text:p>10.134144</text:p>
          </table:table-cell>
          <table:table-cell table:number-columns-repeated="1018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46.624123">
            <text:p>46.624123</text:p>
          </table:table-cell>
          <table:table-cell office:value-type="float" office:value="10.254145">
            <text:p>10.254145</text:p>
          </table:table-cell>
          <table:table-cell office:value-type="float" office:value="243.66748">
            <text:p>243.66748</text:p>
          </table:table-cell>
          <table:table-cell office:value-type="float" office:value="25.090984">
            <text:p>25.090984</text:p>
          </table:table-cell>
          <table:table-cell office:value-type="float" office:value="10.371342">
            <text:p>10.371342</text:p>
          </table:table-cell>
          <table:table-cell table:number-columns-repeated="1018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62.136242">
            <text:p>62.136242</text:p>
          </table:table-cell>
          <table:table-cell office:value-type="float" office:value="9.142542">
            <text:p>9.142542</text:p>
          </table:table-cell>
          <table:table-cell office:value-type="float" office:value="244.12668">
            <text:p>244.12668</text:p>
          </table:table-cell>
          <table:table-cell office:value-type="float" office:value="25.21091">
            <text:p>25.21091</text:p>
          </table:table-cell>
          <table:table-cell office:value-type="float" office:value="9.163713">
            <text:p>9.163713</text:p>
          </table:table-cell>
          <table:table-cell table:number-columns-repeated="1018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65.49136">
            <text:p>65.49136</text:p>
          </table:table-cell>
          <table:table-cell office:value-type="float" office:value="11.081426">
            <text:p>11.081426</text:p>
          </table:table-cell>
          <table:table-cell office:value-type="float" office:value="243.28127">
            <text:p>243.28127</text:p>
          </table:table-cell>
          <table:table-cell office:value-type="float" office:value="25.562109">
            <text:p>25.562109</text:p>
          </table:table-cell>
          <table:table-cell office:value-type="float" office:value="7.971637">
            <text:p>7.971637</text:p>
          </table:table-cell>
          <table:table-cell table:number-columns-repeated="1018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3.97491">
            <text:p>63.97491</text:p>
          </table:table-cell>
          <table:table-cell office:value-type="float" office:value="9.460814">
            <text:p>9.460814</text:p>
          </table:table-cell>
          <table:table-cell office:value-type="float" office:value="243.1728">
            <text:p>243.1728</text:p>
          </table:table-cell>
          <table:table-cell office:value-type="float" office:value="25.32562">
            <text:p>25.32562</text:p>
          </table:table-cell>
          <table:table-cell office:value-type="float" office:value="9.039716">
            <text:p>9.039716</text:p>
          </table:table-cell>
          <table:table-cell table:number-columns-repeated="1018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54.359745">
            <text:p>54.359745</text:p>
          </table:table-cell>
          <table:table-cell office:value-type="float" office:value="9.134608">
            <text:p>9.134608</text:p>
          </table:table-cell>
          <table:table-cell office:value-type="float" office:value="244.85172">
            <text:p>244.85172</text:p>
          </table:table-cell>
          <table:table-cell office:value-type="float" office:value="26.243258">
            <text:p>26.243258</text:p>
          </table:table-cell>
          <table:table-cell office:value-type="float" office:value="8.290398">
            <text:p>8.290398</text:p>
          </table:table-cell>
          <table:table-cell table:number-columns-repeated="1018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56.6036">
            <text:p>56.6036</text:p>
          </table:table-cell>
          <table:table-cell office:value-type="float" office:value="9.001347">
            <text:p>9.001347</text:p>
          </table:table-cell>
          <table:table-cell office:value-type="float" office:value="245.26851">
            <text:p>245.26851</text:p>
          </table:table-cell>
          <table:table-cell office:value-type="float" office:value="25.092432">
            <text:p>25.092432</text:p>
          </table:table-cell>
          <table:table-cell office:value-type="float" office:value="8.642904">
            <text:p>8.642904</text:p>
          </table:table-cell>
          <table:table-cell table:number-columns-repeated="1018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56.266037">
            <text:p>56.266037</text:p>
          </table:table-cell>
          <table:table-cell office:value-type="float" office:value="10.760014">
            <text:p>10.760014</text:p>
          </table:table-cell>
          <table:table-cell office:value-type="float" office:value="243.4027">
            <text:p>243.4027</text:p>
          </table:table-cell>
          <table:table-cell office:value-type="float" office:value="25.110924">
            <text:p>25.110924</text:p>
          </table:table-cell>
          <table:table-cell office:value-type="float" office:value="7.8664293">
            <text:p>7.8664293</text:p>
          </table:table-cell>
          <table:table-cell table:number-columns-repeated="1018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48.56266">
            <text:p>48.56266</text:p>
          </table:table-cell>
          <table:table-cell office:value-type="float" office:value="9.4376">
            <text:p>9.4376</text:p>
          </table:table-cell>
          <table:table-cell office:value-type="float" office:value="244.92403">
            <text:p>244.92403</text:p>
          </table:table-cell>
          <table:table-cell office:value-type="float" office:value="25.231108">
            <text:p>25.231108</text:p>
          </table:table-cell>
          <table:table-cell office:value-type="float" office:value="7.9186645">
            <text:p>7.9186645</text:p>
          </table:table-cell>
          <table:table-cell table:number-columns-repeated="1018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46.415627">
            <text:p>46.415627</text:p>
          </table:table-cell>
          <table:table-cell office:value-type="float" office:value="9.404376">
            <text:p>9.404376</text:p>
          </table:table-cell>
          <table:table-cell office:value-type="float" office:value="245.07924">
            <text:p>245.07924</text:p>
          </table:table-cell>
          <table:table-cell office:value-type="float" office:value="26.28231">
            <text:p>26.28231</text:p>
          </table:table-cell>
          <table:table-cell office:value-type="float" office:value="8.039187">
            <text:p>8.039187</text:p>
          </table:table-cell>
          <table:table-cell table:number-columns-repeated="1018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58.264156">
            <text:p>58.264156</text:p>
          </table:table-cell>
          <table:table-cell office:value-type="float" office:value="9.094044">
            <text:p>9.094044</text:p>
          </table:table-cell>
          <table:table-cell office:value-type="float" office:value="243.37079">
            <text:p>243.37079</text:p>
          </table:table-cell>
          <table:table-cell office:value-type="float" office:value="24.732822">
            <text:p>24.732822</text:p>
          </table:table-cell>
          <table:table-cell office:value-type="float" office:value="8.200392">
            <text:p>8.200392</text:p>
          </table:table-cell>
          <table:table-cell table:number-columns-repeated="1018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53.462643">
            <text:p>53.462643</text:p>
          </table:table-cell>
          <table:table-cell office:value-type="float" office:value="9.3009405">
            <text:p>9.3009405</text:p>
          </table:table-cell>
          <table:table-cell office:value-type="float" office:value="243.30371">
            <text:p>243.30371</text:p>
          </table:table-cell>
          <table:table-cell office:value-type="float" office:value="25.24733">
            <text:p>25.24733</text:p>
          </table:table-cell>
          <table:table-cell office:value-type="float" office:value="9.402004">
            <text:p>9.402004</text:p>
          </table:table-cell>
          <table:table-cell table:number-columns-repeated="1018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63.32463">
            <text:p>63.32463</text:p>
          </table:table-cell>
          <table:table-cell office:value-type="float" office:value="9.243009">
            <text:p>9.243009</text:p>
          </table:table-cell>
          <table:table-cell office:value-type="float" office:value="243.82304">
            <text:p>243.82304</text:p>
          </table:table-cell>
          <table:table-cell office:value-type="float" office:value="25.892473">
            <text:p>25.892473</text:p>
          </table:table-cell>
          <table:table-cell office:value-type="float" office:value="8.45402">
            <text:p>8.45402</text:p>
          </table:table-cell>
          <table:table-cell table:number-columns-repeated="1018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48.743248">
            <text:p>48.743248</text:p>
          </table:table-cell>
          <table:table-cell office:value-type="float" office:value="9.72243">
            <text:p>9.72243</text:p>
          </table:table-cell>
          <table:table-cell office:value-type="float" office:value="244.87823">
            <text:p>244.87823</text:p>
          </table:table-cell>
          <table:table-cell office:value-type="float" office:value="24.778925">
            <text:p>24.778925</text:p>
          </table:table-cell>
          <table:table-cell office:value-type="float" office:value="8.74454">
            <text:p>8.74454</text:p>
          </table:table-cell>
          <table:table-cell table:number-columns-repeated="1018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51.23743">
            <text:p>51.23743</text:p>
          </table:table-cell>
          <table:table-cell office:value-type="float" office:value="9.457224">
            <text:p>9.457224</text:p>
          </table:table-cell>
          <table:table-cell office:value-type="float" office:value="241.2788">
            <text:p>241.2788</text:p>
          </table:table-cell>
          <table:table-cell office:value-type="float" office:value="25.087788">
            <text:p>25.087788</text:p>
          </table:table-cell>
          <table:table-cell office:value-type="float" office:value="8.0974455">
            <text:p>8.0974455</text:p>
          </table:table-cell>
          <table:table-cell table:number-columns-repeated="1018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4.042374">
            <text:p>54.042374</text:p>
          </table:table-cell>
          <table:table-cell office:value-type="float" office:value="10.744573">
            <text:p>10.744573</text:p>
          </table:table-cell>
          <table:table-cell office:value-type="float" office:value="244.7728">
            <text:p>244.7728</text:p>
          </table:table-cell>
          <table:table-cell office:value-type="float" office:value="25.400879">
            <text:p>25.400879</text:p>
          </table:table-cell>
          <table:table-cell office:value-type="float" office:value="8.1609745">
            <text:p>8.1609745</text:p>
          </table:table-cell>
          <table:table-cell table:number-columns-repeated="1018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50.440426">
            <text:p>50.440426</text:p>
          </table:table-cell>
          <table:table-cell office:value-type="float" office:value="9.147446">
            <text:p>9.147446</text:p>
          </table:table-cell>
          <table:table-cell office:value-type="float" office:value="245.08774">
            <text:p>245.08774</text:p>
          </table:table-cell>
          <table:table-cell office:value-type="float" office:value="27.17401">
            <text:p>27.17401</text:p>
          </table:table-cell>
          <table:table-cell office:value-type="float" office:value="8.96161">
            <text:p>8.96161</text:p>
          </table:table-cell>
          <table:table-cell table:number-columns-repeated="1018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50.154404">
            <text:p>50.154404</text:p>
          </table:table-cell>
          <table:table-cell office:value-type="float" office:value="9.151475">
            <text:p>9.151475</text:p>
          </table:table-cell>
          <table:table-cell office:value-type="float" office:value="241.72089">
            <text:p>241.72089</text:p>
          </table:table-cell>
          <table:table-cell office:value-type="float" office:value="26.13174">
            <text:p>26.13174</text:p>
          </table:table-cell>
          <table:table-cell office:value-type="float" office:value="8.149616">
            <text:p>8.149616</text:p>
          </table:table-cell>
          <table:table-cell table:number-columns-repeated="1018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5.881546">
            <text:p>65.881546</text:p>
          </table:table-cell>
          <table:table-cell office:value-type="float" office:value="9.031515">
            <text:p>9.031515</text:p>
          </table:table-cell>
          <table:table-cell office:value-type="float" office:value="245.4772">
            <text:p>245.4772</text:p>
          </table:table-cell>
          <table:table-cell office:value-type="float" office:value="28.211319">
            <text:p>28.211319</text:p>
          </table:table-cell>
          <table:table-cell office:value-type="float" office:value="8.081496">
            <text:p>8.081496</text:p>
          </table:table-cell>
          <table:table-cell table:number-columns-repeated="1018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55.41882">
            <text:p>55.41882</text:p>
          </table:table-cell>
          <table:table-cell office:value-type="float" office:value="10.210315">
            <text:p>10.210315</text:p>
          </table:table-cell>
          <table:table-cell office:value-type="float" office:value="243.33476">
            <text:p>243.33476</text:p>
          </table:table-cell>
          <table:table-cell office:value-type="float" office:value="25.842113">
            <text:p>25.842113</text:p>
          </table:table-cell>
          <table:table-cell office:value-type="float" office:value="7.920815">
            <text:p>7.920815</text:p>
          </table:table-cell>
          <table:table-cell table:number-columns-repeated="1018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3.81419">
            <text:p>53.81419</text:p>
          </table:table-cell>
          <table:table-cell office:value-type="float" office:value="10.942103">
            <text:p>10.942103</text:p>
          </table:table-cell>
          <table:table-cell office:value-type="float" office:value="245.27336">
            <text:p>245.27336</text:p>
          </table:table-cell>
          <table:table-cell office:value-type="float" office:value="27.08842">
            <text:p>27.08842</text:p>
          </table:table-cell>
          <table:table-cell office:value-type="float" office:value="0.7292082">
            <text:p>0.7292082</text:p>
          </table:table-cell>
          <table:table-cell table:number-columns-repeated="1018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58.728146">
            <text:p>58.728146</text:p>
          </table:table-cell>
          <table:table-cell office:value-type="float" office:value="10.869421">
            <text:p>10.869421</text:p>
          </table:table-cell>
          <table:table-cell office:value-type="float" office:value="242.93274">
            <text:p>242.93274</text:p>
          </table:table-cell>
          <table:table-cell office:value-type="float" office:value="25.260883">
            <text:p>25.260883</text:p>
          </table:table-cell>
          <table:table-cell office:value-type="float" office:value="0.7272921">
            <text:p>0.7272921</text:p>
          </table:table-cell>
          <table:table-cell table:number-columns-repeated="1018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52.94728">
            <text:p>52.94728</text:p>
          </table:table-cell>
          <table:table-cell office:value-type="float" office:value="9.028694">
            <text:p>9.028694</text:p>
          </table:table-cell>
          <table:table-cell office:value-type="float" office:value="242.86934">
            <text:p>242.86934</text:p>
          </table:table-cell>
          <table:table-cell office:value-type="float" office:value="25.532608">
            <text:p>25.532608</text:p>
          </table:table-cell>
          <table:table-cell office:value-type="float" office:value="0.17727292">
            <text:p>0.17727292</text:p>
          </table:table-cell>
          <table:table-cell table:number-columns-repeated="1018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50.189472">
            <text:p>50.189472</text:p>
          </table:table-cell>
          <table:table-cell office:value-type="float" office:value="10.290287">
            <text:p>10.290287</text:p>
          </table:table-cell>
          <table:table-cell office:value-type="float" office:value="243.3187">
            <text:p>243.3187</text:p>
          </table:table-cell>
          <table:table-cell office:value-type="float" office:value="26.375328">
            <text:p>26.375328</text:p>
          </table:table-cell>
          <table:table-cell office:value-type="float" office:value="0.03177273">
            <text:p>0.03177273</text:p>
          </table:table-cell>
          <table:table-cell table:number-columns-repeated="1018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54.451893">
            <text:p>54.451893</text:p>
          </table:table-cell>
          <table:table-cell office:value-type="float" office:value="9.382903">
            <text:p>9.382903</text:p>
          </table:table-cell>
          <table:table-cell office:value-type="float" office:value="242.86319">
            <text:p>242.86319</text:p>
          </table:table-cell>
          <table:table-cell office:value-type="float" office:value="25.083755">
            <text:p>25.083755</text:p>
          </table:table-cell>
          <table:table-cell office:value-type="float" office:value="0.8603177">
            <text:p>0.8603177</text:p>
          </table:table-cell>
          <table:table-cell table:number-columns-repeated="1018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48.034523">
            <text:p>48.034523</text:p>
          </table:table-cell>
          <table:table-cell office:value-type="float" office:value="9.013829">
            <text:p>9.013829</text:p>
          </table:table-cell>
          <table:table-cell office:value-type="float" office:value="244.48863">
            <text:p>244.48863</text:p>
          </table:table-cell>
          <table:table-cell office:value-type="float" office:value="25.250837">
            <text:p>25.250837</text:p>
          </table:table-cell>
          <table:table-cell office:value-type="float" office:value="0.16860317">
            <text:p>0.16860317</text:p>
          </table:table-cell>
          <table:table-cell table:number-columns-repeated="1018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3.390347">
            <text:p>43.390347</text:p>
          </table:table-cell>
          <table:table-cell office:value-type="float" office:value="9.000138">
            <text:p>9.000138</text:p>
          </table:table-cell>
          <table:table-cell office:value-type="float" office:value="245.35489">
            <text:p>245.35489</text:p>
          </table:table-cell>
          <table:table-cell office:value-type="float" office:value="25.00251">
            <text:p>25.00251</text:p>
          </table:table-cell>
          <table:table-cell office:value-type="float" office:value="1.4416862">
            <text:p>1.4416862</text:p>
          </table:table-cell>
          <table:table-cell table:number-columns-repeated="1018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49.983906">
            <text:p>49.983906</text:p>
          </table:table-cell>
          <table:table-cell office:value-type="float" office:value="10.310001">
            <text:p>10.310001</text:p>
          </table:table-cell>
          <table:table-cell office:value-type="float" office:value="243.37355">
            <text:p>243.37355</text:p>
          </table:table-cell>
          <table:table-cell office:value-type="float" office:value="25.010025">
            <text:p>25.010025</text:p>
          </table:table-cell>
          <table:table-cell office:value-type="float" office:value="0.21441686">
            <text:p>0.21441686</text:p>
          </table:table-cell>
          <table:table-cell table:number-columns-repeated="1018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44.56984">
            <text:p>44.56984</text:p>
          </table:table-cell>
          <table:table-cell office:value-type="float" office:value="8.9331">
            <text:p>8.9331</text:p>
          </table:table-cell>
          <table:table-cell office:value-type="float" office:value="245.48373">
            <text:p>245.48373</text:p>
          </table:table-cell>
          <table:table-cell office:value-type="float" office:value="25.5901">
            <text:p>25.5901</text:p>
          </table:table-cell>
          <table:table-cell office:value-type="float" office:value="0.81214416">
            <text:p>0.81214416</text:p>
          </table:table-cell>
          <table:table-cell table:number-columns-repeated="1018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61.5257">
            <text:p>61.5257</text:p>
          </table:table-cell>
          <table:table-cell office:value-type="float" office:value="9.999331">
            <text:p>9.999331</text:p>
          </table:table-cell>
          <table:table-cell office:value-type="float" office:value="244.38484">
            <text:p>244.38484</text:p>
          </table:table-cell>
          <table:table-cell office:value-type="float" office:value="25.515902">
            <text:p>25.515902</text:p>
          </table:table-cell>
          <table:table-cell office:value-type="float" office:value="0.038121443">
            <text:p>0.038121443</text:p>
          </table:table-cell>
          <table:table-cell table:number-columns-repeated="1018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56.015255">
            <text:p>56.015255</text:p>
          </table:table-cell>
          <table:table-cell office:value-type="float" office:value="9.3399935">
            <text:p>9.3399935</text:p>
          </table:table-cell>
          <table:table-cell office:value-type="float" office:value="244.64384">
            <text:p>244.64384</text:p>
          </table:table-cell>
          <table:table-cell office:value-type="float" office:value="25.205158">
            <text:p>25.205158</text:p>
          </table:table-cell>
          <table:table-cell office:value-type="float" office:value="0.00038121443">
            <text:p>0.0003812144</text:p>
          </table:table-cell>
          <table:table-cell table:number-columns-repeated="1018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46.99015">
            <text:p>46.99015</text:p>
          </table:table-cell>
          <table:table-cell office:value-type="float" office:value="9.4534">
            <text:p>9.4534</text:p>
          </table:table-cell>
          <table:table-cell office:value-type="float" office:value="241.62645">
            <text:p>241.62645</text:p>
          </table:table-cell>
          <table:table-cell office:value-type="float" office:value="25.292051">
            <text:p>25.292051</text:p>
          </table:table-cell>
          <table:table-cell office:value-type="float" office:value="0.0000038121443">
            <text:p>3.8121443E-006</text:p>
          </table:table-cell>
          <table:table-cell table:number-columns-repeated="1018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49.229904">
            <text:p>49.229904</text:p>
          </table:table-cell>
          <table:table-cell office:value-type="float" office:value="9.404533">
            <text:p>9.404533</text:p>
          </table:table-cell>
          <table:table-cell office:value-type="float" office:value="243.86627">
            <text:p>243.86627</text:p>
          </table:table-cell>
          <table:table-cell office:value-type="float" office:value="26.06292">
            <text:p>26.06292</text:p>
          </table:table-cell>
          <table:table-cell office:value-type="float" office:value="0.120000035">
            <text:p>0.120000035</text:p>
          </table:table-cell>
          <table:table-cell table:number-columns-repeated="1018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45.6323">
            <text:p>45.6323</text:p>
          </table:table-cell>
          <table:table-cell office:value-type="float" office:value="9.134046">
            <text:p>9.134046</text:p>
          </table:table-cell>
          <table:table-cell office:value-type="float" office:value="243.80867">
            <text:p>243.80867</text:p>
          </table:table-cell>
          <table:table-cell office:value-type="float" office:value="25.25063">
            <text:p>25.25063</text:p>
          </table:table-cell>
          <table:table-cell office:value-type="float" office:value="0.021200001">
            <text:p>0.021200001</text:p>
          </table:table-cell>
          <table:table-cell table:number-columns-repeated="1018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57.216324">
            <text:p>57.216324</text:p>
          </table:table-cell>
          <table:table-cell office:value-type="float" office:value="9.25134">
            <text:p>9.25134</text:p>
          </table:table-cell>
          <table:table-cell office:value-type="float" office:value="240.92809">
            <text:p>240.92809</text:p>
          </table:table-cell>
          <table:table-cell office:value-type="float" office:value="25.262505">
            <text:p>25.262505</text:p>
          </table:table-cell>
          <table:table-cell office:value-type="float" office:value="0.040212">
            <text:p>0.040212</text:p>
          </table:table-cell>
          <table:table-cell table:number-columns-repeated="1018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59.472164">
            <text:p>59.472164</text:p>
          </table:table-cell>
          <table:table-cell office:value-type="float" office:value="10.002514">
            <text:p>10.002514</text:p>
          </table:table-cell>
          <table:table-cell office:value-type="float" office:value="241.04927">
            <text:p>241.04927</text:p>
          </table:table-cell>
          <table:table-cell office:value-type="float" office:value="27.172625">
            <text:p>27.172625</text:p>
          </table:table-cell>
          <table:table-cell office:value-type="float" office:value="1.5004022">
            <text:p>1.5004022</text:p>
          </table:table-cell>
          <table:table-cell table:number-columns-repeated="1018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50.99472">
            <text:p>50.99472</text:p>
          </table:table-cell>
          <table:table-cell office:value-type="float" office:value="10.450025">
            <text:p>10.450025</text:p>
          </table:table-cell>
          <table:table-cell office:value-type="float" office:value="244.09048">
            <text:p>244.09048</text:p>
          </table:table-cell>
          <table:table-cell office:value-type="float" office:value="27.541725">
            <text:p>27.541725</text:p>
          </table:table-cell>
          <table:table-cell office:value-type="float" office:value="0.09500402">
            <text:p>0.09500402</text:p>
          </table:table-cell>
          <table:table-cell table:number-columns-repeated="1018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49.319946">
            <text:p>49.319946</text:p>
          </table:table-cell>
          <table:table-cell office:value-type="float" office:value="9.8945">
            <text:p>9.8945</text:p>
          </table:table-cell>
          <table:table-cell office:value-type="float" office:value="242.2209">
            <text:p>242.2209</text:p>
          </table:table-cell>
          <table:table-cell office:value-type="float" office:value="25.115417">
            <text:p>25.115417</text:p>
          </table:table-cell>
          <table:table-cell office:value-type="float" office:value="0.00095004024">
            <text:p>0.0009500402</text:p>
          </table:table-cell>
          <table:table-cell table:number-columns-repeated="1018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45.413197">
            <text:p>45.413197</text:p>
          </table:table-cell>
          <table:table-cell office:value-type="float" office:value="10.708945">
            <text:p>10.708945</text:p>
          </table:table-cell>
          <table:table-cell office:value-type="float" office:value="242.5122">
            <text:p>242.5122</text:p>
          </table:table-cell>
          <table:table-cell office:value-type="float" office:value="25.121155">
            <text:p>25.121155</text:p>
          </table:table-cell>
          <table:table-cell office:value-type="float" office:value="0.3600095">
            <text:p>0.3600095</text:p>
          </table:table-cell>
          <table:table-cell table:number-columns-repeated="1018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67.66413">
            <text:p>67.66413</text:p>
          </table:table-cell>
          <table:table-cell office:value-type="float" office:value="10.34709">
            <text:p>10.34709</text:p>
          </table:table-cell>
          <table:table-cell office:value-type="float" office:value="245.09512">
            <text:p>245.09512</text:p>
          </table:table-cell>
          <table:table-cell office:value-type="float" office:value="25.081211">
            <text:p>25.081211</text:p>
          </table:table-cell>
          <table:table-cell office:value-type="float" office:value="0.08360009">
            <text:p>0.08360009</text:p>
          </table:table-cell>
          <table:table-cell table:number-columns-repeated="1018"/>
        </table:table-row>
        <table:table-row table:style-name="ro2" table:number-rows-repeated="10483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 PL UMing HK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0</meta:editing-cycles>
    <meta:editing-duration>P0D</meta:editing-duration>
    <meta:document-statistic meta:table-count="1" meta:cell-count="1206" meta:object-count="1"/>
    <meta:generator>LibreOffice/4.0.4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5.808cm" svg:height="22.25cm" xlink:href=".." xlink:type="simple" chart:class="chart:scatter" chart:style-name="ch1">
        <chart:legend chart:legend-position="end" svg:x="23.115cm" svg:y="9.83cm" style:legend-expansion="high" chart:style-name="ch2"/>
        <chart:plot-area chart:style-name="ch3" table:cell-range-address="Sheet1.A2:Sheet1.F201 Sheet1.B1:Sheet1.F1" chart:data-source-has-labels="row" svg:x="0.966cm" svg:y="1.915cm" svg:width="21.117cm" svg:height="19.47cm">
          <chartooo:coordinate-region svg:x="1.826cm" svg:y="2.114cm" svg:width="19.951cm" svg:height="18.6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01" chart:label-cell-address="Sheet1.B1:Sheet1.B1" chart:class="chart:scatter">
            <chart:domain table:cell-range-address="Sheet1.A2:Sheet1.A201"/>
            <chart:data-point chart:repeated="200"/>
          </chart:series>
          <chart:series chart:style-name="ch7" chart:values-cell-range-address="Sheet1.C2:Sheet1.C201" chart:label-cell-address="Sheet1.C1:Sheet1.C1" chart:class="chart:scatter">
            <chart:data-point chart:repeated="200"/>
          </chart:series>
          <chart:series chart:style-name="ch8" chart:values-cell-range-address="Sheet1.D2:Sheet1.D201" chart:label-cell-address="Sheet1.D1:Sheet1.D1" chart:class="chart:scatter">
            <chart:data-point chart:repeated="200"/>
          </chart:series>
          <chart:series chart:style-name="ch9" chart:values-cell-range-address="Sheet1.E2:Sheet1.E201" chart:label-cell-address="Sheet1.E1:Sheet1.E1" chart:class="chart:scatter">
            <chart:data-point chart:repeated="200"/>
          </chart:series>
          <chart:series chart:style-name="ch10" chart:values-cell-range-address="Sheet1.F2:Sheet1.F201" chart:label-cell-address="Sheet1.F1:Sheet1.F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itness</text:p>
                <draw:g>
                  <svg:desc>Sheet1.B1:Sheet1.B1</svg:desc>
                </draw:g>
              </table:table-cell>
              <table:table-cell office:value-type="string">
                <text:p>No Turn</text:p>
                <draw:g>
                  <svg:desc>Sheet1.C1:Sheet1.C1</svg:desc>
                </draw:g>
              </table:table-cell>
              <table:table-cell office:value-type="string">
                <text:p>Turn</text:p>
                <draw:g>
                  <svg:desc>Sheet1.D1:Sheet1.D1</svg:desc>
                </draw:g>
              </table:table-cell>
              <table:table-cell office:value-type="string">
                <text:p>Memory</text:p>
                <draw:g>
                  <svg:desc>Sheet1.E1:Sheet1.E1</svg:desc>
                </draw:g>
              </table:table-cell>
              <table:table-cell office:value-type="string">
                <text:p>Defens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01</svg:desc>
                </draw:g>
              </table:table-cell>
              <table:table-cell office:value-type="float" office:value="18.21">
                <text:p>18.21</text:p>
                <draw:g>
                  <svg:desc>Sheet1.B2:Sheet1.B201</svg:desc>
                </draw:g>
              </table:table-cell>
              <table:table-cell office:value-type="float" office:value="0">
                <text:p>0</text:p>
                <draw:g>
                  <svg:desc>Sheet1.C2:Sheet1.C201</svg:desc>
                </draw:g>
              </table:table-cell>
              <table:table-cell office:value-type="float" office:value="0">
                <text:p>0</text:p>
                <draw:g>
                  <svg:desc>Sheet1.D2:Sheet1.D201</svg:desc>
                </draw:g>
              </table:table-cell>
              <table:table-cell office:value-type="float" office:value="0">
                <text:p>0</text:p>
                <draw:g>
                  <svg:desc>Sheet1.E2:Sheet1.E201</svg:desc>
                </draw:g>
              </table:table-cell>
              <table:table-cell office:value-type="float" office:value="0">
                <text:p>0</text:p>
                <draw:g>
                  <svg:desc>Sheet1.F2:Sheet1.F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.4921">
                <text:p>19.4921</text:p>
              </table:table-cell>
              <table:table-cell office:value-type="float" office:value="0.04">
                <text:p>0.04</text:p>
              </table:table-cell>
              <table:table-cell office:value-type="float" office:value="0.52">
                <text:p>0.52</text:p>
              </table:table-cell>
              <table:table-cell office:value-type="float" office:value="0.06">
                <text:p>0.0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7.944921">
                <text:p>17.944921</text:p>
              </table:table-cell>
              <table:table-cell office:value-type="float" office:value="0.0004">
                <text:p>0.0004</text:p>
              </table:table-cell>
              <table:table-cell office:value-type="float" office:value="32.0852">
                <text:p>32.0852</text:p>
              </table:table-cell>
              <table:table-cell office:value-type="float" office:value="0.00059999997">
                <text:p>0.00059999997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.09945">
                <text:p>18.09945</text:p>
              </table:table-cell>
              <table:table-cell office:value-type="float" office:value="0.000004">
                <text:p>0.000004</text:p>
              </table:table-cell>
              <table:table-cell office:value-type="float" office:value="31.890852">
                <text:p>31.890852</text:p>
              </table:table-cell>
              <table:table-cell office:value-type="float" office:value="0.19000599">
                <text:p>0.19000599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1.630997">
                <text:p>21.630997</text:p>
              </table:table-cell>
              <table:table-cell office:value-type="float" office:value="0.00000004">
                <text:p>0.00000004</text:p>
              </table:table-cell>
              <table:table-cell office:value-type="float" office:value="32.31891">
                <text:p>32.31891</text:p>
              </table:table-cell>
              <table:table-cell office:value-type="float" office:value="2.2419">
                <text:p>2.2419</text:p>
              </table:table-cell>
              <table:table-cell office:value-type="float" office:value="0.00000172">
                <text:p>0.00000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7.19631">
                <text:p>17.19631</text:p>
              </table:table-cell>
              <table:table-cell office:value-type="float" office:value="0.02">
                <text:p>0.02</text:p>
              </table:table-cell>
              <table:table-cell office:value-type="float" office:value="32.32319">
                <text:p>32.32319</text:p>
              </table:table-cell>
              <table:table-cell office:value-type="float" office:value="1.3124189">
                <text:p>1.3124189</text:p>
              </table:table-cell>
              <table:table-cell office:value-type="float" office:value="0.0000000172">
                <text:p>0.0000000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.981962">
                <text:p>16.981962</text:p>
              </table:table-cell>
              <table:table-cell office:value-type="float" office:value="0.0002">
                <text:p>0.0002</text:p>
              </table:table-cell>
              <table:table-cell office:value-type="float" office:value="32.973232">
                <text:p>32.973232</text:p>
              </table:table-cell>
              <table:table-cell office:value-type="float" office:value="1.2931242">
                <text:p>1.293124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.149818">
                <text:p>18.149818</text:p>
              </table:table-cell>
              <table:table-cell office:value-type="float" office:value="0.000002">
                <text:p>0.000002</text:p>
              </table:table-cell>
              <table:table-cell office:value-type="float" office:value="33.60973">
                <text:p>33.60973</text:p>
              </table:table-cell>
              <table:table-cell office:value-type="float" office:value="0.012931242">
                <text:p>0.01293124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0.011497">
                <text:p>20.011497</text:p>
              </table:table-cell>
              <table:table-cell office:value-type="float" office:value="1.16">
                <text:p>1.16</text:p>
              </table:table-cell>
              <table:table-cell office:value-type="float" office:value="32.0961">
                <text:p>32.0961</text:p>
              </table:table-cell>
              <table:table-cell office:value-type="float" office:value="0.00012931242">
                <text:p>0.00012931242</text:p>
              </table:table-cell>
              <table:table-cell office:value-type="float" office:value="0.440008">
                <text:p>0.440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.540115">
                <text:p>18.540115</text:p>
              </table:table-cell>
              <table:table-cell office:value-type="float" office:value="0.8916">
                <text:p>0.8916</text:p>
              </table:table-cell>
              <table:table-cell office:value-type="float" office:value="32.080963">
                <text:p>32.080963</text:p>
              </table:table-cell>
              <table:table-cell office:value-type="float" office:value="0.0000012931242">
                <text:p>0.0000012931242</text:p>
              </table:table-cell>
              <table:table-cell office:value-type="float" office:value="1.0544001">
                <text:p>1.0544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9.485401">
                <text:p>19.485401</text:p>
              </table:table-cell>
              <table:table-cell office:value-type="float" office:value="1.288916">
                <text:p>1.288916</text:p>
              </table:table-cell>
              <table:table-cell office:value-type="float" office:value="32.33081">
                <text:p>32.33081</text:p>
              </table:table-cell>
              <table:table-cell office:value-type="float" office:value="0.98">
                <text:p>0.98</text:p>
              </table:table-cell>
              <table:table-cell office:value-type="float" office:value="0.190544">
                <text:p>0.190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9.534853">
                <text:p>19.534853</text:p>
              </table:table-cell>
              <table:table-cell office:value-type="float" office:value="0.022889161">
                <text:p>0.022889161</text:p>
              </table:table-cell>
              <table:table-cell office:value-type="float" office:value="32.67331">
                <text:p>32.67331</text:p>
              </table:table-cell>
              <table:table-cell office:value-type="float" office:value="0.6198">
                <text:p>0.6198</text:p>
              </table:table-cell>
              <table:table-cell office:value-type="float" office:value="0.66190547">
                <text:p>0.661905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.625349">
                <text:p>18.625349</text:p>
              </table:table-cell>
              <table:table-cell office:value-type="float" office:value="0.02022889">
                <text:p>0.02022889</text:p>
              </table:table-cell>
              <table:table-cell office:value-type="float" office:value="32.026733">
                <text:p>32.026733</text:p>
              </table:table-cell>
              <table:table-cell office:value-type="float" office:value="0.0061979997">
                <text:p>0.0061979997</text:p>
              </table:table-cell>
              <table:table-cell office:value-type="float" office:value="0.006619055">
                <text:p>0.006619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8.076254">
                <text:p>18.076254</text:p>
              </table:table-cell>
              <table:table-cell office:value-type="float" office:value="0.3402023">
                <text:p>0.3402023</text:p>
              </table:table-cell>
              <table:table-cell office:value-type="float" office:value="32.320267">
                <text:p>32.320267</text:p>
              </table:table-cell>
              <table:table-cell office:value-type="float" office:value="2.270062">
                <text:p>2.270062</text:p>
              </table:table-cell>
              <table:table-cell office:value-type="float" office:value="0.00006619055">
                <text:p>0.00006619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8.740763">
                <text:p>18.740763</text:p>
              </table:table-cell>
              <table:table-cell office:value-type="float" office:value="0.363402">
                <text:p>0.363402</text:p>
              </table:table-cell>
              <table:table-cell office:value-type="float" office:value="31.683203">
                <text:p>31.683203</text:p>
              </table:table-cell>
              <table:table-cell office:value-type="float" office:value="1.3227006">
                <text:p>1.3227006</text:p>
              </table:table-cell>
              <table:table-cell office:value-type="float" office:value="0.16000067">
                <text:p>0.16000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.137407">
                <text:p>18.137407</text:p>
              </table:table-cell>
              <table:table-cell office:value-type="float" office:value="1.293634">
                <text:p>1.293634</text:p>
              </table:table-cell>
              <table:table-cell office:value-type="float" office:value="33.276833">
                <text:p>33.276833</text:p>
              </table:table-cell>
              <table:table-cell office:value-type="float" office:value="1.3332269">
                <text:p>1.3332269</text:p>
              </table:table-cell>
              <table:table-cell office:value-type="float" office:value="0.011600006">
                <text:p>0.011600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0.451374">
                <text:p>20.451374</text:p>
              </table:table-cell>
              <table:table-cell office:value-type="float" office:value="1.3129364">
                <text:p>1.3129364</text:p>
              </table:table-cell>
              <table:table-cell office:value-type="float" office:value="32.11277">
                <text:p>32.11277</text:p>
              </table:table-cell>
              <table:table-cell office:value-type="float" office:value="0.49333227">
                <text:p>0.49333227</text:p>
              </table:table-cell>
              <table:table-cell office:value-type="float" office:value="0.00011600006">
                <text:p>0.00011600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.064514">
                <text:p>16.064514</text:p>
              </table:table-cell>
              <table:table-cell office:value-type="float" office:value="1.4731294">
                <text:p>1.4731294</text:p>
              </table:table-cell>
              <table:table-cell office:value-type="float" office:value="32.48113">
                <text:p>32.48113</text:p>
              </table:table-cell>
              <table:table-cell office:value-type="float" office:value="0.3649333">
                <text:p>0.3649333</text:p>
              </table:table-cell>
              <table:table-cell office:value-type="float" office:value="0.24000116">
                <text:p>0.24000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9.290644">
                <text:p>19.290644</text:p>
              </table:table-cell>
              <table:table-cell office:value-type="float" office:value="0.054731295">
                <text:p>0.054731295</text:p>
              </table:table-cell>
              <table:table-cell office:value-type="float" office:value="32.36481">
                <text:p>32.36481</text:p>
              </table:table-cell>
              <table:table-cell office:value-type="float" office:value="0.043649334">
                <text:p>0.043649334</text:p>
              </table:table-cell>
              <table:table-cell office:value-type="float" office:value="0.11240002">
                <text:p>0.1124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8.542906">
                <text:p>18.542906</text:p>
              </table:table-cell>
              <table:table-cell office:value-type="float" office:value="1.6205473">
                <text:p>1.6205473</text:p>
              </table:table-cell>
              <table:table-cell office:value-type="float" office:value="32.40365">
                <text:p>32.40365</text:p>
              </table:table-cell>
              <table:table-cell office:value-type="float" office:value="0.9204365">
                <text:p>0.9204365</text:p>
              </table:table-cell>
              <table:table-cell office:value-type="float" office:value="0.081124">
                <text:p>0.0811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6.525429">
                <text:p>26.525429</text:p>
              </table:table-cell>
              <table:table-cell office:value-type="float" office:value="0.026205473">
                <text:p>0.026205473</text:p>
              </table:table-cell>
              <table:table-cell office:value-type="float" office:value="32.41404">
                <text:p>32.41404</text:p>
              </table:table-cell>
              <table:table-cell office:value-type="float" office:value="15.849204">
                <text:p>15.849204</text:p>
              </table:table-cell>
              <table:table-cell office:value-type="float" office:value="1.0208112">
                <text:p>1.0208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9.815254">
                <text:p>29.815254</text:p>
              </table:table-cell>
              <table:table-cell office:value-type="float" office:value="0.64026207">
                <text:p>0.64026207</text:p>
              </table:table-cell>
              <table:table-cell office:value-type="float" office:value="32.324142">
                <text:p>32.324142</text:p>
              </table:table-cell>
              <table:table-cell office:value-type="float" office:value="15.998492">
                <text:p>15.998492</text:p>
              </table:table-cell>
              <table:table-cell office:value-type="float" office:value="0.87020814">
                <text:p>0.87020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8.388151">
                <text:p>28.388151</text:p>
              </table:table-cell>
              <table:table-cell office:value-type="float" office:value="0.17640263">
                <text:p>0.17640263</text:p>
              </table:table-cell>
              <table:table-cell office:value-type="float" office:value="32.42324">
                <text:p>32.42324</text:p>
              </table:table-cell>
              <table:table-cell office:value-type="float" office:value="18.439985">
                <text:p>18.439985</text:p>
              </table:table-cell>
              <table:table-cell office:value-type="float" office:value="0.3287021">
                <text:p>0.32870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0.903881">
                <text:p>20.903881</text:p>
              </table:table-cell>
              <table:table-cell office:value-type="float" office:value="0.41176403">
                <text:p>0.41176403</text:p>
              </table:table-cell>
              <table:table-cell office:value-type="float" office:value="33.484234">
                <text:p>33.484234</text:p>
              </table:table-cell>
              <table:table-cell office:value-type="float" office:value="16.9044">
                <text:p>16.9044</text:p>
              </table:table-cell>
              <table:table-cell office:value-type="float" office:value="0.04328702">
                <text:p>0.04328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.279037">
                <text:p>24.279037</text:p>
              </table:table-cell>
              <table:table-cell office:value-type="float" office:value="0.32411763">
                <text:p>0.32411763</text:p>
              </table:table-cell>
              <table:table-cell office:value-type="float" office:value="32.034843">
                <text:p>32.034843</text:p>
              </table:table-cell>
              <table:table-cell office:value-type="float" office:value="16.169044">
                <text:p>16.169044</text:p>
              </table:table-cell>
              <table:table-cell office:value-type="float" office:value="0.08043287">
                <text:p>0.08043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6.38279">
                <text:p>26.38279</text:p>
              </table:table-cell>
              <table:table-cell office:value-type="float" office:value="0.4332412">
                <text:p>0.4332412</text:p>
              </table:table-cell>
              <table:table-cell office:value-type="float" office:value="34.12035">
                <text:p>34.12035</text:p>
              </table:table-cell>
              <table:table-cell office:value-type="float" office:value="16.36169">
                <text:p>16.36169</text:p>
              </table:table-cell>
              <table:table-cell office:value-type="float" office:value="0.04080433">
                <text:p>0.040804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9.173828">
                <text:p>29.173828</text:p>
              </table:table-cell>
              <table:table-cell office:value-type="float" office:value="1.1243324">
                <text:p>1.1243324</text:p>
              </table:table-cell>
              <table:table-cell office:value-type="float" office:value="34.391205">
                <text:p>34.391205</text:p>
              </table:table-cell>
              <table:table-cell office:value-type="float" office:value="16.273617">
                <text:p>16.273617</text:p>
              </table:table-cell>
              <table:table-cell office:value-type="float" office:value="0.800408">
                <text:p>0.800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.191738">
                <text:p>26.191738</text:p>
              </table:table-cell>
              <table:table-cell office:value-type="float" office:value="0.11124332">
                <text:p>0.11124332</text:p>
              </table:table-cell>
              <table:table-cell office:value-type="float" office:value="33.98391">
                <text:p>33.98391</text:p>
              </table:table-cell>
              <table:table-cell office:value-type="float" office:value="15.842737">
                <text:p>15.842737</text:p>
              </table:table-cell>
              <table:table-cell office:value-type="float" office:value="0.13800408">
                <text:p>0.138004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0.561918">
                <text:p>20.561918</text:p>
              </table:table-cell>
              <table:table-cell office:value-type="float" office:value="0.16111244">
                <text:p>0.16111244</text:p>
              </table:table-cell>
              <table:table-cell office:value-type="float" office:value="34.27984">
                <text:p>34.27984</text:p>
              </table:table-cell>
              <table:table-cell office:value-type="float" office:value="16.278427">
                <text:p>16.278427</text:p>
              </table:table-cell>
              <table:table-cell office:value-type="float" office:value="0.53138006">
                <text:p>0.53138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8.76562">
                <text:p>28.76562</text:p>
              </table:table-cell>
              <table:table-cell office:value-type="float" office:value="0.6416111">
                <text:p>0.6416111</text:p>
              </table:table-cell>
              <table:table-cell office:value-type="float" office:value="35.6228">
                <text:p>35.6228</text:p>
              </table:table-cell>
              <table:table-cell office:value-type="float" office:value="16.002785">
                <text:p>16.002785</text:p>
              </table:table-cell>
              <table:table-cell office:value-type="float" office:value="0.6453138">
                <text:p>0.64531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2.917656">
                <text:p>32.917656</text:p>
              </table:table-cell>
              <table:table-cell office:value-type="float" office:value="0.7564161">
                <text:p>0.7564161</text:p>
              </table:table-cell>
              <table:table-cell office:value-type="float" office:value="34.116226">
                <text:p>34.116226</text:p>
              </table:table-cell>
              <table:table-cell office:value-type="float" office:value="16.800028">
                <text:p>16.800028</text:p>
              </table:table-cell>
              <table:table-cell office:value-type="float" office:value="0.026453137">
                <text:p>0.0264531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4.539177">
                <text:p>24.539177</text:p>
              </table:table-cell>
              <table:table-cell office:value-type="float" office:value="1.397564">
                <text:p>1.397564</text:p>
              </table:table-cell>
              <table:table-cell office:value-type="float" office:value="35.031162">
                <text:p>35.031162</text:p>
              </table:table-cell>
              <table:table-cell office:value-type="float" office:value="16.008001">
                <text:p>16.008001</text:p>
              </table:table-cell>
              <table:table-cell office:value-type="float" office:value="0.010264532">
                <text:p>0.0102645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5.815392">
                <text:p>25.815392</text:p>
              </table:table-cell>
              <table:table-cell office:value-type="float" office:value="0.17397565">
                <text:p>0.17397565</text:p>
              </table:table-cell>
              <table:table-cell office:value-type="float" office:value="34.17031">
                <text:p>34.17031</text:p>
              </table:table-cell>
              <table:table-cell office:value-type="float" office:value="16.16008">
                <text:p>16.16008</text:p>
              </table:table-cell>
              <table:table-cell office:value-type="float" office:value="0.00010264532">
                <text:p>0.000102645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4.078154">
                <text:p>24.078154</text:p>
              </table:table-cell>
              <table:table-cell office:value-type="float" office:value="0.56173974">
                <text:p>0.56173974</text:p>
              </table:table-cell>
              <table:table-cell office:value-type="float" office:value="34.341705">
                <text:p>34.341705</text:p>
              </table:table-cell>
              <table:table-cell office:value-type="float" office:value="16.161602">
                <text:p>16.161602</text:p>
              </table:table-cell>
              <table:table-cell office:value-type="float" office:value="0.7400011">
                <text:p>0.74000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8.340782">
                <text:p>28.340782</text:p>
              </table:table-cell>
              <table:table-cell office:value-type="float" office:value="0.6856174">
                <text:p>0.6856174</text:p>
              </table:table-cell>
              <table:table-cell office:value-type="float" office:value="34.323418">
                <text:p>34.323418</text:p>
              </table:table-cell>
              <table:table-cell office:value-type="float" office:value="16.201616">
                <text:p>16.201616</text:p>
              </table:table-cell>
              <table:table-cell office:value-type="float" office:value="0.4674">
                <text:p>0.46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5.923409">
                <text:p>25.923409</text:p>
              </table:table-cell>
              <table:table-cell office:value-type="float" office:value="0.80685616">
                <text:p>0.80685616</text:p>
              </table:table-cell>
              <table:table-cell office:value-type="float" office:value="34.353233">
                <text:p>34.353233</text:p>
              </table:table-cell>
              <table:table-cell office:value-type="float" office:value="16.672016">
                <text:p>16.672016</text:p>
              </table:table-cell>
              <table:table-cell office:value-type="float" office:value="0.014674">
                <text:p>0.0146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3.409233">
                <text:p>23.409233</text:p>
              </table:table-cell>
              <table:table-cell office:value-type="float" office:value="0.04806856">
                <text:p>0.04806856</text:p>
              </table:table-cell>
              <table:table-cell office:value-type="float" office:value="35.703533">
                <text:p>35.703533</text:p>
              </table:table-cell>
              <table:table-cell office:value-type="float" office:value="16.18672">
                <text:p>16.18672</text:p>
              </table:table-cell>
              <table:table-cell office:value-type="float" office:value="0.16014673">
                <text:p>0.160146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3.874092">
                <text:p>23.874092</text:p>
              </table:table-cell>
              <table:table-cell office:value-type="float" office:value="1.3704807">
                <text:p>1.3704807</text:p>
              </table:table-cell>
              <table:table-cell office:value-type="float" office:value="34.457035">
                <text:p>34.457035</text:p>
              </table:table-cell>
              <table:table-cell office:value-type="float" office:value="17.141869">
                <text:p>17.141869</text:p>
              </table:table-cell>
              <table:table-cell office:value-type="float" office:value="0.17160147">
                <text:p>0.171601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8.658741">
                <text:p>28.658741</text:p>
              </table:table-cell>
              <table:table-cell office:value-type="float" office:value="0.7137048">
                <text:p>0.7137048</text:p>
              </table:table-cell>
              <table:table-cell office:value-type="float" office:value="34.97457">
                <text:p>34.97457</text:p>
              </table:table-cell>
              <table:table-cell office:value-type="float" office:value="17.611418">
                <text:p>17.611418</text:p>
              </table:table-cell>
              <table:table-cell office:value-type="float" office:value="1.061716">
                <text:p>1.061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3.456587">
                <text:p>23.456587</text:p>
              </table:table-cell>
              <table:table-cell office:value-type="float" office:value="0.34713703">
                <text:p>0.34713703</text:p>
              </table:table-cell>
              <table:table-cell office:value-type="float" office:value="34.919746">
                <text:p>34.919746</text:p>
              </table:table-cell>
              <table:table-cell office:value-type="float" office:value="15.856114">
                <text:p>15.856114</text:p>
              </table:table-cell>
              <table:table-cell office:value-type="float" office:value="0.03061716">
                <text:p>0.030617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9.304565">
                <text:p>29.304565</text:p>
              </table:table-cell>
              <table:table-cell office:value-type="float" office:value="0.0034713703">
                <text:p>0.0034713703</text:p>
              </table:table-cell>
              <table:table-cell office:value-type="float" office:value="34.969196">
                <text:p>34.969196</text:p>
              </table:table-cell>
              <table:table-cell office:value-type="float" office:value="16.478561">
                <text:p>16.478561</text:p>
              </table:table-cell>
              <table:table-cell office:value-type="float" office:value="0.0003061716">
                <text:p>0.0003061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7.713047">
                <text:p>27.713047</text:p>
              </table:table-cell>
              <table:table-cell office:value-type="float" office:value="0.7200347">
                <text:p>0.7200347</text:p>
              </table:table-cell>
              <table:table-cell office:value-type="float" office:value="35.299694">
                <text:p>35.299694</text:p>
              </table:table-cell>
              <table:table-cell office:value-type="float" office:value="16.934786">
                <text:p>16.934786</text:p>
              </table:table-cell>
              <table:table-cell office:value-type="float" office:value="0.97000307">
                <text:p>0.970003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5.627129">
                <text:p>25.627129</text:p>
              </table:table-cell>
              <table:table-cell office:value-type="float" office:value="0.64720035">
                <text:p>0.64720035</text:p>
              </table:table-cell>
              <table:table-cell office:value-type="float" office:value="35.773">
                <text:p>35.773</text:p>
              </table:table-cell>
              <table:table-cell office:value-type="float" office:value="18.129349">
                <text:p>18.129349</text:p>
              </table:table-cell>
              <table:table-cell office:value-type="float" office:value="0.009700031">
                <text:p>0.0097000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4.466272">
                <text:p>24.466272</text:p>
              </table:table-cell>
              <table:table-cell office:value-type="float" office:value="0.64647204">
                <text:p>0.64647204</text:p>
              </table:table-cell>
              <table:table-cell office:value-type="float" office:value="35.08773">
                <text:p>35.08773</text:p>
              </table:table-cell>
              <table:table-cell office:value-type="float" office:value="18.761293">
                <text:p>18.761293</text:p>
              </table:table-cell>
              <table:table-cell office:value-type="float" office:value="0.410097">
                <text:p>0.4100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4.404663">
                <text:p>24.404663</text:p>
              </table:table-cell>
              <table:table-cell office:value-type="float" office:value="1.3064647">
                <text:p>1.3064647</text:p>
              </table:table-cell>
              <table:table-cell office:value-type="float" office:value="35.500877">
                <text:p>35.500877</text:p>
              </table:table-cell>
              <table:table-cell office:value-type="float" office:value="16.867613">
                <text:p>16.867613</text:p>
              </table:table-cell>
              <table:table-cell office:value-type="float" office:value="0.00410097">
                <text:p>0.004100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4.734047">
                <text:p>24.734047</text:p>
              </table:table-cell>
              <table:table-cell office:value-type="float" office:value="2.6530645">
                <text:p>2.6530645</text:p>
              </table:table-cell>
              <table:table-cell office:value-type="float" office:value="34.09501">
                <text:p>34.09501</text:p>
              </table:table-cell>
              <table:table-cell office:value-type="float" office:value="16.588676">
                <text:p>16.588676</text:p>
              </table:table-cell>
              <table:table-cell office:value-type="float" office:value="0.20004101">
                <text:p>0.200041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9.57734">
                <text:p>29.57734</text:p>
              </table:table-cell>
              <table:table-cell office:value-type="float" office:value="1.3065306">
                <text:p>1.3065306</text:p>
              </table:table-cell>
              <table:table-cell office:value-type="float" office:value="34.32095">
                <text:p>34.32095</text:p>
              </table:table-cell>
              <table:table-cell office:value-type="float" office:value="17.245886">
                <text:p>17.245886</text:p>
              </table:table-cell>
              <table:table-cell office:value-type="float" office:value="0.02200041">
                <text:p>0.022000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9.865774">
                <text:p>29.865774</text:p>
              </table:table-cell>
              <table:table-cell office:value-type="float" office:value="0.69306535">
                <text:p>0.69306535</text:p>
              </table:table-cell>
              <table:table-cell office:value-type="float" office:value="34.643208">
                <text:p>34.643208</text:p>
              </table:table-cell>
              <table:table-cell office:value-type="float" office:value="16.332458">
                <text:p>16.332458</text:p>
              </table:table-cell>
              <table:table-cell office:value-type="float" office:value="0.36022">
                <text:p>0.360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4.868658">
                <text:p>24.868658</text:p>
              </table:table-cell>
              <table:table-cell office:value-type="float" office:value="1.2969307">
                <text:p>1.2969307</text:p>
              </table:table-cell>
              <table:table-cell office:value-type="float" office:value="34.64643">
                <text:p>34.64643</text:p>
              </table:table-cell>
              <table:table-cell office:value-type="float" office:value="16.163324">
                <text:p>16.163324</text:p>
              </table:table-cell>
              <table:table-cell office:value-type="float" office:value="0.7636022">
                <text:p>0.76360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7.778687">
                <text:p>27.778687</text:p>
              </table:table-cell>
              <table:table-cell office:value-type="float" office:value="1.2929693">
                <text:p>1.2929693</text:p>
              </table:table-cell>
              <table:table-cell office:value-type="float" office:value="34.326466">
                <text:p>34.326466</text:p>
              </table:table-cell>
              <table:table-cell office:value-type="float" office:value="16.011633">
                <text:p>16.011633</text:p>
              </table:table-cell>
              <table:table-cell office:value-type="float" office:value="0.027636023">
                <text:p>0.0276360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0.237787">
                <text:p>30.237787</text:p>
              </table:table-cell>
              <table:table-cell office:value-type="float" office:value="1.0129297">
                <text:p>1.0129297</text:p>
              </table:table-cell>
              <table:table-cell office:value-type="float" office:value="34.023266">
                <text:p>34.023266</text:p>
              </table:table-cell>
              <table:table-cell office:value-type="float" office:value="17.200115">
                <text:p>17.200115</text:p>
              </table:table-cell>
              <table:table-cell office:value-type="float" office:value="0.66027635">
                <text:p>0.660276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6.442377">
                <text:p>26.442377</text:p>
              </table:table-cell>
              <table:table-cell office:value-type="float" office:value="0.81012934">
                <text:p>0.81012934</text:p>
              </table:table-cell>
              <table:table-cell office:value-type="float" office:value="34.500233">
                <text:p>34.500233</text:p>
              </table:table-cell>
              <table:table-cell office:value-type="float" office:value="16.022001">
                <text:p>16.022001</text:p>
              </table:table-cell>
              <table:table-cell office:value-type="float" office:value="0.6466028">
                <text:p>0.64660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1.014423">
                <text:p>11.014423</text:p>
              </table:table-cell>
              <table:table-cell office:value-type="float" office:value="64.0981">
                <text:p>64.0981</text:p>
              </table:table-cell>
              <table:table-cell office:value-type="float" office:value="35.325">
                <text:p>35.325</text:p>
              </table:table-cell>
              <table:table-cell office:value-type="float" office:value="16.09022">
                <text:p>16.09022</text:p>
              </table:table-cell>
              <table:table-cell office:value-type="float" office:value="0.11646602">
                <text:p>0.116466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3.310144">
                <text:p>13.310144</text:p>
              </table:table-cell>
              <table:table-cell office:value-type="float" office:value="63.52098">
                <text:p>63.52098</text:p>
              </table:table-cell>
              <table:table-cell office:value-type="float" office:value="34.34325">
                <text:p>34.34325</text:p>
              </table:table-cell>
              <table:table-cell office:value-type="float" office:value="17.600903">
                <text:p>17.600903</text:p>
              </table:table-cell>
              <table:table-cell office:value-type="float" office:value="0.36116466">
                <text:p>0.361164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0.263102">
                <text:p>10.263102</text:p>
              </table:table-cell>
              <table:table-cell office:value-type="float" office:value="64.71521">
                <text:p>64.71521</text:p>
              </table:table-cell>
              <table:table-cell office:value-type="float" office:value="33.74343">
                <text:p>33.74343</text:p>
              </table:table-cell>
              <table:table-cell office:value-type="float" office:value="18.256008">
                <text:p>18.256008</text:p>
              </table:table-cell>
              <table:table-cell office:value-type="float" office:value="0.16361164">
                <text:p>0.163611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2.30263">
                <text:p>12.30263</text:p>
              </table:table-cell>
              <table:table-cell office:value-type="float" office:value="65.44715">
                <text:p>65.44715</text:p>
              </table:table-cell>
              <table:table-cell office:value-type="float" office:value="33.757435">
                <text:p>33.757435</text:p>
              </table:table-cell>
              <table:table-cell office:value-type="float" office:value="16.18256">
                <text:p>16.18256</text:p>
              </table:table-cell>
              <table:table-cell office:value-type="float" office:value="0.121636115">
                <text:p>0.1216361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0.303026">
                <text:p>20.303026</text:p>
              </table:table-cell>
              <table:table-cell office:value-type="float" office:value="66.25447">
                <text:p>66.25447</text:p>
              </table:table-cell>
              <table:table-cell office:value-type="float" office:value="35.57757">
                <text:p>35.57757</text:p>
              </table:table-cell>
              <table:table-cell office:value-type="float" office:value="18.121826">
                <text:p>18.121826</text:p>
              </table:table-cell>
              <table:table-cell office:value-type="float" office:value="0.0012163612">
                <text:p>0.0012163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4.45303">
                <text:p>14.45303</text:p>
              </table:table-cell>
              <table:table-cell office:value-type="float" office:value="66.272545">
                <text:p>66.272545</text:p>
              </table:table-cell>
              <table:table-cell office:value-type="float" office:value="34.475777">
                <text:p>34.475777</text:p>
              </table:table-cell>
              <table:table-cell office:value-type="float" office:value="16.521217">
                <text:p>16.521217</text:p>
              </table:table-cell>
              <table:table-cell office:value-type="float" office:value="0.020012164">
                <text:p>0.020012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4.58453">
                <text:p>14.58453</text:p>
              </table:table-cell>
              <table:table-cell office:value-type="float" office:value="64.722725">
                <text:p>64.722725</text:p>
              </table:table-cell>
              <table:table-cell office:value-type="float" office:value="34.384758">
                <text:p>34.384758</text:p>
              </table:table-cell>
              <table:table-cell office:value-type="float" office:value="16.225212">
                <text:p>16.225212</text:p>
              </table:table-cell>
              <table:table-cell office:value-type="float" office:value="0.020200122">
                <text:p>0.0202001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6.815845">
                <text:p>16.815845</text:p>
              </table:table-cell>
              <table:table-cell office:value-type="float" office:value="64.66723">
                <text:p>64.66723</text:p>
              </table:table-cell>
              <table:table-cell office:value-type="float" office:value="34.02385">
                <text:p>34.02385</text:p>
              </table:table-cell>
              <table:table-cell office:value-type="float" office:value="15.922253">
                <text:p>15.922253</text:p>
              </table:table-cell>
              <table:table-cell office:value-type="float" office:value="0.120202">
                <text:p>0.1202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4.778159">
                <text:p>14.778159</text:p>
              </table:table-cell>
              <table:table-cell office:value-type="float" office:value="65.31667">
                <text:p>65.31667</text:p>
              </table:table-cell>
              <table:table-cell office:value-type="float" office:value="34.98024">
                <text:p>34.98024</text:p>
              </table:table-cell>
              <table:table-cell office:value-type="float" office:value="15.999223">
                <text:p>15.999223</text:p>
              </table:table-cell>
              <table:table-cell office:value-type="float" office:value="0.00120202">
                <text:p>0.001202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9.267782">
                <text:p>9.267782</text:p>
              </table:table-cell>
              <table:table-cell office:value-type="float" office:value="64.573166">
                <text:p>64.573166</text:p>
              </table:table-cell>
              <table:table-cell office:value-type="float" office:value="36.8698">
                <text:p>36.8698</text:p>
              </table:table-cell>
              <table:table-cell office:value-type="float" office:value="16.969994">
                <text:p>16.969994</text:p>
              </table:table-cell>
              <table:table-cell office:value-type="float" office:value="0.010012019">
                <text:p>0.0100120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7.72268">
                <text:p>17.72268</text:p>
              </table:table-cell>
              <table:table-cell office:value-type="float" office:value="64.995735">
                <text:p>64.995735</text:p>
              </table:table-cell>
              <table:table-cell office:value-type="float" office:value="35.418697">
                <text:p>35.418697</text:p>
              </table:table-cell>
              <table:table-cell office:value-type="float" office:value="16.1697">
                <text:p>16.1697</text:p>
              </table:table-cell>
              <table:table-cell office:value-type="float" office:value="0.000100120196">
                <text:p>0.0001001201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0.347226">
                <text:p>10.347226</text:p>
              </table:table-cell>
              <table:table-cell office:value-type="float" office:value="64.649956">
                <text:p>64.649956</text:p>
              </table:table-cell>
              <table:table-cell office:value-type="float" office:value="34.334187">
                <text:p>34.334187</text:p>
              </table:table-cell>
              <table:table-cell office:value-type="float" office:value="15.541697">
                <text:p>15.541697</text:p>
              </table:table-cell>
              <table:table-cell office:value-type="float" office:value="1.7700009">
                <text:p>1.77000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.173472">
                <text:p>8.173472</text:p>
              </table:table-cell>
              <table:table-cell office:value-type="float" office:value="64.0065">
                <text:p>64.0065</text:p>
              </table:table-cell>
              <table:table-cell office:value-type="float" office:value="34.193344">
                <text:p>34.193344</text:p>
              </table:table-cell>
              <table:table-cell office:value-type="float" office:value="15.995418">
                <text:p>15.995418</text:p>
              </table:table-cell>
              <table:table-cell office:value-type="float" office:value="0.067700006">
                <text:p>0.0677000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6.181734">
                <text:p>16.181734</text:p>
              </table:table-cell>
              <table:table-cell office:value-type="float" office:value="63.520065">
                <text:p>63.520065</text:p>
              </table:table-cell>
              <table:table-cell office:value-type="float" office:value="34.341934">
                <text:p>34.341934</text:p>
              </table:table-cell>
              <table:table-cell office:value-type="float" office:value="16.019953">
                <text:p>16.019953</text:p>
              </table:table-cell>
              <table:table-cell office:value-type="float" office:value="0.670677">
                <text:p>0.6706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3.021817">
                <text:p>13.021817</text:p>
              </table:table-cell>
              <table:table-cell office:value-type="float" office:value="64.0152">
                <text:p>64.0152</text:p>
              </table:table-cell>
              <table:table-cell office:value-type="float" office:value="34.323418">
                <text:p>34.323418</text:p>
              </table:table-cell>
              <table:table-cell office:value-type="float" office:value="16.1602">
                <text:p>16.1602</text:p>
              </table:table-cell>
              <table:table-cell office:value-type="float" office:value="0.01670677">
                <text:p>0.016706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5.650219">
                <text:p>15.650219</text:p>
              </table:table-cell>
              <table:table-cell office:value-type="float" office:value="63.520153">
                <text:p>63.520153</text:p>
              </table:table-cell>
              <table:table-cell office:value-type="float" office:value="34.343235">
                <text:p>34.343235</text:p>
              </table:table-cell>
              <table:table-cell office:value-type="float" office:value="16.181602">
                <text:p>16.181602</text:p>
              </table:table-cell>
              <table:table-cell office:value-type="float" office:value="0.0001670677">
                <text:p>0.00016706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.686502">
                <text:p>7.686502</text:p>
              </table:table-cell>
              <table:table-cell office:value-type="float" office:value="63.9952">
                <text:p>63.9952</text:p>
              </table:table-cell>
              <table:table-cell office:value-type="float" office:value="34.343433">
                <text:p>34.343433</text:p>
              </table:table-cell>
              <table:table-cell office:value-type="float" office:value="16.161816">
                <text:p>16.161816</text:p>
              </table:table-cell>
              <table:table-cell office:value-type="float" office:value="0.000001670677">
                <text:p>0.0000016706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3.766865">
                <text:p>13.766865</text:p>
              </table:table-cell>
              <table:table-cell office:value-type="float" office:value="65.91995">
                <text:p>65.91995</text:p>
              </table:table-cell>
              <table:table-cell office:value-type="float" office:value="34.363434">
                <text:p>34.363434</text:p>
              </table:table-cell>
              <table:table-cell office:value-type="float" office:value="17.651619">
                <text:p>17.6516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.777668">
                <text:p>10.777668</text:p>
              </table:table-cell>
              <table:table-cell office:value-type="float" office:value="64.0792">
                <text:p>64.0792</text:p>
              </table:table-cell>
              <table:table-cell office:value-type="float" office:value="34.713634">
                <text:p>34.713634</text:p>
              </table:table-cell>
              <table:table-cell office:value-type="float" office:value="17.156517">
                <text:p>17.156517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.197777">
                <text:p>9.197777</text:p>
              </table:table-cell>
              <table:table-cell office:value-type="float" office:value="64.02079">
                <text:p>64.02079</text:p>
              </table:table-cell>
              <table:table-cell office:value-type="float" office:value="34.327137">
                <text:p>34.327137</text:p>
              </table:table-cell>
              <table:table-cell office:value-type="float" office:value="17.801565">
                <text:p>17.801565</text:p>
              </table:table-cell>
              <table:table-cell office:value-type="float" office:value="0.99012804">
                <text:p>0.99012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5.311977">
                <text:p>15.311977</text:p>
              </table:table-cell>
              <table:table-cell office:value-type="float" office:value="64.640205">
                <text:p>64.640205</text:p>
              </table:table-cell>
              <table:table-cell office:value-type="float" office:value="34.163273">
                <text:p>34.163273</text:p>
              </table:table-cell>
              <table:table-cell office:value-type="float" office:value="18.448015">
                <text:p>18.448015</text:p>
              </table:table-cell>
              <table:table-cell office:value-type="float" office:value="0.0099012805">
                <text:p>0.00990128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9.83312">
                <text:p>19.83312</text:p>
              </table:table-cell>
              <table:table-cell office:value-type="float" office:value="63.3764">
                <text:p>63.3764</text:p>
              </table:table-cell>
              <table:table-cell office:value-type="float" office:value="34.321632">
                <text:p>34.321632</text:p>
              </table:table-cell>
              <table:table-cell office:value-type="float" office:value="17.26448">
                <text:p>17.26448</text:p>
              </table:table-cell>
              <table:table-cell office:value-type="float" office:value="0.660099">
                <text:p>0.6600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3.118331">
                <text:p>13.118331</text:p>
              </table:table-cell>
              <table:table-cell office:value-type="float" office:value="64.67377">
                <text:p>64.67377</text:p>
              </table:table-cell>
              <table:table-cell office:value-type="float" office:value="34.50322">
                <text:p>34.50322</text:p>
              </table:table-cell>
              <table:table-cell office:value-type="float" office:value="17.162643">
                <text:p>17.162643</text:p>
              </table:table-cell>
              <table:table-cell office:value-type="float" office:value="0.0066009904">
                <text:p>0.00660099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5.251184">
                <text:p>15.251184</text:p>
              </table:table-cell>
              <table:table-cell office:value-type="float" office:value="65.36674">
                <text:p>65.36674</text:p>
              </table:table-cell>
              <table:table-cell office:value-type="float" office:value="34.48503">
                <text:p>34.48503</text:p>
              </table:table-cell>
              <table:table-cell office:value-type="float" office:value="19.251625">
                <text:p>19.251625</text:p>
              </table:table-cell>
              <table:table-cell office:value-type="float" office:value="0.040066008">
                <text:p>0.0400660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0.222511">
                <text:p>20.222511</text:p>
              </table:table-cell>
              <table:table-cell office:value-type="float" office:value="65.123665">
                <text:p>65.123665</text:p>
              </table:table-cell>
              <table:table-cell office:value-type="float" office:value="33.70485">
                <text:p>33.70485</text:p>
              </table:table-cell>
              <table:table-cell office:value-type="float" office:value="17.822515">
                <text:p>17.822515</text:p>
              </table:table-cell>
              <table:table-cell office:value-type="float" office:value="0.08040066">
                <text:p>0.080400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1.302225">
                <text:p>11.302225</text:p>
              </table:table-cell>
              <table:table-cell office:value-type="float" office:value="64.81123">
                <text:p>64.81123</text:p>
              </table:table-cell>
              <table:table-cell office:value-type="float" office:value="34.98705">
                <text:p>34.98705</text:p>
              </table:table-cell>
              <table:table-cell office:value-type="float" office:value="17.488226">
                <text:p>17.488226</text:p>
              </table:table-cell>
              <table:table-cell office:value-type="float" office:value="0.080804005">
                <text:p>0.0808040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5.263022">
                <text:p>15.263022</text:p>
              </table:table-cell>
              <table:table-cell office:value-type="float" office:value="63.048115">
                <text:p>63.048115</text:p>
              </table:table-cell>
              <table:table-cell office:value-type="float" office:value="35.97987">
                <text:p>35.97987</text:p>
              </table:table-cell>
              <table:table-cell office:value-type="float" office:value="17.854883">
                <text:p>17.854883</text:p>
              </table:table-cell>
              <table:table-cell office:value-type="float" office:value="0.48080802">
                <text:p>0.480808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3.38263">
                <text:p>13.38263</text:p>
              </table:table-cell>
              <table:table-cell office:value-type="float" office:value="96.36048">
                <text:p>96.36048</text:p>
              </table:table-cell>
              <table:table-cell office:value-type="float" office:value="36.0698">
                <text:p>36.0698</text:p>
              </table:table-cell>
              <table:table-cell office:value-type="float" office:value="17.738548">
                <text:p>17.738548</text:p>
              </table:table-cell>
              <table:table-cell office:value-type="float" office:value="0.08480808">
                <text:p>0.084808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9.133826">
                <text:p>9.133826</text:p>
              </table:table-cell>
              <table:table-cell office:value-type="float" office:value="97.06361">
                <text:p>97.06361</text:p>
              </table:table-cell>
              <table:table-cell office:value-type="float" office:value="35.4007">
                <text:p>35.4007</text:p>
              </table:table-cell>
              <table:table-cell office:value-type="float" office:value="17.177385">
                <text:p>17.177385</text:p>
              </table:table-cell>
              <table:table-cell office:value-type="float" office:value="0.0008480808">
                <text:p>0.00084808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.581338">
                <text:p>10.581338</text:p>
              </table:table-cell>
              <table:table-cell office:value-type="float" office:value="96.73064">
                <text:p>96.73064</text:p>
              </table:table-cell>
              <table:table-cell office:value-type="float" office:value="35.414005">
                <text:p>35.414005</text:p>
              </table:table-cell>
              <table:table-cell office:value-type="float" office:value="19.091774">
                <text:p>19.091774</text:p>
              </table:table-cell>
              <table:table-cell office:value-type="float" office:value="0.9700085">
                <text:p>0.97000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.895814">
                <text:p>8.895814</text:p>
              </table:table-cell>
              <table:table-cell office:value-type="float" office:value="96.3273">
                <text:p>96.3273</text:p>
              </table:table-cell>
              <table:table-cell office:value-type="float" office:value="36.60414">
                <text:p>36.60414</text:p>
              </table:table-cell>
              <table:table-cell office:value-type="float" office:value="18.450918">
                <text:p>18.450918</text:p>
              </table:table-cell>
              <table:table-cell office:value-type="float" office:value="1.0497001">
                <text:p>1.0497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9.908958">
                <text:p>29.908958</text:p>
              </table:table-cell>
              <table:table-cell office:value-type="float" office:value="98.403275">
                <text:p>98.403275</text:p>
              </table:table-cell>
              <table:table-cell office:value-type="float" office:value="98.34604">
                <text:p>98.34604</text:p>
              </table:table-cell>
              <table:table-cell office:value-type="float" office:value="24.96451">
                <text:p>24.96451</text:p>
              </table:table-cell>
              <table:table-cell office:value-type="float" office:value="0.730497">
                <text:p>0.7304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3.48909">
                <text:p>53.48909</text:p>
              </table:table-cell>
              <table:table-cell office:value-type="float" office:value="33.004032">
                <text:p>33.004032</text:p>
              </table:table-cell>
              <table:table-cell office:value-type="float" office:value="99.79346">
                <text:p>99.79346</text:p>
              </table:table-cell>
              <table:table-cell office:value-type="float" office:value="24.929644">
                <text:p>24.929644</text:p>
              </table:table-cell>
              <table:table-cell office:value-type="float" office:value="0.647305">
                <text:p>0.647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5.374893">
                <text:p>55.374893</text:p>
              </table:table-cell>
              <table:table-cell office:value-type="float" office:value="32.34004">
                <text:p>32.34004</text:p>
              </table:table-cell>
              <table:table-cell office:value-type="float" office:value="99.94793">
                <text:p>99.94793</text:p>
              </table:table-cell>
              <table:table-cell office:value-type="float" office:value="25.229298">
                <text:p>25.229298</text:p>
              </table:table-cell>
              <table:table-cell office:value-type="float" office:value="0.08647305">
                <text:p>0.086473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7.16375">
                <text:p>47.16375</text:p>
              </table:table-cell>
              <table:table-cell office:value-type="float" office:value="32.0434">
                <text:p>32.0434</text:p>
              </table:table-cell>
              <table:table-cell office:value-type="float" office:value="101.27948">
                <text:p>101.27948</text:p>
              </table:table-cell>
              <table:table-cell office:value-type="float" office:value="25.092293">
                <text:p>25.092293</text:p>
              </table:table-cell>
              <table:table-cell office:value-type="float" office:value="8.600864">
                <text:p>8.6008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3.171642">
                <text:p>43.171642</text:p>
              </table:table-cell>
              <table:table-cell office:value-type="float" office:value="32.480434">
                <text:p>32.480434</text:p>
              </table:table-cell>
              <table:table-cell office:value-type="float" office:value="101.28279">
                <text:p>101.28279</text:p>
              </table:table-cell>
              <table:table-cell office:value-type="float" office:value="25.790922">
                <text:p>25.790922</text:p>
              </table:table-cell>
              <table:table-cell office:value-type="float" office:value="8.056008">
                <text:p>8.0560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54.64172">
                <text:p>54.64172</text:p>
              </table:table-cell>
              <table:table-cell office:value-type="float" office:value="33.764805">
                <text:p>33.764805</text:p>
              </table:table-cell>
              <table:table-cell office:value-type="float" office:value="100.11283">
                <text:p>100.11283</text:p>
              </table:table-cell>
              <table:table-cell office:value-type="float" office:value="25.80791">
                <text:p>25.80791</text:p>
              </table:table-cell>
              <table:table-cell office:value-type="float" office:value="8.05056">
                <text:p>8.050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0.406418">
                <text:p>50.406418</text:p>
              </table:table-cell>
              <table:table-cell office:value-type="float" office:value="32.097645">
                <text:p>32.097645</text:p>
              </table:table-cell>
              <table:table-cell office:value-type="float" office:value="99.711136">
                <text:p>99.711136</text:p>
              </table:table-cell>
              <table:table-cell office:value-type="float" office:value="25.73808">
                <text:p>25.73808</text:p>
              </table:table-cell>
              <table:table-cell office:value-type="float" office:value="8.100506">
                <text:p>8.1005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61.794064">
                <text:p>61.794064</text:p>
              </table:table-cell>
              <table:table-cell office:value-type="float" office:value="0.5209764">
                <text:p>0.5209764</text:p>
              </table:table-cell>
              <table:table-cell office:value-type="float" office:value="100.95711">
                <text:p>100.95711</text:p>
              </table:table-cell>
              <table:table-cell office:value-type="float" office:value="25.04738">
                <text:p>25.04738</text:p>
              </table:table-cell>
              <table:table-cell office:value-type="float" office:value="8.011005">
                <text:p>8.011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68.64794">
                <text:p>68.64794</text:p>
              </table:table-cell>
              <table:table-cell office:value-type="float" office:value="0.6452097">
                <text:p>0.6452097</text:p>
              </table:table-cell>
              <table:table-cell office:value-type="float" office:value="100.13957">
                <text:p>100.13957</text:p>
              </table:table-cell>
              <table:table-cell office:value-type="float" office:value="25.210474">
                <text:p>25.210474</text:p>
              </table:table-cell>
              <table:table-cell office:value-type="float" office:value="9.04011">
                <text:p>9.040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60.90648">
                <text:p>60.90648</text:p>
              </table:table-cell>
              <table:table-cell office:value-type="float" office:value="0.006452097">
                <text:p>0.006452097</text:p>
              </table:table-cell>
              <table:table-cell office:value-type="float" office:value="114.5914">
                <text:p>114.5914</text:p>
              </table:table-cell>
              <table:table-cell office:value-type="float" office:value="25.122105">
                <text:p>25.122105</text:p>
              </table:table-cell>
              <table:table-cell office:value-type="float" office:value="8.250401">
                <text:p>8.2504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53.379063">
                <text:p>53.379063</text:p>
              </table:table-cell>
              <table:table-cell office:value-type="float" office:value="0.00006452097">
                <text:p>0.00006452097</text:p>
              </table:table-cell>
              <table:table-cell office:value-type="float" office:value="114.18592">
                <text:p>114.18592</text:p>
              </table:table-cell>
              <table:table-cell office:value-type="float" office:value="25.06122">
                <text:p>25.06122</text:p>
              </table:table-cell>
              <table:table-cell office:value-type="float" office:value="8.082503">
                <text:p>8.0825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2.28379">
                <text:p>82.28379</text:p>
              </table:table-cell>
              <table:table-cell office:value-type="float" office:value="3.0400007">
                <text:p>3.0400007</text:p>
              </table:table-cell>
              <table:table-cell office:value-type="float" office:value="117.89185">
                <text:p>117.89185</text:p>
              </table:table-cell>
              <table:table-cell office:value-type="float" office:value="24.980614">
                <text:p>24.980614</text:p>
              </table:table-cell>
              <table:table-cell office:value-type="float" office:value="8.820826">
                <text:p>8.8208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5.992836">
                <text:p>55.992836</text:p>
              </table:table-cell>
              <table:table-cell office:value-type="float" office:value="0.7104">
                <text:p>0.7104</text:p>
              </table:table-cell>
              <table:table-cell office:value-type="float" office:value="115.558914">
                <text:p>115.558914</text:p>
              </table:table-cell>
              <table:table-cell office:value-type="float" office:value="26.439804">
                <text:p>26.439804</text:p>
              </table:table-cell>
              <table:table-cell office:value-type="float" office:value="10.048208">
                <text:p>10.0482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61.389927">
                <text:p>61.389927</text:p>
              </table:table-cell>
              <table:table-cell office:value-type="float" office:value="0.08710399">
                <text:p>0.08710399</text:p>
              </table:table-cell>
              <table:table-cell office:value-type="float" office:value="116.17558">
                <text:p>116.17558</text:p>
              </table:table-cell>
              <table:table-cell office:value-type="float" office:value="25.5744">
                <text:p>25.5744</text:p>
              </table:table-cell>
              <table:table-cell office:value-type="float" office:value="10.060482">
                <text:p>10.0604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85.9039">
                <text:p>85.9039</text:p>
              </table:table-cell>
              <table:table-cell office:value-type="float" office:value="0.0008710399">
                <text:p>0.0008710399</text:p>
              </table:table-cell>
              <table:table-cell office:value-type="float" office:value="115.99176">
                <text:p>115.99176</text:p>
              </table:table-cell>
              <table:table-cell office:value-type="float" office:value="24.875744">
                <text:p>24.875744</text:p>
              </table:table-cell>
              <table:table-cell office:value-type="float" office:value="10.340606">
                <text:p>10.3406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53.779037">
                <text:p>53.779037</text:p>
              </table:table-cell>
              <table:table-cell office:value-type="float" office:value="0.120008714">
                <text:p>0.120008714</text:p>
              </table:table-cell>
              <table:table-cell office:value-type="float" office:value="115.81992">
                <text:p>115.81992</text:p>
              </table:table-cell>
              <table:table-cell office:value-type="float" office:value="25.408758">
                <text:p>25.408758</text:p>
              </table:table-cell>
              <table:table-cell office:value-type="float" office:value="10.023406">
                <text:p>10.0234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73.41779">
                <text:p>73.41779</text:p>
              </table:table-cell>
              <table:table-cell office:value-type="float" office:value="1.3212001">
                <text:p>1.3212001</text:p>
              </table:table-cell>
              <table:table-cell office:value-type="float" office:value="115.7582">
                <text:p>115.7582</text:p>
              </table:table-cell>
              <table:table-cell office:value-type="float" office:value="25.094088">
                <text:p>25.094088</text:p>
              </table:table-cell>
              <table:table-cell office:value-type="float" office:value="10.240234">
                <text:p>10.2402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5.02418">
                <text:p>105.02418</text:p>
              </table:table-cell>
              <table:table-cell office:value-type="float" office:value="1.623212">
                <text:p>1.623212</text:p>
              </table:table-cell>
              <table:table-cell office:value-type="float" office:value="115.47758">
                <text:p>115.47758</text:p>
              </table:table-cell>
              <table:table-cell office:value-type="float" office:value="25.080942">
                <text:p>25.080942</text:p>
              </table:table-cell>
              <table:table-cell office:value-type="float" office:value="10.082402">
                <text:p>10.0824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64.28024">
                <text:p>64.28024</text:p>
              </table:table-cell>
              <table:table-cell office:value-type="float" office:value="0.096232116">
                <text:p>0.096232116</text:p>
              </table:table-cell>
              <table:table-cell office:value-type="float" office:value="115.51478">
                <text:p>115.51478</text:p>
              </table:table-cell>
              <table:table-cell office:value-type="float" office:value="25.05081">
                <text:p>25.05081</text:p>
              </table:table-cell>
              <table:table-cell office:value-type="float" office:value="10.640824">
                <text:p>10.6408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56.912804">
                <text:p>56.912804</text:p>
              </table:table-cell>
              <table:table-cell office:value-type="float" office:value="0.7209623">
                <text:p>0.7209623</text:p>
              </table:table-cell>
              <table:table-cell office:value-type="float" office:value="115.81515">
                <text:p>115.81515</text:p>
              </table:table-cell>
              <table:table-cell office:value-type="float" office:value="25.730507">
                <text:p>25.730507</text:p>
              </table:table-cell>
              <table:table-cell office:value-type="float" office:value="10.026408">
                <text:p>10.0264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58.70913">
                <text:p>58.70913</text:p>
              </table:table-cell>
              <table:table-cell office:value-type="float" office:value="0.08720963">
                <text:p>0.08720963</text:p>
              </table:table-cell>
              <table:table-cell office:value-type="float" office:value="116.81815">
                <text:p>116.81815</text:p>
              </table:table-cell>
              <table:table-cell office:value-type="float" office:value="24.937305">
                <text:p>24.937305</text:p>
              </table:table-cell>
              <table:table-cell office:value-type="float" office:value="10.270264">
                <text:p>10.2702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61.95709">
                <text:p>61.95709</text:p>
              </table:table-cell>
              <table:table-cell office:value-type="float" office:value="0.020872097">
                <text:p>0.020872097</text:p>
              </table:table-cell>
              <table:table-cell office:value-type="float" office:value="116.20818">
                <text:p>116.20818</text:p>
              </table:table-cell>
              <table:table-cell office:value-type="float" office:value="25.169373">
                <text:p>25.169373</text:p>
              </table:table-cell>
              <table:table-cell office:value-type="float" office:value="10.542703">
                <text:p>10.5427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74.30957">
                <text:p>74.30957</text:p>
              </table:table-cell>
              <table:table-cell office:value-type="float" office:value="0.00020872097">
                <text:p>0.00020872097</text:p>
              </table:table-cell>
              <table:table-cell office:value-type="float" office:value="115.47208">
                <text:p>115.47208</text:p>
              </table:table-cell>
              <table:table-cell office:value-type="float" office:value="26.881695">
                <text:p>26.881695</text:p>
              </table:table-cell>
              <table:table-cell office:value-type="float" office:value="10.245427">
                <text:p>10.2454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1.153095">
                <text:p>61.153095</text:p>
              </table:table-cell>
              <table:table-cell office:value-type="float" office:value="1.3300022">
                <text:p>1.3300022</text:p>
              </table:table-cell>
              <table:table-cell office:value-type="float" office:value="117.36472">
                <text:p>117.36472</text:p>
              </table:table-cell>
              <table:table-cell office:value-type="float" office:value="26.168818">
                <text:p>26.168818</text:p>
              </table:table-cell>
              <table:table-cell office:value-type="float" office:value="9.942454">
                <text:p>9.9424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56.911533">
                <text:p>56.911533</text:p>
              </table:table-cell>
              <table:table-cell office:value-type="float" office:value="1.6133">
                <text:p>1.6133</text:p>
              </table:table-cell>
              <table:table-cell office:value-type="float" office:value="115.76365">
                <text:p>115.76365</text:p>
              </table:table-cell>
              <table:table-cell office:value-type="float" office:value="26.30169">
                <text:p>26.30169</text:p>
              </table:table-cell>
              <table:table-cell office:value-type="float" office:value="9.919424">
                <text:p>9.9194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82.12912">
                <text:p>82.12912</text:p>
              </table:table-cell>
              <table:table-cell office:value-type="float" office:value="0.216133">
                <text:p>0.216133</text:p>
              </table:table-cell>
              <table:table-cell office:value-type="float" office:value="116.287636">
                <text:p>116.287636</text:p>
              </table:table-cell>
              <table:table-cell office:value-type="float" office:value="24.843018">
                <text:p>24.843018</text:p>
              </table:table-cell>
              <table:table-cell office:value-type="float" office:value="10.239194">
                <text:p>10.2391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0.421288">
                <text:p>60.421288</text:p>
              </table:table-cell>
              <table:table-cell office:value-type="float" office:value="0.00216133">
                <text:p>0.00216133</text:p>
              </table:table-cell>
              <table:table-cell office:value-type="float" office:value="115.64287">
                <text:p>115.64287</text:p>
              </table:table-cell>
              <table:table-cell office:value-type="float" office:value="25.17843">
                <text:p>25.17843</text:p>
              </table:table-cell>
              <table:table-cell office:value-type="float" office:value="10.462393">
                <text:p>10.4623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70.60422">
                <text:p>70.60422</text:p>
              </table:table-cell>
              <table:table-cell office:value-type="float" office:value="0.48002163">
                <text:p>0.48002163</text:p>
              </table:table-cell>
              <table:table-cell office:value-type="float" office:value="115.91643">
                <text:p>115.91643</text:p>
              </table:table-cell>
              <table:table-cell office:value-type="float" office:value="26.191784">
                <text:p>26.191784</text:p>
              </table:table-cell>
              <table:table-cell office:value-type="float" office:value="10.664624">
                <text:p>10.6646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79.45605">
                <text:p>79.45605</text:p>
              </table:table-cell>
              <table:table-cell office:value-type="float" office:value="0.32480022">
                <text:p>0.32480022</text:p>
              </table:table-cell>
              <table:table-cell office:value-type="float" office:value="115.19916">
                <text:p>115.19916</text:p>
              </table:table-cell>
              <table:table-cell office:value-type="float" office:value="25.18192">
                <text:p>25.18192</text:p>
              </table:table-cell>
              <table:table-cell office:value-type="float" office:value="11.1866455">
                <text:p>11.18664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81.06456">
                <text:p>81.06456</text:p>
              </table:table-cell>
              <table:table-cell office:value-type="float" office:value="1.603248">
                <text:p>1.603248</text:p>
              </table:table-cell>
              <table:table-cell office:value-type="float" office:value="117.17199">
                <text:p>117.17199</text:p>
              </table:table-cell>
              <table:table-cell office:value-type="float" office:value="26.531818">
                <text:p>26.531818</text:p>
              </table:table-cell>
              <table:table-cell office:value-type="float" office:value="9.991866">
                <text:p>9.9918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72.49065">
                <text:p>72.49065</text:p>
              </table:table-cell>
              <table:table-cell office:value-type="float" office:value="0.36603248">
                <text:p>0.36603248</text:p>
              </table:table-cell>
              <table:table-cell office:value-type="float" office:value="115.59172">
                <text:p>115.59172</text:p>
              </table:table-cell>
              <table:table-cell office:value-type="float" office:value="25.185318">
                <text:p>25.185318</text:p>
              </table:table-cell>
              <table:table-cell office:value-type="float" office:value="9.9399185">
                <text:p>9.93991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87.1149">
                <text:p>87.1149</text:p>
              </table:table-cell>
              <table:table-cell office:value-type="float" office:value="0.043660328">
                <text:p>0.043660328</text:p>
              </table:table-cell>
              <table:table-cell office:value-type="float" office:value="115.32592">
                <text:p>115.32592</text:p>
              </table:table-cell>
              <table:table-cell office:value-type="float" office:value="25.251854">
                <text:p>25.251854</text:p>
              </table:table-cell>
              <table:table-cell office:value-type="float" office:value="10.039399">
                <text:p>10.0393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54.481148">
                <text:p>54.481148</text:p>
              </table:table-cell>
              <table:table-cell office:value-type="float" office:value="1.3204366">
                <text:p>1.3204366</text:p>
              </table:table-cell>
              <table:table-cell office:value-type="float" office:value="115.18326">
                <text:p>115.18326</text:p>
              </table:table-cell>
              <table:table-cell office:value-type="float" office:value="25.09252">
                <text:p>25.09252</text:p>
              </table:table-cell>
              <table:table-cell office:value-type="float" office:value="10.700395">
                <text:p>10.7003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63.524815">
                <text:p>63.524815</text:p>
              </table:table-cell>
              <table:table-cell office:value-type="float" office:value="0.033204366">
                <text:p>0.033204366</text:p>
              </table:table-cell>
              <table:table-cell office:value-type="float" office:value="115.35184">
                <text:p>115.35184</text:p>
              </table:table-cell>
              <table:table-cell office:value-type="float" office:value="26.830925">
                <text:p>26.830925</text:p>
              </table:table-cell>
              <table:table-cell office:value-type="float" office:value="10.107004">
                <text:p>10.1070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88.45525">
                <text:p>88.45525</text:p>
              </table:table-cell>
              <table:table-cell office:value-type="float" office:value="0.020332044">
                <text:p>0.020332044</text:p>
              </table:table-cell>
              <table:table-cell office:value-type="float" office:value="113.90352">
                <text:p>113.90352</text:p>
              </table:table-cell>
              <table:table-cell office:value-type="float" office:value="24.94831">
                <text:p>24.94831</text:p>
              </table:table-cell>
              <table:table-cell office:value-type="float" office:value="10.0610695">
                <text:p>10.06106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77.04455">
                <text:p>77.04455</text:p>
              </table:table-cell>
              <table:table-cell office:value-type="float" office:value="0.48020333">
                <text:p>0.48020333</text:p>
              </table:table-cell>
              <table:table-cell office:value-type="float" office:value="116.25903">
                <text:p>116.25903</text:p>
              </table:table-cell>
              <table:table-cell office:value-type="float" office:value="27.069483">
                <text:p>27.069483</text:p>
              </table:table-cell>
              <table:table-cell office:value-type="float" office:value="10.48061">
                <text:p>10.480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84.59045">
                <text:p>84.59045</text:p>
              </table:table-cell>
              <table:table-cell office:value-type="float" office:value="0.054802038">
                <text:p>0.054802038</text:p>
              </table:table-cell>
              <table:table-cell office:value-type="float" office:value="117.31259">
                <text:p>117.31259</text:p>
              </table:table-cell>
              <table:table-cell office:value-type="float" office:value="25.270693">
                <text:p>25.270693</text:p>
              </table:table-cell>
              <table:table-cell office:value-type="float" office:value="10.414806">
                <text:p>10.4148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84.0259">
                <text:p>84.0259</text:p>
              </table:table-cell>
              <table:table-cell office:value-type="float" office:value="0.00054802035">
                <text:p>0.00054802035</text:p>
              </table:table-cell>
              <table:table-cell office:value-type="float" office:value="116.97312">
                <text:p>116.97312</text:p>
              </table:table-cell>
              <table:table-cell office:value-type="float" office:value="24.852707">
                <text:p>24.852707</text:p>
              </table:table-cell>
              <table:table-cell office:value-type="float" office:value="9.874148">
                <text:p>9.8741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80.31026">
                <text:p>80.31026</text:p>
              </table:table-cell>
              <table:table-cell office:value-type="float" office:value="0.080005474">
                <text:p>0.080005474</text:p>
              </table:table-cell>
              <table:table-cell office:value-type="float" office:value="100.529724">
                <text:p>100.529724</text:p>
              </table:table-cell>
              <table:table-cell office:value-type="float" office:value="25.228527">
                <text:p>25.228527</text:p>
              </table:table-cell>
              <table:table-cell office:value-type="float" office:value="11.398742">
                <text:p>11.3987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56.213104">
                <text:p>56.213104</text:p>
              </table:table-cell>
              <table:table-cell office:value-type="float" office:value="0.030800056">
                <text:p>0.030800056</text:p>
              </table:table-cell>
              <table:table-cell office:value-type="float" office:value="227.9753">
                <text:p>227.9753</text:p>
              </table:table-cell>
              <table:table-cell office:value-type="float" office:value="25.392284">
                <text:p>25.392284</text:p>
              </table:table-cell>
              <table:table-cell office:value-type="float" office:value="10.023988">
                <text:p>10.0239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53.49213">
                <text:p>53.49213</text:p>
              </table:table-cell>
              <table:table-cell office:value-type="float" office:value="0.00030800057">
                <text:p>0.00030800057</text:p>
              </table:table-cell>
              <table:table-cell office:value-type="float" office:value="226.39977">
                <text:p>226.39977</text:p>
              </table:table-cell>
              <table:table-cell office:value-type="float" office:value="25.083923">
                <text:p>25.083923</text:p>
              </table:table-cell>
              <table:table-cell office:value-type="float" office:value="10.400239">
                <text:p>10.4002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49.36492">
                <text:p>49.36492</text:p>
              </table:table-cell>
              <table:table-cell office:value-type="float" office:value="0.08000308">
                <text:p>0.08000308</text:p>
              </table:table-cell>
              <table:table-cell office:value-type="float" office:value="228.464">
                <text:p>228.464</text:p>
              </table:table-cell>
              <table:table-cell office:value-type="float" office:value="25.320839">
                <text:p>25.320839</text:p>
              </table:table-cell>
              <table:table-cell office:value-type="float" office:value="10.0840025">
                <text:p>10.08400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50.833652">
                <text:p>50.833652</text:p>
              </table:table-cell>
              <table:table-cell office:value-type="float" office:value="0.6408">
                <text:p>0.6408</text:p>
              </table:table-cell>
              <table:table-cell office:value-type="float" office:value="228.78465">
                <text:p>228.78465</text:p>
              </table:table-cell>
              <table:table-cell office:value-type="float" office:value="24.953209">
                <text:p>24.953209</text:p>
              </table:table-cell>
              <table:table-cell office:value-type="float" office:value="10.24084">
                <text:p>10.240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8.508335">
                <text:p>38.508335</text:p>
              </table:table-cell>
              <table:table-cell office:value-type="float" office:value="1.4464079">
                <text:p>1.4464079</text:p>
              </table:table-cell>
              <table:table-cell office:value-type="float" office:value="228.30785">
                <text:p>228.30785</text:p>
              </table:table-cell>
              <table:table-cell office:value-type="float" office:value="25.24953">
                <text:p>25.24953</text:p>
              </table:table-cell>
              <table:table-cell office:value-type="float" office:value="10.502408">
                <text:p>10.5024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49.655083">
                <text:p>49.655083</text:p>
              </table:table-cell>
              <table:table-cell office:value-type="float" office:value="0.33446407">
                <text:p>0.33446407</text:p>
              </table:table-cell>
              <table:table-cell office:value-type="float" office:value="228.46309">
                <text:p>228.46309</text:p>
              </table:table-cell>
              <table:table-cell office:value-type="float" office:value="25.732494">
                <text:p>25.732494</text:p>
              </table:table-cell>
              <table:table-cell office:value-type="float" office:value="10.095024">
                <text:p>10.0950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49.616554">
                <text:p>49.616554</text:p>
              </table:table-cell>
              <table:table-cell office:value-type="float" office:value="0.36334464">
                <text:p>0.36334464</text:p>
              </table:table-cell>
              <table:table-cell office:value-type="float" office:value="226.71463">
                <text:p>226.71463</text:p>
              </table:table-cell>
              <table:table-cell office:value-type="float" office:value="26.497324">
                <text:p>26.497324</text:p>
              </table:table-cell>
              <table:table-cell office:value-type="float" office:value="10.06095">
                <text:p>10.060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78.88617">
                <text:p>78.88617</text:p>
              </table:table-cell>
              <table:table-cell office:value-type="float" office:value="0.48363343">
                <text:p>0.48363343</text:p>
              </table:table-cell>
              <table:table-cell office:value-type="float" office:value="227.65715">
                <text:p>227.65715</text:p>
              </table:table-cell>
              <table:table-cell office:value-type="float" office:value="24.934973">
                <text:p>24.934973</text:p>
              </table:table-cell>
              <table:table-cell office:value-type="float" office:value="10.620609">
                <text:p>10.6206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48.588863">
                <text:p>48.588863</text:p>
              </table:table-cell>
              <table:table-cell office:value-type="float" office:value="0.0048363344">
                <text:p>0.0048363344</text:p>
              </table:table-cell>
              <table:table-cell office:value-type="float" office:value="227.74657">
                <text:p>227.74657</text:p>
              </table:table-cell>
              <table:table-cell office:value-type="float" office:value="25.04935">
                <text:p>25.04935</text:p>
              </table:table-cell>
              <table:table-cell office:value-type="float" office:value="10.046206">
                <text:p>10.0462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42.045887">
                <text:p>42.045887</text:p>
              </table:table-cell>
              <table:table-cell office:value-type="float" office:value="0.010048363">
                <text:p>0.010048363</text:p>
              </table:table-cell>
              <table:table-cell office:value-type="float" office:value="228.79745">
                <text:p>228.79745</text:p>
              </table:table-cell>
              <table:table-cell office:value-type="float" office:value="25.160494">
                <text:p>25.160494</text:p>
              </table:table-cell>
              <table:table-cell office:value-type="float" office:value="10.0404625">
                <text:p>10.0404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2.31046">
                <text:p>42.31046</text:p>
              </table:table-cell>
              <table:table-cell office:value-type="float" office:value="0.9901005">
                <text:p>0.9901005</text:p>
              </table:table-cell>
              <table:table-cell office:value-type="float" office:value="229.23798">
                <text:p>229.23798</text:p>
              </table:table-cell>
              <table:table-cell office:value-type="float" office:value="24.681606">
                <text:p>24.681606</text:p>
              </table:table-cell>
              <table:table-cell office:value-type="float" office:value="10.660405">
                <text:p>10.6604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56.613106">
                <text:p>56.613106</text:p>
              </table:table-cell>
              <table:table-cell office:value-type="float" office:value="3.0899012">
                <text:p>3.0899012</text:p>
              </table:table-cell>
              <table:table-cell office:value-type="float" office:value="227.35239">
                <text:p>227.35239</text:p>
              </table:table-cell>
              <table:table-cell office:value-type="float" office:value="26.366816">
                <text:p>26.366816</text:p>
              </table:table-cell>
              <table:table-cell office:value-type="float" office:value="10.086604">
                <text:p>10.0866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55.70613">
                <text:p>55.70613</text:p>
              </table:table-cell>
              <table:table-cell office:value-type="float" office:value="2.300899">
                <text:p>2.300899</text:p>
              </table:table-cell>
              <table:table-cell office:value-type="float" office:value="228.03351">
                <text:p>228.03351</text:p>
              </table:table-cell>
              <table:table-cell office:value-type="float" office:value="25.903667">
                <text:p>25.903667</text:p>
              </table:table-cell>
              <table:table-cell office:value-type="float" office:value="10.020866">
                <text:p>10.0208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52.78706">
                <text:p>52.78706</text:p>
              </table:table-cell>
              <table:table-cell office:value-type="float" office:value="1.0230091">
                <text:p>1.0230091</text:p>
              </table:table-cell>
              <table:table-cell office:value-type="float" office:value="226.87033">
                <text:p>226.87033</text:p>
              </table:table-cell>
              <table:table-cell office:value-type="float" office:value="25.799038">
                <text:p>25.799038</text:p>
              </table:table-cell>
              <table:table-cell office:value-type="float" office:value="10.420209">
                <text:p>10.4202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68.37787">
                <text:p>68.37787</text:p>
              </table:table-cell>
              <table:table-cell office:value-type="float" office:value="3.26023">
                <text:p>3.26023</text:p>
              </table:table-cell>
              <table:table-cell office:value-type="float" office:value="228.92871">
                <text:p>228.92871</text:p>
              </table:table-cell>
              <table:table-cell office:value-type="float" office:value="25.00799">
                <text:p>25.00799</text:p>
              </table:table-cell>
              <table:table-cell office:value-type="float" office:value="10.104202">
                <text:p>10.1042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56.82378">
                <text:p>56.82378</text:p>
              </table:table-cell>
              <table:table-cell office:value-type="float" office:value="1.2626023">
                <text:p>1.2626023</text:p>
              </table:table-cell>
              <table:table-cell office:value-type="float" office:value="227.67929">
                <text:p>227.67929</text:p>
              </table:table-cell>
              <table:table-cell office:value-type="float" office:value="25.23008">
                <text:p>25.23008</text:p>
              </table:table-cell>
              <table:table-cell office:value-type="float" office:value="10.701042">
                <text:p>10.7010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57.388237">
                <text:p>57.388237</text:p>
              </table:table-cell>
              <table:table-cell office:value-type="float" office:value="1.082626">
                <text:p>1.082626</text:p>
              </table:table-cell>
              <table:table-cell office:value-type="float" office:value="228.3168">
                <text:p>228.3168</text:p>
              </table:table-cell>
              <table:table-cell office:value-type="float" office:value="25.112299">
                <text:p>25.112299</text:p>
              </table:table-cell>
              <table:table-cell office:value-type="float" office:value="10.91701">
                <text:p>10.917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4.893883">
                <text:p>44.893883</text:p>
              </table:table-cell>
              <table:table-cell office:value-type="float" office:value="1.5308262">
                <text:p>1.5308262</text:p>
              </table:table-cell>
              <table:table-cell office:value-type="float" office:value="227.69316">
                <text:p>227.69316</text:p>
              </table:table-cell>
              <table:table-cell office:value-type="float" office:value="26.851124">
                <text:p>26.851124</text:p>
              </table:table-cell>
              <table:table-cell office:value-type="float" office:value="10.02917">
                <text:p>10.029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59.04894">
                <text:p>59.04894</text:p>
              </table:table-cell>
              <table:table-cell office:value-type="float" office:value="1.1353083">
                <text:p>1.1353083</text:p>
              </table:table-cell>
              <table:table-cell office:value-type="float" office:value="228.90694">
                <text:p>228.90694</text:p>
              </table:table-cell>
              <table:table-cell office:value-type="float" office:value="25.048512">
                <text:p>25.048512</text:p>
              </table:table-cell>
              <table:table-cell office:value-type="float" office:value="10.1102915">
                <text:p>10.11029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7.34049">
                <text:p>47.34049</text:p>
              </table:table-cell>
              <table:table-cell office:value-type="float" office:value="1.011353">
                <text:p>1.011353</text:p>
              </table:table-cell>
              <table:table-cell office:value-type="float" office:value="229.00906">
                <text:p>229.00906</text:p>
              </table:table-cell>
              <table:table-cell office:value-type="float" office:value="25.560486">
                <text:p>25.560486</text:p>
              </table:table-cell>
              <table:table-cell office:value-type="float" office:value="10.541103">
                <text:p>10.5411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5.613403">
                <text:p>45.613403</text:p>
              </table:table-cell>
              <table:table-cell office:value-type="float" office:value="1.7201135">
                <text:p>1.7201135</text:p>
              </table:table-cell>
              <table:table-cell office:value-type="float" office:value="229.25008">
                <text:p>229.25008</text:p>
              </table:table-cell>
              <table:table-cell office:value-type="float" office:value="26.215605">
                <text:p>26.215605</text:p>
              </table:table-cell>
              <table:table-cell office:value-type="float" office:value="10.565412">
                <text:p>10.5654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57.366135">
                <text:p>57.366135</text:p>
              </table:table-cell>
              <table:table-cell office:value-type="float" office:value="1.1572012">
                <text:p>1.1572012</text:p>
              </table:table-cell>
              <table:table-cell office:value-type="float" office:value="224.7425">
                <text:p>224.7425</text:p>
              </table:table-cell>
              <table:table-cell office:value-type="float" office:value="25.302156">
                <text:p>25.302156</text:p>
              </table:table-cell>
              <table:table-cell office:value-type="float" office:value="10.665654">
                <text:p>10.6656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63.98366">
                <text:p>63.98366</text:p>
              </table:table-cell>
              <table:table-cell office:value-type="float" office:value="2.341572">
                <text:p>2.341572</text:p>
              </table:table-cell>
              <table:table-cell office:value-type="float" office:value="228.00742">
                <text:p>228.00742</text:p>
              </table:table-cell>
              <table:table-cell office:value-type="float" office:value="25.263023">
                <text:p>25.263023</text:p>
              </table:table-cell>
              <table:table-cell office:value-type="float" office:value="10.106656">
                <text:p>10.1066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8.679836">
                <text:p>38.679836</text:p>
              </table:table-cell>
              <table:table-cell office:value-type="float" office:value="1.5034157">
                <text:p>1.5034157</text:p>
              </table:table-cell>
              <table:table-cell office:value-type="float" office:value="226.80008">
                <text:p>226.80008</text:p>
              </table:table-cell>
              <table:table-cell office:value-type="float" office:value="26.462631">
                <text:p>26.462631</text:p>
              </table:table-cell>
              <table:table-cell office:value-type="float" office:value="10.081067">
                <text:p>10.0810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1.416798">
                <text:p>41.416798</text:p>
              </table:table-cell>
              <table:table-cell office:value-type="float" office:value="3.2550342">
                <text:p>3.2550342</text:p>
              </table:table-cell>
              <table:table-cell office:value-type="float" office:value="229.388">
                <text:p>229.388</text:p>
              </table:table-cell>
              <table:table-cell office:value-type="float" office:value="26.444626">
                <text:p>26.444626</text:p>
              </table:table-cell>
              <table:table-cell office:value-type="float" office:value="9.94081">
                <text:p>9.940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8.13417">
                <text:p>48.13417</text:p>
              </table:table-cell>
              <table:table-cell office:value-type="float" office:value="2.0125504">
                <text:p>2.0125504</text:p>
              </table:table-cell>
              <table:table-cell office:value-type="float" office:value="229.26387">
                <text:p>229.26387</text:p>
              </table:table-cell>
              <table:table-cell office:value-type="float" office:value="25.104446">
                <text:p>25.104446</text:p>
              </table:table-cell>
              <table:table-cell office:value-type="float" office:value="9.919408">
                <text:p>9.9194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8.67134">
                <text:p>48.67134</text:p>
              </table:table-cell>
              <table:table-cell office:value-type="float" office:value="1.0101255">
                <text:p>1.0101255</text:p>
              </table:table-cell>
              <table:table-cell office:value-type="float" office:value="228.63263">
                <text:p>228.63263</text:p>
              </table:table-cell>
              <table:table-cell office:value-type="float" office:value="25.751045">
                <text:p>25.751045</text:p>
              </table:table-cell>
              <table:table-cell office:value-type="float" office:value="10.539194">
                <text:p>10.5391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41.776714">
                <text:p>41.776714</text:p>
              </table:table-cell>
              <table:table-cell office:value-type="float" office:value="1.1701013">
                <text:p>1.1701013</text:p>
              </table:table-cell>
              <table:table-cell office:value-type="float" office:value="227.02632">
                <text:p>227.02632</text:p>
              </table:table-cell>
              <table:table-cell office:value-type="float" office:value="24.95751">
                <text:p>24.95751</text:p>
              </table:table-cell>
              <table:table-cell office:value-type="float" office:value="10.045392">
                <text:p>10.0453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63.81777">
                <text:p>63.81777</text:p>
              </table:table-cell>
              <table:table-cell office:value-type="float" office:value="1.001701">
                <text:p>1.001701</text:p>
              </table:table-cell>
              <table:table-cell office:value-type="float" office:value="227.66028">
                <text:p>227.66028</text:p>
              </table:table-cell>
              <table:table-cell office:value-type="float" office:value="26.369576">
                <text:p>26.369576</text:p>
              </table:table-cell>
              <table:table-cell office:value-type="float" office:value="11.360455">
                <text:p>11.3604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41.018177">
                <text:p>41.018177</text:p>
              </table:table-cell>
              <table:table-cell office:value-type="float" office:value="2.930017">
                <text:p>2.930017</text:p>
              </table:table-cell>
              <table:table-cell office:value-type="float" office:value="228.0166">
                <text:p>228.0166</text:p>
              </table:table-cell>
              <table:table-cell office:value-type="float" office:value="25.093697">
                <text:p>25.093697</text:p>
              </table:table-cell>
              <table:table-cell office:value-type="float" office:value="10.093605">
                <text:p>10.0936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52.58018">
                <text:p>52.58018</text:p>
              </table:table-cell>
              <table:table-cell office:value-type="float" office:value="3.6393003">
                <text:p>3.6393003</text:p>
              </table:table-cell>
              <table:table-cell office:value-type="float" office:value="228.60016">
                <text:p>228.60016</text:p>
              </table:table-cell>
              <table:table-cell office:value-type="float" office:value="25.410938">
                <text:p>25.410938</text:p>
              </table:table-cell>
              <table:table-cell office:value-type="float" office:value="10.660936">
                <text:p>10.6609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49.7858">
                <text:p>49.7858</text:p>
              </table:table-cell>
              <table:table-cell office:value-type="float" office:value="1.486393">
                <text:p>1.486393</text:p>
              </table:table-cell>
              <table:table-cell office:value-type="float" office:value="245.256">
                <text:p>245.256</text:p>
              </table:table-cell>
              <table:table-cell office:value-type="float" office:value="25.21411">
                <text:p>25.21411</text:p>
              </table:table-cell>
              <table:table-cell office:value-type="float" office:value="10.066609">
                <text:p>10.0666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56.197857">
                <text:p>56.197857</text:p>
              </table:table-cell>
              <table:table-cell office:value-type="float" office:value="9.014864">
                <text:p>9.014864</text:p>
              </table:table-cell>
              <table:table-cell office:value-type="float" office:value="244.83257">
                <text:p>244.83257</text:p>
              </table:table-cell>
              <table:table-cell office:value-type="float" office:value="24.95214">
                <text:p>24.95214</text:p>
              </table:table-cell>
              <table:table-cell office:value-type="float" office:value="10.140666">
                <text:p>10.1406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44.611977">
                <text:p>44.611977</text:p>
              </table:table-cell>
              <table:table-cell office:value-type="float" office:value="9.200149">
                <text:p>9.200149</text:p>
              </table:table-cell>
              <table:table-cell office:value-type="float" office:value="243.27832">
                <text:p>243.27832</text:p>
              </table:table-cell>
              <table:table-cell office:value-type="float" office:value="25.81952">
                <text:p>25.81952</text:p>
              </table:table-cell>
              <table:table-cell office:value-type="float" office:value="10.191407">
                <text:p>10.1914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50.536118">
                <text:p>50.536118</text:p>
              </table:table-cell>
              <table:table-cell office:value-type="float" office:value="9.052001">
                <text:p>9.052001</text:p>
              </table:table-cell>
              <table:table-cell office:value-type="float" office:value="243.32277">
                <text:p>243.32277</text:p>
              </table:table-cell>
              <table:table-cell office:value-type="float" office:value="25.018196">
                <text:p>25.018196</text:p>
              </table:table-cell>
              <table:table-cell office:value-type="float" office:value="10.641914">
                <text:p>10.6419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50.97536">
                <text:p>50.97536</text:p>
              </table:table-cell>
              <table:table-cell office:value-type="float" office:value="9.01052">
                <text:p>9.01052</text:p>
              </table:table-cell>
              <table:table-cell office:value-type="float" office:value="245.38322">
                <text:p>245.38322</text:p>
              </table:table-cell>
              <table:table-cell office:value-type="float" office:value="25.02018">
                <text:p>25.02018</text:p>
              </table:table-cell>
              <table:table-cell office:value-type="float" office:value="11.546418">
                <text:p>11.5464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52.589756">
                <text:p>52.589756</text:p>
              </table:table-cell>
              <table:table-cell office:value-type="float" office:value="8.930105">
                <text:p>8.930105</text:p>
              </table:table-cell>
              <table:table-cell office:value-type="float" office:value="244.16383">
                <text:p>244.16383</text:p>
              </table:table-cell>
              <table:table-cell office:value-type="float" office:value="26.5002">
                <text:p>26.5002</text:p>
              </table:table-cell>
              <table:table-cell office:value-type="float" office:value="10.435464">
                <text:p>10.4354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46.2059">
                <text:p>46.2059</text:p>
              </table:table-cell>
              <table:table-cell office:value-type="float" office:value="9.4393015">
                <text:p>9.4393015</text:p>
              </table:table-cell>
              <table:table-cell office:value-type="float" office:value="239.76164">
                <text:p>239.76164</text:p>
              </table:table-cell>
              <table:table-cell office:value-type="float" office:value="25.845003">
                <text:p>25.845003</text:p>
              </table:table-cell>
              <table:table-cell office:value-type="float" office:value="10.414354">
                <text:p>10.4143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50.41206">
                <text:p>50.41206</text:p>
              </table:table-cell>
              <table:table-cell office:value-type="float" office:value="11.414393">
                <text:p>11.414393</text:p>
              </table:table-cell>
              <table:table-cell office:value-type="float" office:value="242.74762">
                <text:p>242.74762</text:p>
              </table:table-cell>
              <table:table-cell office:value-type="float" office:value="25.09845">
                <text:p>25.09845</text:p>
              </table:table-cell>
              <table:table-cell office:value-type="float" office:value="10.134144">
                <text:p>10.1341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46.624123">
                <text:p>46.624123</text:p>
              </table:table-cell>
              <table:table-cell office:value-type="float" office:value="10.254145">
                <text:p>10.254145</text:p>
              </table:table-cell>
              <table:table-cell office:value-type="float" office:value="243.66748">
                <text:p>243.66748</text:p>
              </table:table-cell>
              <table:table-cell office:value-type="float" office:value="25.090984">
                <text:p>25.090984</text:p>
              </table:table-cell>
              <table:table-cell office:value-type="float" office:value="10.371342">
                <text:p>10.3713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62.136242">
                <text:p>62.136242</text:p>
              </table:table-cell>
              <table:table-cell office:value-type="float" office:value="9.142542">
                <text:p>9.142542</text:p>
              </table:table-cell>
              <table:table-cell office:value-type="float" office:value="244.12668">
                <text:p>244.12668</text:p>
              </table:table-cell>
              <table:table-cell office:value-type="float" office:value="25.21091">
                <text:p>25.21091</text:p>
              </table:table-cell>
              <table:table-cell office:value-type="float" office:value="9.163713">
                <text:p>9.1637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65.49136">
                <text:p>65.49136</text:p>
              </table:table-cell>
              <table:table-cell office:value-type="float" office:value="11.081426">
                <text:p>11.081426</text:p>
              </table:table-cell>
              <table:table-cell office:value-type="float" office:value="243.28127">
                <text:p>243.28127</text:p>
              </table:table-cell>
              <table:table-cell office:value-type="float" office:value="25.562109">
                <text:p>25.562109</text:p>
              </table:table-cell>
              <table:table-cell office:value-type="float" office:value="7.971637">
                <text:p>7.9716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63.97491">
                <text:p>63.97491</text:p>
              </table:table-cell>
              <table:table-cell office:value-type="float" office:value="9.460814">
                <text:p>9.460814</text:p>
              </table:table-cell>
              <table:table-cell office:value-type="float" office:value="243.1728">
                <text:p>243.1728</text:p>
              </table:table-cell>
              <table:table-cell office:value-type="float" office:value="25.32562">
                <text:p>25.32562</text:p>
              </table:table-cell>
              <table:table-cell office:value-type="float" office:value="9.039716">
                <text:p>9.0397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4.359745">
                <text:p>54.359745</text:p>
              </table:table-cell>
              <table:table-cell office:value-type="float" office:value="9.134608">
                <text:p>9.134608</text:p>
              </table:table-cell>
              <table:table-cell office:value-type="float" office:value="244.85172">
                <text:p>244.85172</text:p>
              </table:table-cell>
              <table:table-cell office:value-type="float" office:value="26.243258">
                <text:p>26.243258</text:p>
              </table:table-cell>
              <table:table-cell office:value-type="float" office:value="8.290398">
                <text:p>8.2903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56.6036">
                <text:p>56.6036</text:p>
              </table:table-cell>
              <table:table-cell office:value-type="float" office:value="9.001347">
                <text:p>9.001347</text:p>
              </table:table-cell>
              <table:table-cell office:value-type="float" office:value="245.26851">
                <text:p>245.26851</text:p>
              </table:table-cell>
              <table:table-cell office:value-type="float" office:value="25.092432">
                <text:p>25.092432</text:p>
              </table:table-cell>
              <table:table-cell office:value-type="float" office:value="8.642904">
                <text:p>8.6429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56.266037">
                <text:p>56.266037</text:p>
              </table:table-cell>
              <table:table-cell office:value-type="float" office:value="10.760014">
                <text:p>10.760014</text:p>
              </table:table-cell>
              <table:table-cell office:value-type="float" office:value="243.4027">
                <text:p>243.4027</text:p>
              </table:table-cell>
              <table:table-cell office:value-type="float" office:value="25.110924">
                <text:p>25.110924</text:p>
              </table:table-cell>
              <table:table-cell office:value-type="float" office:value="7.8664293">
                <text:p>7.86642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48.56266">
                <text:p>48.56266</text:p>
              </table:table-cell>
              <table:table-cell office:value-type="float" office:value="9.4376">
                <text:p>9.4376</text:p>
              </table:table-cell>
              <table:table-cell office:value-type="float" office:value="244.92403">
                <text:p>244.92403</text:p>
              </table:table-cell>
              <table:table-cell office:value-type="float" office:value="25.231108">
                <text:p>25.231108</text:p>
              </table:table-cell>
              <table:table-cell office:value-type="float" office:value="7.9186645">
                <text:p>7.91866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46.415627">
                <text:p>46.415627</text:p>
              </table:table-cell>
              <table:table-cell office:value-type="float" office:value="9.404376">
                <text:p>9.404376</text:p>
              </table:table-cell>
              <table:table-cell office:value-type="float" office:value="245.07924">
                <text:p>245.07924</text:p>
              </table:table-cell>
              <table:table-cell office:value-type="float" office:value="26.28231">
                <text:p>26.28231</text:p>
              </table:table-cell>
              <table:table-cell office:value-type="float" office:value="8.039187">
                <text:p>8.0391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58.264156">
                <text:p>58.264156</text:p>
              </table:table-cell>
              <table:table-cell office:value-type="float" office:value="9.094044">
                <text:p>9.094044</text:p>
              </table:table-cell>
              <table:table-cell office:value-type="float" office:value="243.37079">
                <text:p>243.37079</text:p>
              </table:table-cell>
              <table:table-cell office:value-type="float" office:value="24.732822">
                <text:p>24.732822</text:p>
              </table:table-cell>
              <table:table-cell office:value-type="float" office:value="8.200392">
                <text:p>8.2003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53.462643">
                <text:p>53.462643</text:p>
              </table:table-cell>
              <table:table-cell office:value-type="float" office:value="9.3009405">
                <text:p>9.3009405</text:p>
              </table:table-cell>
              <table:table-cell office:value-type="float" office:value="243.30371">
                <text:p>243.30371</text:p>
              </table:table-cell>
              <table:table-cell office:value-type="float" office:value="25.24733">
                <text:p>25.24733</text:p>
              </table:table-cell>
              <table:table-cell office:value-type="float" office:value="9.402004">
                <text:p>9.4020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63.32463">
                <text:p>63.32463</text:p>
              </table:table-cell>
              <table:table-cell office:value-type="float" office:value="9.243009">
                <text:p>9.243009</text:p>
              </table:table-cell>
              <table:table-cell office:value-type="float" office:value="243.82304">
                <text:p>243.82304</text:p>
              </table:table-cell>
              <table:table-cell office:value-type="float" office:value="25.892473">
                <text:p>25.892473</text:p>
              </table:table-cell>
              <table:table-cell office:value-type="float" office:value="8.45402">
                <text:p>8.454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48.743248">
                <text:p>48.743248</text:p>
              </table:table-cell>
              <table:table-cell office:value-type="float" office:value="9.72243">
                <text:p>9.72243</text:p>
              </table:table-cell>
              <table:table-cell office:value-type="float" office:value="244.87823">
                <text:p>244.87823</text:p>
              </table:table-cell>
              <table:table-cell office:value-type="float" office:value="24.778925">
                <text:p>24.778925</text:p>
              </table:table-cell>
              <table:table-cell office:value-type="float" office:value="8.74454">
                <text:p>8.744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51.23743">
                <text:p>51.23743</text:p>
              </table:table-cell>
              <table:table-cell office:value-type="float" office:value="9.457224">
                <text:p>9.457224</text:p>
              </table:table-cell>
              <table:table-cell office:value-type="float" office:value="241.2788">
                <text:p>241.2788</text:p>
              </table:table-cell>
              <table:table-cell office:value-type="float" office:value="25.087788">
                <text:p>25.087788</text:p>
              </table:table-cell>
              <table:table-cell office:value-type="float" office:value="8.0974455">
                <text:p>8.09744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54.042374">
                <text:p>54.042374</text:p>
              </table:table-cell>
              <table:table-cell office:value-type="float" office:value="10.744573">
                <text:p>10.744573</text:p>
              </table:table-cell>
              <table:table-cell office:value-type="float" office:value="244.7728">
                <text:p>244.7728</text:p>
              </table:table-cell>
              <table:table-cell office:value-type="float" office:value="25.400879">
                <text:p>25.400879</text:p>
              </table:table-cell>
              <table:table-cell office:value-type="float" office:value="8.1609745">
                <text:p>8.16097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50.440426">
                <text:p>50.440426</text:p>
              </table:table-cell>
              <table:table-cell office:value-type="float" office:value="9.147446">
                <text:p>9.147446</text:p>
              </table:table-cell>
              <table:table-cell office:value-type="float" office:value="245.08774">
                <text:p>245.08774</text:p>
              </table:table-cell>
              <table:table-cell office:value-type="float" office:value="27.17401">
                <text:p>27.17401</text:p>
              </table:table-cell>
              <table:table-cell office:value-type="float" office:value="8.96161">
                <text:p>8.961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50.154404">
                <text:p>50.154404</text:p>
              </table:table-cell>
              <table:table-cell office:value-type="float" office:value="9.151475">
                <text:p>9.151475</text:p>
              </table:table-cell>
              <table:table-cell office:value-type="float" office:value="241.72089">
                <text:p>241.72089</text:p>
              </table:table-cell>
              <table:table-cell office:value-type="float" office:value="26.13174">
                <text:p>26.13174</text:p>
              </table:table-cell>
              <table:table-cell office:value-type="float" office:value="8.149616">
                <text:p>8.1496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65.881546">
                <text:p>65.881546</text:p>
              </table:table-cell>
              <table:table-cell office:value-type="float" office:value="9.031515">
                <text:p>9.031515</text:p>
              </table:table-cell>
              <table:table-cell office:value-type="float" office:value="245.4772">
                <text:p>245.4772</text:p>
              </table:table-cell>
              <table:table-cell office:value-type="float" office:value="28.211319">
                <text:p>28.211319</text:p>
              </table:table-cell>
              <table:table-cell office:value-type="float" office:value="8.081496">
                <text:p>8.0814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55.41882">
                <text:p>55.41882</text:p>
              </table:table-cell>
              <table:table-cell office:value-type="float" office:value="10.210315">
                <text:p>10.210315</text:p>
              </table:table-cell>
              <table:table-cell office:value-type="float" office:value="243.33476">
                <text:p>243.33476</text:p>
              </table:table-cell>
              <table:table-cell office:value-type="float" office:value="25.842113">
                <text:p>25.842113</text:p>
              </table:table-cell>
              <table:table-cell office:value-type="float" office:value="7.920815">
                <text:p>7.9208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53.81419">
                <text:p>53.81419</text:p>
              </table:table-cell>
              <table:table-cell office:value-type="float" office:value="10.942103">
                <text:p>10.942103</text:p>
              </table:table-cell>
              <table:table-cell office:value-type="float" office:value="245.27336">
                <text:p>245.27336</text:p>
              </table:table-cell>
              <table:table-cell office:value-type="float" office:value="27.08842">
                <text:p>27.08842</text:p>
              </table:table-cell>
              <table:table-cell office:value-type="float" office:value="0.7292082">
                <text:p>0.72920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58.728146">
                <text:p>58.728146</text:p>
              </table:table-cell>
              <table:table-cell office:value-type="float" office:value="10.869421">
                <text:p>10.869421</text:p>
              </table:table-cell>
              <table:table-cell office:value-type="float" office:value="242.93274">
                <text:p>242.93274</text:p>
              </table:table-cell>
              <table:table-cell office:value-type="float" office:value="25.260883">
                <text:p>25.260883</text:p>
              </table:table-cell>
              <table:table-cell office:value-type="float" office:value="0.7272921">
                <text:p>0.72729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52.94728">
                <text:p>52.94728</text:p>
              </table:table-cell>
              <table:table-cell office:value-type="float" office:value="9.028694">
                <text:p>9.028694</text:p>
              </table:table-cell>
              <table:table-cell office:value-type="float" office:value="242.86934">
                <text:p>242.86934</text:p>
              </table:table-cell>
              <table:table-cell office:value-type="float" office:value="25.532608">
                <text:p>25.532608</text:p>
              </table:table-cell>
              <table:table-cell office:value-type="float" office:value="0.17727292">
                <text:p>0.177272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50.189472">
                <text:p>50.189472</text:p>
              </table:table-cell>
              <table:table-cell office:value-type="float" office:value="10.290287">
                <text:p>10.290287</text:p>
              </table:table-cell>
              <table:table-cell office:value-type="float" office:value="243.3187">
                <text:p>243.3187</text:p>
              </table:table-cell>
              <table:table-cell office:value-type="float" office:value="26.375328">
                <text:p>26.375328</text:p>
              </table:table-cell>
              <table:table-cell office:value-type="float" office:value="0.03177273">
                <text:p>0.031772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54.451893">
                <text:p>54.451893</text:p>
              </table:table-cell>
              <table:table-cell office:value-type="float" office:value="9.382903">
                <text:p>9.382903</text:p>
              </table:table-cell>
              <table:table-cell office:value-type="float" office:value="242.86319">
                <text:p>242.86319</text:p>
              </table:table-cell>
              <table:table-cell office:value-type="float" office:value="25.083755">
                <text:p>25.083755</text:p>
              </table:table-cell>
              <table:table-cell office:value-type="float" office:value="0.8603177">
                <text:p>0.86031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48.034523">
                <text:p>48.034523</text:p>
              </table:table-cell>
              <table:table-cell office:value-type="float" office:value="9.013829">
                <text:p>9.013829</text:p>
              </table:table-cell>
              <table:table-cell office:value-type="float" office:value="244.48863">
                <text:p>244.48863</text:p>
              </table:table-cell>
              <table:table-cell office:value-type="float" office:value="25.250837">
                <text:p>25.250837</text:p>
              </table:table-cell>
              <table:table-cell office:value-type="float" office:value="0.16860317">
                <text:p>0.168603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43.390347">
                <text:p>43.390347</text:p>
              </table:table-cell>
              <table:table-cell office:value-type="float" office:value="9.000138">
                <text:p>9.000138</text:p>
              </table:table-cell>
              <table:table-cell office:value-type="float" office:value="245.35489">
                <text:p>245.35489</text:p>
              </table:table-cell>
              <table:table-cell office:value-type="float" office:value="25.00251">
                <text:p>25.00251</text:p>
              </table:table-cell>
              <table:table-cell office:value-type="float" office:value="1.4416862">
                <text:p>1.44168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49.983906">
                <text:p>49.983906</text:p>
              </table:table-cell>
              <table:table-cell office:value-type="float" office:value="10.310001">
                <text:p>10.310001</text:p>
              </table:table-cell>
              <table:table-cell office:value-type="float" office:value="243.37355">
                <text:p>243.37355</text:p>
              </table:table-cell>
              <table:table-cell office:value-type="float" office:value="25.010025">
                <text:p>25.010025</text:p>
              </table:table-cell>
              <table:table-cell office:value-type="float" office:value="0.21441686">
                <text:p>0.214416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44.56984">
                <text:p>44.56984</text:p>
              </table:table-cell>
              <table:table-cell office:value-type="float" office:value="8.9331">
                <text:p>8.9331</text:p>
              </table:table-cell>
              <table:table-cell office:value-type="float" office:value="245.48373">
                <text:p>245.48373</text:p>
              </table:table-cell>
              <table:table-cell office:value-type="float" office:value="25.5901">
                <text:p>25.5901</text:p>
              </table:table-cell>
              <table:table-cell office:value-type="float" office:value="0.81214416">
                <text:p>0.812144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61.5257">
                <text:p>61.5257</text:p>
              </table:table-cell>
              <table:table-cell office:value-type="float" office:value="9.999331">
                <text:p>9.999331</text:p>
              </table:table-cell>
              <table:table-cell office:value-type="float" office:value="244.38484">
                <text:p>244.38484</text:p>
              </table:table-cell>
              <table:table-cell office:value-type="float" office:value="25.515902">
                <text:p>25.515902</text:p>
              </table:table-cell>
              <table:table-cell office:value-type="float" office:value="0.038121443">
                <text:p>0.0381214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56.015255">
                <text:p>56.015255</text:p>
              </table:table-cell>
              <table:table-cell office:value-type="float" office:value="9.3399935">
                <text:p>9.3399935</text:p>
              </table:table-cell>
              <table:table-cell office:value-type="float" office:value="244.64384">
                <text:p>244.64384</text:p>
              </table:table-cell>
              <table:table-cell office:value-type="float" office:value="25.205158">
                <text:p>25.205158</text:p>
              </table:table-cell>
              <table:table-cell office:value-type="float" office:value="0.00038121443">
                <text:p>0.000381214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46.99015">
                <text:p>46.99015</text:p>
              </table:table-cell>
              <table:table-cell office:value-type="float" office:value="9.4534">
                <text:p>9.4534</text:p>
              </table:table-cell>
              <table:table-cell office:value-type="float" office:value="241.62645">
                <text:p>241.62645</text:p>
              </table:table-cell>
              <table:table-cell office:value-type="float" office:value="25.292051">
                <text:p>25.292051</text:p>
              </table:table-cell>
              <table:table-cell office:value-type="float" office:value="0.0000038121443">
                <text:p>0.00000381214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49.229904">
                <text:p>49.229904</text:p>
              </table:table-cell>
              <table:table-cell office:value-type="float" office:value="9.404533">
                <text:p>9.404533</text:p>
              </table:table-cell>
              <table:table-cell office:value-type="float" office:value="243.86627">
                <text:p>243.86627</text:p>
              </table:table-cell>
              <table:table-cell office:value-type="float" office:value="26.06292">
                <text:p>26.06292</text:p>
              </table:table-cell>
              <table:table-cell office:value-type="float" office:value="0.120000035">
                <text:p>0.1200000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45.6323">
                <text:p>45.6323</text:p>
              </table:table-cell>
              <table:table-cell office:value-type="float" office:value="9.134046">
                <text:p>9.134046</text:p>
              </table:table-cell>
              <table:table-cell office:value-type="float" office:value="243.80867">
                <text:p>243.80867</text:p>
              </table:table-cell>
              <table:table-cell office:value-type="float" office:value="25.25063">
                <text:p>25.25063</text:p>
              </table:table-cell>
              <table:table-cell office:value-type="float" office:value="0.021200001">
                <text:p>0.021200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57.216324">
                <text:p>57.216324</text:p>
              </table:table-cell>
              <table:table-cell office:value-type="float" office:value="9.25134">
                <text:p>9.25134</text:p>
              </table:table-cell>
              <table:table-cell office:value-type="float" office:value="240.92809">
                <text:p>240.92809</text:p>
              </table:table-cell>
              <table:table-cell office:value-type="float" office:value="25.262505">
                <text:p>25.262505</text:p>
              </table:table-cell>
              <table:table-cell office:value-type="float" office:value="0.040212">
                <text:p>0.0402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59.472164">
                <text:p>59.472164</text:p>
              </table:table-cell>
              <table:table-cell office:value-type="float" office:value="10.002514">
                <text:p>10.002514</text:p>
              </table:table-cell>
              <table:table-cell office:value-type="float" office:value="241.04927">
                <text:p>241.04927</text:p>
              </table:table-cell>
              <table:table-cell office:value-type="float" office:value="27.172625">
                <text:p>27.172625</text:p>
              </table:table-cell>
              <table:table-cell office:value-type="float" office:value="1.5004022">
                <text:p>1.50040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50.99472">
                <text:p>50.99472</text:p>
              </table:table-cell>
              <table:table-cell office:value-type="float" office:value="10.450025">
                <text:p>10.450025</text:p>
              </table:table-cell>
              <table:table-cell office:value-type="float" office:value="244.09048">
                <text:p>244.09048</text:p>
              </table:table-cell>
              <table:table-cell office:value-type="float" office:value="27.541725">
                <text:p>27.541725</text:p>
              </table:table-cell>
              <table:table-cell office:value-type="float" office:value="0.09500402">
                <text:p>0.095004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49.319946">
                <text:p>49.319946</text:p>
              </table:table-cell>
              <table:table-cell office:value-type="float" office:value="9.8945">
                <text:p>9.8945</text:p>
              </table:table-cell>
              <table:table-cell office:value-type="float" office:value="242.2209">
                <text:p>242.2209</text:p>
              </table:table-cell>
              <table:table-cell office:value-type="float" office:value="25.115417">
                <text:p>25.115417</text:p>
              </table:table-cell>
              <table:table-cell office:value-type="float" office:value="0.00095004024">
                <text:p>0.000950040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45.413197">
                <text:p>45.413197</text:p>
              </table:table-cell>
              <table:table-cell office:value-type="float" office:value="10.708945">
                <text:p>10.708945</text:p>
              </table:table-cell>
              <table:table-cell office:value-type="float" office:value="242.5122">
                <text:p>242.5122</text:p>
              </table:table-cell>
              <table:table-cell office:value-type="float" office:value="25.121155">
                <text:p>25.121155</text:p>
              </table:table-cell>
              <table:table-cell office:value-type="float" office:value="0.3600095">
                <text:p>0.36000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67.66413">
                <text:p>67.66413</text:p>
              </table:table-cell>
              <table:table-cell office:value-type="float" office:value="10.34709">
                <text:p>10.34709</text:p>
              </table:table-cell>
              <table:table-cell office:value-type="float" office:value="245.09512">
                <text:p>245.09512</text:p>
              </table:table-cell>
              <table:table-cell office:value-type="float" office:value="25.081211">
                <text:p>25.081211</text:p>
              </table:table-cell>
              <table:table-cell office:value-type="float" office:value="0.08360009">
                <text:p>0.08360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